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801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onshaderUSGProfilerData_SECOND_TEST_data_main_sel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m(msec)</text:p>
          </table:table-cell>
          <table:table-cell office:value-type="string" calcext:value-type="string">
            <text:p>perFrame(msec)</text:p>
          </table:table-cell>
          <table:table-cell office:value-type="string" calcext:value-type="string">
            <text:p>min(msec)</text:p>
          </table:table-cell>
          <table:table-cell office:value-type="string" calcext:value-type="string">
            <text:p>max(msec)</text:p>
          </table:table-cell>
        </table:table-row>
        <table:table-row table:style-name="ro1">
          <table:table-cell office:value-type="string" calcext:value-type="string">
            <text:p>Main Thread</text:p>
          </table:table-cell>
          <table:table-cell office:value-type="string" calcext:value-type="string">
            <text:p>Internal</text:p>
          </table:table-cell>
          <table:table-cell office:value-type="float" office:value="111.8183" calcext:value-type="float">
            <text:p>111.8183</text:p>
          </table:table-cell>
          <table:table-cell office:value-type="float" office:value="0.3727275" calcext:value-type="float">
            <text:p>0.3727275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7181" calcext:value-type="float">
            <text:p>0.7181</text:p>
          </table:table-cell>
        </table:table-row>
        <table:table-row table:style-name="ro1">
          <table:table-cell table:number-columns-repeated="2" office:value-type="string" calcext:value-type="string">
            <text:p>PlayerLoop</text:p>
          </table:table-cell>
          <table:table-cell office:value-type="float" office:value="110.5688" calcext:value-type="float">
            <text:p>110.5688</text:p>
          </table:table-cell>
          <table:table-cell office:value-type="float" office:value="0.3685628" calcext:value-type="float">
            <text:p>0.3685628</text:p>
          </table:table-cell>
          <table:table-cell office:value-type="float" office:value="0.2951" calcext:value-type="float">
            <text:p>0.2951</text:p>
          </table:table-cell>
          <table:table-cell office:value-type="float" office:value="0.7125" calcext:value-type="float">
            <text:p>0.7125</text:p>
          </table:table-cell>
        </table:table-row>
        <table:table-row table:style-name="ro1">
          <table:table-cell office:value-type="string" calcext:value-type="string">
            <text:p>PostLateUpdate.FinishFrameRendering</text:p>
          </table:table-cell>
          <table:table-cell office:value-type="string" calcext:value-type="string">
            <text:p>PlayerLoop</text:p>
          </table:table-cell>
          <table:table-cell office:value-type="float" office:value="81.06063" calcext:value-type="float">
            <text:p>81.06063</text:p>
          </table:table-cell>
          <table:table-cell office:value-type="float" office:value="0.2702021" calcext:value-type="float">
            <text:p>0.2702021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6081" calcext:value-type="float">
            <text:p>0.6081</text:p>
          </table:table-cell>
        </table:table-row>
        <table:table-row table:style-name="ro1">
          <table:table-cell office:value-type="string" calcext:value-type="string">
            <text:p>UnityEngine.CoreModule.dll!UnityEngine.Rendering::RenderPipelineManager.DoRenderLoop_Internal()</text:p>
          </table:table-cell>
          <table:table-cell office:value-type="string" calcext:value-type="string">
            <text:p>Scripts</text:p>
          </table:table-cell>
          <table:table-cell office:value-type="float" office:value="72.35422" calcext:value-type="float">
            <text:p>72.35422</text:p>
          </table:table-cell>
          <table:table-cell office:value-type="float" office:value="0.2411807" calcext:value-type="float">
            <text:p>0.2411807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5522" calcext:value-type="float">
            <text:p>0.5522</text:p>
          </table:table-cell>
        </table:table-row>
        <table:table-row table:style-name="ro1">
          <table:table-cell office:value-type="string" calcext:value-type="string">
            <text:p>Inl_UniversalRenderTotal</text:p>
          </table:table-cell>
          <table:table-cell office:value-type="string" calcext:value-type="string">
            <text:p>Scripts</text:p>
          </table:table-cell>
          <table:table-cell office:value-type="float" office:value="71.71479" calcext:value-type="float">
            <text:p>71.71479</text:p>
          </table:table-cell>
          <table:table-cell office:value-type="float" office:value="0.2390493" calcext:value-type="float">
            <text:p>0.2390493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5495" calcext:value-type="float">
            <text:p>0.5495</text:p>
          </table:table-cell>
        </table:table-row>
        <table:table-row table:style-name="ro1">
          <table:table-cell office:value-type="string" calcext:value-type="string">
            <text:p>Inl_RenderCameraStack</text:p>
          </table:table-cell>
          <table:table-cell office:value-type="string" calcext:value-type="string">
            <text:p>Scripts</text:p>
          </table:table-cell>
          <table:table-cell office:value-type="float" office:value="70.4114" calcext:value-type="float">
            <text:p>70.4114</text:p>
          </table:table-cell>
          <table:table-cell office:value-type="float" office:value="0.2347047" calcext:value-type="float">
            <text:p>0.2347047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5445" calcext:value-type="float">
            <text:p>0.5445</text:p>
          </table:table-cell>
        </table:table-row>
        <table:table-row table:style-name="ro1">
          <table:table-cell office:value-type="string" calcext:value-type="string">
            <text:p>Inl_UniversalRenderPipeline.RenderSingleCamera: Main Camera</text:p>
          </table:table-cell>
          <table:table-cell office:value-type="string" calcext:value-type="string">
            <text:p>Scripts</text:p>
          </table:table-cell>
          <table:table-cell office:value-type="float" office:value="36.99657" calcext:value-type="float">
            <text:p>36.99657</text:p>
          </table:table-cell>
          <table:table-cell office:value-type="float" office:value="0.1233219" calcext:value-type="float">
            <text:p>0.1233219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2924" calcext:value-type="float">
            <text:p>0.2924</text:p>
          </table:table-cell>
        </table:table-row>
        <table:table-row table:style-name="ro1">
          <table:table-cell office:value-type="string" calcext:value-type="string">
            <text:p>Inl_Context.Submit</text:p>
          </table:table-cell>
          <table:table-cell office:value-type="string" calcext:value-type="string">
            <text:p>Scripts</text:p>
          </table:table-cell>
          <table:table-cell office:value-type="float" office:value="25.79209" calcext:value-type="float">
            <text:p>25.79209</text:p>
          </table:table-cell>
          <table:table-cell office:value-type="float" office:value="0.08597364" calcext:value-type="float">
            <text:p>0.08597364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3487" calcext:value-type="float">
            <text:p>0.3487</text:p>
          </table:table-cell>
        </table:table-row>
        <table:table-row table:style-name="ro1">
          <table:table-cell office:value-type="string" calcext:value-type="string">
            <text:p>Inl_ScriptableRenderer.Execute: URPForwarder_Renderer</text:p>
          </table:table-cell>
          <table:table-cell office:value-type="string" calcext:value-type="string">
            <text:p>Scripts</text:p>
          </table:table-cell>
          <table:table-cell office:value-type="float" office:value="19.1127" calcext:value-type="float">
            <text:p>19.1127</text:p>
          </table:table-cell>
          <table:table-cell office:value-type="float" office:value="0.06370901" calcext:value-type="float">
            <text:p>0.06370901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2174" calcext:value-type="float">
            <text:p>0.2174</text:p>
          </table:table-cell>
        </table:table-row>
        <table:table-row table:style-name="ro1">
          <table:table-cell office:value-type="string" calcext:value-type="string">
            <text:p>UniversalRenderPipeline.RenderSingleCamera: Main Camera</text:p>
          </table:table-cell>
          <table:table-cell office:value-type="string" calcext:value-type="string">
            <text:p>Scripts</text:p>
          </table:table-cell>
          <table:table-cell office:value-type="float" office:value="17.6587" calcext:value-type="float">
            <text:p>17.6587</text:p>
          </table:table-cell>
          <table:table-cell office:value-type="float" office:value="0.05886234" calcext:value-type="float">
            <text:p>0.05886234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3233" calcext:value-type="float">
            <text:p>0.3233</text:p>
          </table:table-cell>
        </table:table-row>
        <table:table-row table:style-name="ro1">
          <table:table-cell office:value-type="string" calcext:value-type="string">
            <text:p>ScriptableRenderer.Execute: URPForwarder_Renderer</text:p>
          </table:table-cell>
          <table:table-cell office:value-type="string" calcext:value-type="string">
            <text:p>Scripts</text:p>
          </table:table-cell>
          <table:table-cell office:value-type="float" office:value="15.514" calcext:value-type="float">
            <text:p>15.514</text:p>
          </table:table-cell>
          <table:table-cell office:value-type="float" office:value="0.05171333" calcext:value-type="float">
            <text:p>0.05171333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3145" calcext:value-type="float">
            <text:p>0.3145</text:p>
          </table:table-cell>
        </table:table-row>
        <table:table-row table:style-name="ro1">
          <table:table-cell office:value-type="string" calcext:value-type="string">
            <text:p>CullScriptable</text:p>
          </table:table-cell>
          <table:table-cell office:value-type="string" calcext:value-type="string">
            <text:p>Render</text:p>
          </table:table-cell>
          <table:table-cell office:value-type="float" office:value="12.1954" calcext:value-type="float">
            <text:p>12.1954</text:p>
          </table:table-cell>
          <table:table-cell office:value-type="float" office:value="0.04065133" calcext:value-type="float">
            <text:p>0.04065133</text:p>
          </table:table-cell>
          <table:table-cell office:value-type="float" office:value="0.033" calcext:value-type="float">
            <text:p>0.033</text:p>
          </table:table-cell>
          <table:table-cell office:value-type="float" office:value="0.1489" calcext:value-type="float">
            <text:p>0.1489</text:p>
          </table:table-cell>
        </table:table-row>
        <table:table-row table:style-name="ro1">
          <table:table-cell office:value-type="string" calcext:value-type="string">
            <text:p>SceneCulling</text:p>
          </table:table-cell>
          <table:table-cell office:value-type="string" calcext:value-type="string">
            <text:p>Render</text:p>
          </table:table-cell>
          <table:table-cell office:value-type="float" office:value="7.188099" calcext:value-type="float">
            <text:p>7.188099</text:p>
          </table:table-cell>
          <table:table-cell office:value-type="float" office:value="0.02396033" calcext:value-type="float">
            <text:p>0.02396033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568" calcext:value-type="float">
            <text:p>0.0568</text:p>
          </table:table-cell>
        </table:table-row>
        <table:table-row table:style-name="ro1">
          <table:table-cell office:value-type="string" calcext:value-type="string">
            <text:p>Inl_RenderPassBlock.MainRenderingTransparent</text:p>
          </table:table-cell>
          <table:table-cell office:value-type="string" calcext:value-type="string">
            <text:p>Scripts</text:p>
          </table:table-cell>
          <table:table-cell office:value-type="float" office:value="5.711896" calcext:value-type="float">
            <text:p>5.711896</text:p>
          </table:table-cell>
          <table:table-cell office:value-type="float" office:value="0.01903965" calcext:value-type="float">
            <text:p>0.01903965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PostLateUpdate.ProfilerEndFrame</text:p>
          </table:table-cell>
          <table:table-cell office:value-type="string" calcext:value-type="string">
            <text:p>PlayerLoop</text:p>
          </table:table-cell>
          <table:table-cell office:value-type="float" office:value="5.2045" calcext:value-type="float">
            <text:p>5.2045</text:p>
          </table:table-cell>
          <table:table-cell office:value-type="float" office:value="0.01734833" calcext:value-type="float">
            <text:p>0.01734833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1026" calcext:value-type="float">
            <text:p>0.1026</text:p>
          </table:table-cell>
        </table:table-row>
        <table:table-row table:style-name="ro1">
          <table:table-cell office:value-type="string" calcext:value-type="string">
            <text:p>Profiler.FlushCounters</text:p>
          </table:table-cell>
          <table:table-cell office:value-type="string" calcext:value-type="string">
            <text:p>Overhead</text:p>
          </table:table-cell>
          <table:table-cell office:value-type="float" office:value="5.165798" calcext:value-type="float">
            <text:p>5.165798</text:p>
          </table:table-cell>
          <table:table-cell office:value-type="float" office:value="0.01721933" calcext:value-type="float">
            <text:p>0.0172193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1023" calcext:value-type="float">
            <text:p>0.1023</text:p>
          </table:table-cell>
        </table:table-row>
        <table:table-row table:style-name="ro1">
          <table:table-cell office:value-type="string" calcext:value-type="string">
            <text:p>PostLateUpdate.UpdateAllRenderers</text:p>
          </table:table-cell>
          <table:table-cell office:value-type="string" calcext:value-type="string">
            <text:p>PlayerLoop</text:p>
          </table:table-cell>
          <table:table-cell office:value-type="float" office:value="4.092201" calcext:value-type="float">
            <text:p>4.092201</text:p>
          </table:table-cell>
          <table:table-cell office:value-type="float" office:value="0.01364067" calcext:value-type="float">
            <text:p>0.01364067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string" calcext:value-type="string">
            <text:p>Inl_RenderPassBlock.BeforeRendering</text:p>
          </table:table-cell>
          <table:table-cell office:value-type="string" calcext:value-type="string">
            <text:p>Scripts</text:p>
          </table:table-cell>
          <table:table-cell office:value-type="float" office:value="4.086399" calcext:value-type="float">
            <text:p>4.086399</text:p>
          </table:table-cell>
          <table:table-cell office:value-type="float" office:value="0.01362133" calcext:value-type="float">
            <text:p>0.01362133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string" calcext:value-type="string">
            <text:p>Inl_MainLightShadowCasterPass</text:p>
          </table:table-cell>
          <table:table-cell office:value-type="string" calcext:value-type="string">
            <text:p>Scripts</text:p>
          </table:table-cell>
          <table:table-cell office:value-type="float" office:value="3.975101" calcext:value-type="float">
            <text:p>3.975101</text:p>
          </table:table-cell>
          <table:table-cell office:value-type="float" office:value="0.01325034" calcext:value-type="float">
            <text:p>0.01325034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rofiler.FlushMemoryCounters</text:p>
          </table:table-cell>
          <table:table-cell office:value-type="string" calcext:value-type="string">
            <text:p>Overhead</text:p>
          </table:table-cell>
          <table:table-cell office:value-type="float" office:value="3.4275" calcext:value-type="float">
            <text:p>3.42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861" calcext:value-type="float">
            <text:p>0.0861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3.173666" calcext:value-type="float">
            <text:p>3.173666</text:p>
          </table:table-cell>
          <table:table-cell office:value-type="float" office:value="0.01057889" calcext:value-type="float">
            <text:p>0.01057889</text:p>
          </table:table-cell>
          <table:table-cell office:value-type="float" office:value="0" calcext:value-type="float">
            <text:p>0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string" calcext:value-type="string">
            <text:p>CullResults.CreateSharedRendererScene</text:p>
          </table:table-cell>
          <table:table-cell office:value-type="string" calcext:value-type="string">
            <text:p>Render</text:p>
          </table:table-cell>
          <table:table-cell office:value-type="float" office:value="3.0461" calcext:value-type="float">
            <text:p>3.0461</text:p>
          </table:table-cell>
          <table:table-cell office:value-type="float" office:value="0.01015367" calcext:value-type="float">
            <text:p>0.01015367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1142" calcext:value-type="float">
            <text:p>0.1142</text:p>
          </table:table-cell>
        </table:table-row>
        <table:table-row table:style-name="ro1">
          <table:table-cell office:value-type="string" calcext:value-type="string">
            <text:p>Inl_ScriptableRenderer.Setup</text:p>
          </table:table-cell>
          <table:table-cell office:value-type="string" calcext:value-type="string">
            <text:p>Scripts</text:p>
          </table:table-cell>
          <table:table-cell office:value-type="float" office:value="2.953" calcext:value-type="float">
            <text:p>2.953</text:p>
          </table:table-cell>
          <table:table-cell office:value-type="float" office:value="0.009843333" calcext:value-type="float">
            <text:p>0.009843333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903" calcext:value-type="float">
            <text:p>0.0903</text:p>
          </table:table-cell>
        </table:table-row>
        <table:table-row table:style-name="ro1">
          <table:table-cell office:value-type="string" calcext:value-type="string">
            <text:p>Gfx.WaitForPresentOnGfxThread</text:p>
          </table:table-cell>
          <table:table-cell office:value-type="string" calcext:value-type="string">
            <text:p>Render</text:p>
          </table:table-cell>
          <table:table-cell office:value-type="float" office:value="2.932501" calcext:value-type="float">
            <text:p>2.932501</text:p>
          </table:table-cell>
          <table:table-cell office:value-type="float" office:value="0.009775002" calcext:value-type="float">
            <text:p>0.009775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1177" calcext:value-type="float">
            <text:p>0.1177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2.887898" calcext:value-type="float">
            <text:p>2.887898</text:p>
          </table:table-cell>
          <table:table-cell office:value-type="float" office:value="0.009626328" calcext:value-type="float">
            <text:p>0.00962632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1175" calcext:value-type="float">
            <text:p>0.1175</text:p>
          </table:table-cell>
        </table:table-row>
        <table:table-row table:style-name="ro1">
          <table:table-cell office:value-type="string" calcext:value-type="string">
            <text:p>Shadows.PrepareDrawShadows</text:p>
          </table:table-cell>
          <table:table-cell office:value-type="string" calcext:value-type="string">
            <text:p>Render</text:p>
          </table:table-cell>
          <table:table-cell office:value-type="float" office:value="2.873699" calcext:value-type="float">
            <text:p>2.873699</text:p>
          </table:table-cell>
          <table:table-cell office:value-type="float" office:value="0.009578998" calcext:value-type="float">
            <text:p>0.00957899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68" calcext:value-type="float">
            <text:p>0.0268</text:p>
          </table:table-cell>
        </table:table-row>
        <table:table-row table:style-name="ro1">
          <table:table-cell office:value-type="string" calcext:value-type="string">
            <text:p>Inl_UpdateVolumeFramework</text:p>
          </table:table-cell>
          <table:table-cell office:value-type="string" calcext:value-type="string">
            <text:p>Scripts</text:p>
          </table:table-cell>
          <table:table-cell office:value-type="float" office:value="2.799899" calcext:value-type="float">
            <text:p>2.799899</text:p>
          </table:table-cell>
          <table:table-cell office:value-type="float" office:value="0.009332998" calcext:value-type="float">
            <text:p>0.009332998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>
          <table:table-cell office:value-type="string" calcext:value-type="string">
            <text:p>MainLightShadow</text:p>
          </table:table-cell>
          <table:table-cell office:value-type="string" calcext:value-type="string">
            <text:p>Scripts</text:p>
          </table:table-cell>
          <table:table-cell office:value-type="float" office:value="2.7169" calcext:value-type="float">
            <text:p>2.7169</text:p>
          </table:table-cell>
          <table:table-cell office:value-type="float" office:value="0.009056333" calcext:value-type="float">
            <text:p>0.009056333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715" calcext:value-type="float">
            <text:p>0.0715</text:p>
          </table:table-cell>
        </table:table-row>
        <table:table-row table:style-name="ro1">
          <table:table-cell office:value-type="string" calcext:value-type="string">
            <text:p>CullAllVisibleLights</text:p>
          </table:table-cell>
          <table:table-cell office:value-type="string" calcext:value-type="string">
            <text:p>Render</text:p>
          </table:table-cell>
          <table:table-cell office:value-type="float" office:value="2.7116" calcext:value-type="float">
            <text:p>2.7116</text:p>
          </table:table-cell>
          <table:table-cell office:value-type="float" office:value="0.009038666" calcext:value-type="float">
            <text:p>0.009038666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PrepareSceneNodes</text:p>
          </table:table-cell>
          <table:table-cell office:value-type="string" calcext:value-type="string">
            <text:p>Render</text:p>
          </table:table-cell>
          <table:table-cell office:value-type="float" office:value="2.552099" calcext:value-type="float">
            <text:p>2.552099</text:p>
          </table:table-cell>
          <table:table-cell office:value-type="float" office:value="0.008506997" calcext:value-type="float">
            <text:p>0.008506997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Inl_UniversalRenderPipeline.InitializeCameraData</text:p>
          </table:table-cell>
          <table:table-cell office:value-type="string" calcext:value-type="string">
            <text:p>Scripts</text:p>
          </table:table-cell>
          <table:table-cell office:value-type="float" office:value="2.126301" calcext:value-type="float">
            <text:p>2.126301</text:p>
          </table:table-cell>
          <table:table-cell office:value-type="float" office:value="0.007087668" calcext:value-type="float">
            <text:p>0.007087668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361" calcext:value-type="float">
            <text:p>0.0361</text:p>
          </table:table-cell>
        </table:table-row>
        <table:table-row table:style-name="ro1">
          <table:table-cell office:value-type="string" calcext:value-type="string">
            <text:p>Inl_RenderPassBlock.MainRenderingOpaque</text:p>
          </table:table-cell>
          <table:table-cell office:value-type="string" calcext:value-type="string">
            <text:p>Scripts</text:p>
          </table:table-cell>
          <table:table-cell office:value-type="float" office:value="2.0647" calcext:value-type="float">
            <text:p>2.0647</text:p>
          </table:table-cell>
          <table:table-cell office:value-type="float" office:value="0.006882333" calcext:value-type="float">
            <text:p>0.00688233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Inl_DrawObjectsPass</text:p>
          </table:table-cell>
          <table:table-cell office:value-type="string" calcext:value-type="string">
            <text:p>Scripts</text:p>
          </table:table-cell>
          <table:table-cell office:value-type="float" office:value="1.961502" calcext:value-type="float">
            <text:p>1.961502</text:p>
          </table:table-cell>
          <table:table-cell office:value-type="float" office:value="0.006538339" calcext:value-type="float">
            <text:p>0.00653833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TimeUpdate.WaitForLastPresentationAndUpdateTime</text:p>
          </table:table-cell>
          <table:table-cell office:value-type="string" calcext:value-type="string">
            <text:p>PlayerLoop</text:p>
          </table:table-cell>
          <table:table-cell office:value-type="float" office:value="1.959" calcext:value-type="float">
            <text:p>1.959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1904" calcext:value-type="float">
            <text:p>0.1904</text:p>
          </table:table-cell>
        </table:table-row>
        <table:table-row table:style-name="ro1">
          <table:table-cell office:value-type="string" calcext:value-type="string">
            <text:p>Shadows.ExecuteDrawShadows</text:p>
          </table:table-cell>
          <table:table-cell office:value-type="string" calcext:value-type="string">
            <text:p>Render</text:p>
          </table:table-cell>
          <table:table-cell office:value-type="float" office:value="1.756299" calcext:value-type="float">
            <text:p>1.756299</text:p>
          </table:table-cell>
          <table:table-cell office:value-type="float" office:value="0.005854329" calcext:value-type="float">
            <text:p>0.00585432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407" calcext:value-type="float">
            <text:p>0.0407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1.73" calcext:value-type="float">
            <text:p>1.73</text:p>
          </table:table-cell>
          <table:table-cell office:value-type="float" office:value="0.005766666" calcext:value-type="float">
            <text:p>0.005766666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string" calcext:value-type="string">
            <text:p>Update.ScriptRunBehaviourUpdate</text:p>
          </table:table-cell>
          <table:table-cell office:value-type="string" calcext:value-type="string">
            <text:p>PlayerLoop</text:p>
          </table:table-cell>
          <table:table-cell office:value-type="float" office:value="1.7183" calcext:value-type="float">
            <text:p>1.7183</text:p>
          </table:table-cell>
          <table:table-cell office:value-type="float" office:value="0.005727666" calcext:value-type="float">
            <text:p>0.005727666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string" calcext:value-type="string">
            <text:p>BehaviourUpdate</text:p>
          </table:table-cell>
          <table:table-cell office:value-type="string" calcext:value-type="string">
            <text:p>PlayerLoop</text:p>
          </table:table-cell>
          <table:table-cell office:value-type="float" office:value="1.659799" calcext:value-type="float">
            <text:p>1.659799</text:p>
          </table:table-cell>
          <table:table-cell office:value-type="float" office:value="0.005532663" calcext:value-type="float">
            <text:p>0.005532663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string" calcext:value-type="string">
            <text:p>Inl_CopyDepthPass</text:p>
          </table:table-cell>
          <table:table-cell office:value-type="string" calcext:value-type="string">
            <text:p>Scripts</text:p>
          </table:table-cell>
          <table:table-cell office:value-type="float" office:value="1.5789" calcext:value-type="float">
            <text:p>1.5789</text:p>
          </table:table-cell>
          <table:table-cell office:value-type="float" office:value="0.005262999" calcext:value-type="float">
            <text:p>0.00526299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Inl_UniversalRenderPipeline.InitializeStackedCameraData</text:p>
          </table:table-cell>
          <table:table-cell office:value-type="string" calcext:value-type="string">
            <text:p>Scripts</text:p>
          </table:table-cell>
          <table:table-cell office:value-type="float" office:value="1.5449" calcext:value-type="float">
            <text:p>1.5449</text:p>
          </table:table-cell>
          <table:table-cell office:value-type="float" office:value="0.005149667" calcext:value-type="float">
            <text:p>0.005149667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office:value-type="string" calcext:value-type="string">
            <text:p>DrawOpaqueObjects</text:p>
          </table:table-cell>
          <table:table-cell office:value-type="string" calcext:value-type="string">
            <text:p>Scripts</text:p>
          </table:table-cell>
          <table:table-cell office:value-type="float" office:value="1.495199" calcext:value-type="float">
            <text:p>1.495199</text:p>
          </table:table-cell>
          <table:table-cell office:value-type="float" office:value="0.004983997" calcext:value-type="float">
            <text:p>0.00498399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string" calcext:value-type="string">
            <text:p>GfxDeviceD3D11.WaitForLastPresent</text:p>
          </table:table-cell>
          <table:table-cell office:value-type="string" calcext:value-type="string">
            <text:p>Render</text:p>
          </table:table-cell>
          <table:table-cell office:value-type="float" office:value="1.4606" calcext:value-type="float">
            <text:p>1.4606</text:p>
          </table:table-cell>
          <table:table-cell office:value-type="float" office:value="0.004868666" calcext:value-type="float">
            <text:p>0.004868666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1881" calcext:value-type="float">
            <text:p>0.1881</text:p>
          </table:table-cell>
        </table:table-row>
        <table:table-row table:style-name="ro1">
          <table:table-cell office:value-type="string" calcext:value-type="string">
            <text:p>Inl_DrawObjectsPass</text:p>
          </table:table-cell>
          <table:table-cell office:value-type="string" calcext:value-type="string">
            <text:p>Scripts</text:p>
          </table:table-cell>
          <table:table-cell office:value-type="float" office:value="1.4437" calcext:value-type="float">
            <text:p>1.4437</text:p>
          </table:table-cell>
          <table:table-cell office:value-type="float" office:value="0.004812334" calcext:value-type="float">
            <text:p>0.004812334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string" calcext:value-type="string">
            <text:p>Inl_MainLightShadow</text:p>
          </table:table-cell>
          <table:table-cell office:value-type="string" calcext:value-type="string">
            <text:p>Scripts</text:p>
          </table:table-cell>
          <table:table-cell office:value-type="float" office:value="1.410799" calcext:value-type="float">
            <text:p>1.410799</text:p>
          </table:table-cell>
          <table:table-cell office:value-type="float" office:value="0.004702664" calcext:value-type="float">
            <text:p>0.004702664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string" calcext:value-type="string">
            <text:p>PreLateUpdate.EndGraphicsJobsAfterScriptUpdate</text:p>
          </table:table-cell>
          <table:table-cell office:value-type="string" calcext:value-type="string">
            <text:p>PlayerLoop</text:p>
          </table:table-cell>
          <table:table-cell office:value-type="float" office:value="1.366601" calcext:value-type="float">
            <text:p>1.366601</text:p>
          </table:table-cell>
          <table:table-cell office:value-type="float" office:value="0.004555335" calcext:value-type="float">
            <text:p>0.00455533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Shadows.CullDirectionalShadowCasters</text:p>
          </table:table-cell>
          <table:table-cell office:value-type="string" calcext:value-type="string">
            <text:p>Render</text:p>
          </table:table-cell>
          <table:table-cell office:value-type="float" office:value="1.3645" calcext:value-type="float">
            <text:p>1.3645</text:p>
          </table:table-cell>
          <table:table-cell office:value-type="float" office:value="0.004548332" calcext:value-type="float">
            <text:p>0.00454833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string" calcext:value-type="string">
            <text:p>Profiler.CollectLegacyStats</text:p>
          </table:table-cell>
          <table:table-cell office:value-type="string" calcext:value-type="string">
            <text:p>Overhead</text:p>
          </table:table-cell>
          <table:table-cell office:value-type="float" office:value="1.3429" calcext:value-type="float">
            <text:p>1.3429</text:p>
          </table:table-cell>
          <table:table-cell office:value-type="float" office:value="0.004476332" calcext:value-type="float">
            <text:p>0.00447633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 office:value-type="float" office:value="1.334701" calcext:value-type="float">
            <text:p>1.334701</text:p>
          </table:table-cell>
          <table:table-cell office:value-type="float" office:value="0.004449002" calcext:value-type="float">
            <text:p>0.00444900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Inl_RenderPassBlock.AfterRendering</text:p>
          </table:table-cell>
          <table:table-cell office:value-type="string" calcext:value-type="string">
            <text:p>Scripts</text:p>
          </table:table-cell>
          <table:table-cell office:value-type="float" office:value="1.307299" calcext:value-type="float">
            <text:p>1.307299</text:p>
          </table:table-cell>
          <table:table-cell office:value-type="float" office:value="0.004357663" calcext:value-type="float">
            <text:p>0.00435766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string" calcext:value-type="string">
            <text:p>Gfx.EndAsyncJobFrame</text:p>
          </table:table-cell>
          <table:table-cell office:value-type="string" calcext:value-type="string">
            <text:p>Render</text:p>
          </table:table-cell>
          <table:table-cell office:value-type="float" office:value="1.2837" calcext:value-type="float">
            <text:p>1.2837</text:p>
          </table:table-cell>
          <table:table-cell office:value-type="float" office:value="0.004278999" calcext:value-type="float">
            <text:p>0.004278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string" calcext:value-type="string">
            <text:p>Inl_CopyColorPass</text:p>
          </table:table-cell>
          <table:table-cell office:value-type="string" calcext:value-type="string">
            <text:p>Scripts</text:p>
          </table:table-cell>
          <table:table-cell office:value-type="float" office:value="1.270001" calcext:value-type="float">
            <text:p>1.270001</text:p>
          </table:table-cell>
          <table:table-cell office:value-type="float" office:value="0.004233337" calcext:value-type="float">
            <text:p>0.004233337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557" calcext:value-type="float">
            <text:p>0.0557</text:p>
          </table:table-cell>
        </table:table-row>
        <table:table-row table:style-name="ro1">
          <table:table-cell office:value-type="string" calcext:value-type="string">
            <text:p>WaitForRenderJobs</text:p>
          </table:table-cell>
          <table:table-cell office:value-type="string" calcext:value-type="string">
            <text:p>Render</text:p>
          </table:table-cell>
          <table:table-cell office:value-type="float" office:value="1.2563" calcext:value-type="float">
            <text:p>1.2563</text:p>
          </table:table-cell>
          <table:table-cell office:value-type="float" office:value="0.004187666" calcext:value-type="float">
            <text:p>0.004187666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1.226201" calcext:value-type="float">
            <text:p>1.226201</text:p>
          </table:table-cell>
          <table:table-cell office:value-type="float" office:value="0.004087336" calcext:value-type="float">
            <text:p>0.00408733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17" calcext:value-type="float">
            <text:p>0.0117</text:p>
          </table:table-cell>
        </table:table-row>
        <table:table-row table:style-name="ro1">
          <table:table-cell office:value-type="string" calcext:value-type="string">
            <text:p>Inl_UniversalRenderPipeline.InitializeRenderingData</text:p>
          </table:table-cell>
          <table:table-cell office:value-type="string" calcext:value-type="string">
            <text:p>Scripts</text:p>
          </table:table-cell>
          <table:table-cell office:value-type="float" office:value="1.225001" calcext:value-type="float">
            <text:p>1.225001</text:p>
          </table:table-cell>
          <table:table-cell office:value-type="float" office:value="0.004083336" calcext:value-type="float">
            <text:p>0.004083336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1.2163" calcext:value-type="float">
            <text:p>1.2163</text:p>
          </table:table-cell>
          <table:table-cell office:value-type="float" office:value="0.004054334" calcext:value-type="float">
            <text:p>0.00405433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string" calcext:value-type="string">
            <text:p>Inl_FinalBlitPass</text:p>
          </table:table-cell>
          <table:table-cell office:value-type="string" calcext:value-type="string">
            <text:p>Scripts</text:p>
          </table:table-cell>
          <table:table-cell office:value-type="float" office:value="1.2085" calcext:value-type="float">
            <text:p>1.2085</text:p>
          </table:table-cell>
          <table:table-cell office:value-type="float" office:value="0.004028335" calcext:value-type="float">
            <text:p>0.00402833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office:value-type="string" calcext:value-type="string">
            <text:p>Shadows.ScheduleRenderJobs</text:p>
          </table:table-cell>
          <table:table-cell office:value-type="string" calcext:value-type="string">
            <text:p>Render</text:p>
          </table:table-cell>
          <table:table-cell office:value-type="float" office:value="1.1483" calcext:value-type="float">
            <text:p>1.1483</text:p>
          </table:table-cell>
          <table:table-cell office:value-type="float" office:value="0.003827666" calcext:value-type="float">
            <text:p>0.003827666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221" calcext:value-type="float">
            <text:p>0.0221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1.084301" calcext:value-type="float">
            <text:p>1.084301</text:p>
          </table:table-cell>
          <table:table-cell office:value-type="float" office:value="0.003614336" calcext:value-type="float">
            <text:p>0.00361433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string" calcext:value-type="string">
            <text:p>CopyColor</text:p>
          </table:table-cell>
          <table:table-cell office:value-type="string" calcext:value-type="string">
            <text:p>Scripts</text:p>
          </table:table-cell>
          <table:table-cell office:value-type="float" office:value="1.079401" calcext:value-type="float">
            <text:p>1.079401</text:p>
          </table:table-cell>
          <table:table-cell office:value-type="float" office:value="0.003598002" calcext:value-type="float">
            <text:p>0.00359800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office:value-type="string" calcext:value-type="string">
            <text:p>Inl_ScriptableRenderer.SetupLights</text:p>
          </table:table-cell>
          <table:table-cell office:value-type="string" calcext:value-type="string">
            <text:p>Scripts</text:p>
          </table:table-cell>
          <table:table-cell office:value-type="float" office:value="1.051901" calcext:value-type="float">
            <text:p>1.051901</text:p>
          </table:table-cell>
          <table:table-cell office:value-type="float" office:value="0.003506335" calcext:value-type="float">
            <text:p>0.00350633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216" calcext:value-type="float">
            <text:p>0.0216</text:p>
          </table:table-cell>
        </table:table-row>
        <table:table-row table:style-name="ro1">
          <table:table-cell office:value-type="string" calcext:value-type="string">
            <text:p>DXGI.WaitOnSwapChain</text:p>
          </table:table-cell>
          <table:table-cell office:value-type="string" calcext:value-type="string">
            <text:p>PlayerLoop</text:p>
          </table:table-cell>
          <table:table-cell office:value-type="float" office:value="1.042801" calcext:value-type="float">
            <text:p>1.042801</text:p>
          </table:table-cell>
          <table:table-cell office:value-type="float" office:value="0.003476003" calcext:value-type="float">
            <text:p>0.003476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1845" calcext:value-type="float">
            <text:p>0.1845</text:p>
          </table:table-cell>
        </table:table-row>
        <table:table-row table:style-name="ro1">
          <table:table-cell office:value-type="string" calcext:value-type="string">
            <text:p>FixedUpdate.PhysicsFixedUpdate</text:p>
          </table:table-cell>
          <table:table-cell office:value-type="string" calcext:value-type="string">
            <text:p>PlayerLoop</text:p>
          </table:table-cell>
          <table:table-cell office:value-type="float" office:value="1.0417" calcext:value-type="float">
            <text:p>1.0417</text:p>
          </table:table-cell>
          <table:table-cell office:value-type="float" office:value="0.003472333" calcext:value-type="float">
            <text:p>0.003472333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2722" calcext:value-type="float">
            <text:p>0.2722</text:p>
          </table:table-cell>
        </table:table-row>
        <table:table-row table:style-name="ro1">
          <table:table-cell office:value-type="string" calcext:value-type="string">
            <text:p>Inl_ScriptableRenderer.ClearRenderingState</text:p>
          </table:table-cell>
          <table:table-cell office:value-type="string" calcext:value-type="string">
            <text:p>Scripts</text:p>
          </table:table-cell>
          <table:table-cell office:value-type="float" office:value="1.0118" calcext:value-type="float">
            <text:p>1.0118</text:p>
          </table:table-cell>
          <table:table-cell office:value-type="float" office:value="0.003372665" calcext:value-type="float">
            <text:p>0.00337266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756" calcext:value-type="float">
            <text:p>0.0756</text:p>
          </table:table-cell>
        </table:table-row>
        <table:table-row table:style-name="ro1">
          <table:table-cell office:value-type="string" calcext:value-type="string">
            <text:p>WatermarkRender</text:p>
          </table:table-cell>
          <table:table-cell office:value-type="string" calcext:value-type="string">
            <text:p>Render</text:p>
          </table:table-cell>
          <table:table-cell office:value-type="float" office:value="0.9939004" calcext:value-type="float">
            <text:p>0.9939004</text:p>
          </table:table-cell>
          <table:table-cell office:value-type="float" office:value="0.003313001" calcext:value-type="float">
            <text:p>0.00331300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string" calcext:value-type="string">
            <text:p>CullSendEvents</text:p>
          </table:table-cell>
          <table:table-cell office:value-type="string" calcext:value-type="string">
            <text:p>Render</text:p>
          </table:table-cell>
          <table:table-cell office:value-type="float" office:value="0.9909996" calcext:value-type="float">
            <text:p>0.9909996</text:p>
          </table:table-cell>
          <table:table-cell office:value-type="float" office:value="0.003303332" calcext:value-type="float">
            <text:p>0.00330333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9433005" calcext:value-type="float">
            <text:p>0.9433005</text:p>
          </table:table-cell>
          <table:table-cell office:value-type="float" office:value="0.003144335" calcext:value-type="float">
            <text:p>0.00314433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1016" calcext:value-type="float">
            <text:p>0.1016</text:p>
          </table:table-cell>
        </table:table-row>
        <table:table-row table:style-name="ro1">
          <table:table-cell office:value-type="string" calcext:value-type="string">
            <text:p>Inl_Setup Main Shadowmap</text:p>
          </table:table-cell>
          <table:table-cell office:value-type="string" calcext:value-type="string">
            <text:p>Scripts</text:p>
          </table:table-cell>
          <table:table-cell office:value-type="float" office:value="0.9343995" calcext:value-type="float">
            <text:p>0.9343995</text:p>
          </table:table-cell>
          <table:table-cell office:value-type="float" office:value="0.003114665" calcext:value-type="float">
            <text:p>0.00311466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236" calcext:value-type="float">
            <text:p>0.0236</text:p>
          </table:table-cell>
        </table:table-row>
        <table:table-row table:style-name="ro1">
          <table:table-cell office:value-type="string" calcext:value-type="string">
            <text:p>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9308032" calcext:value-type="float">
            <text:p>0.9308032</text:p>
          </table:table-cell>
          <table:table-cell office:value-type="float" office:value="0.003102677" calcext:value-type="float">
            <text:p>0.003102677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string" calcext:value-type="string">
            <text:p>PostLateUpdate.UpdateAudio</text:p>
          </table:table-cell>
          <table:table-cell office:value-type="string" calcext:value-type="string">
            <text:p>PlayerLoop</text:p>
          </table:table-cell>
          <table:table-cell office:value-type="float" office:value="0.8971003" calcext:value-type="float">
            <text:p>0.8971003</text:p>
          </table:table-cell>
          <table:table-cell office:value-type="float" office:value="0.002990334" calcext:value-type="float">
            <text:p>0.00299033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8907838" calcext:value-type="float">
            <text:p>0.8907838</text:p>
          </table:table-cell>
          <table:table-cell office:value-type="float" office:value="0.002969279" calcext:value-type="float">
            <text:p>0.002969279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CopyDepth</text:p>
          </table:table-cell>
          <table:table-cell office:value-type="string" calcext:value-type="string">
            <text:p>Scripts</text:p>
          </table:table-cell>
          <table:table-cell office:value-type="float" office:value="0.8828996" calcext:value-type="float">
            <text:p>0.8828996</text:p>
          </table:table-cell>
          <table:table-cell office:value-type="float" office:value="0.002942999" calcext:value-type="float">
            <text:p>0.002942999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string" calcext:value-type="string">
            <text:p>PreUpdate.SendMouseEvents</text:p>
          </table:table-cell>
          <table:table-cell office:value-type="string" calcext:value-type="string">
            <text:p>PlayerLoop</text:p>
          </table:table-cell>
          <table:table-cell office:value-type="float" office:value="0.8767998" calcext:value-type="float">
            <text:p>0.8767998</text:p>
          </table:table-cell>
          <table:table-cell office:value-type="float" office:value="0.002922666" calcext:value-type="float">
            <text:p>0.00292266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Unity.RenderPipelines.Core.Runtime.dll!UnityEngine.Rendering::DebugUpdater.Update()</text:p>
          </table:table-cell>
          <table:table-cell office:value-type="string" calcext:value-type="string">
            <text:p>Scripts</text:p>
          </table:table-cell>
          <table:table-cell office:value-type="float" office:value="0.8706002" calcext:value-type="float">
            <text:p>0.8706002</text:p>
          </table:table-cell>
          <table:table-cell office:value-type="float" office:value="0.002902" calcext:value-type="float">
            <text:p>0.00290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string" calcext:value-type="string">
            <text:p>Camera.RenderSkybox</text:p>
          </table:table-cell>
          <table:table-cell office:value-type="string" calcext:value-type="string">
            <text:p>Render</text:p>
          </table:table-cell>
          <table:table-cell office:value-type="float" office:value="0.8576997" calcext:value-type="float">
            <text:p>0.8576997</text:p>
          </table:table-cell>
          <table:table-cell office:value-type="float" office:value="0.002858999" calcext:value-type="float">
            <text:p>0.00285899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Monobehaviour.OnMouse_</text:p>
          </table:table-cell>
          <table:table-cell office:value-type="string" calcext:value-type="string">
            <text:p>Scripts</text:p>
          </table:table-cell>
          <table:table-cell office:value-type="float" office:value="0.8401999" calcext:value-type="float">
            <text:p>0.8401999</text:p>
          </table:table-cell>
          <table:table-cell office:value-type="float" office:value="0.002800666" calcext:value-type="float">
            <text:p>0.00280066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ForwardRenderer.CreateCameraRenderTarget</text:p>
          </table:table-cell>
          <table:table-cell office:value-type="string" calcext:value-type="string">
            <text:p>Scripts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2746667" calcext:value-type="float">
            <text:p>0.00274666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string" calcext:value-type="string">
            <text:p>Inl_DrawOpaqueObjects</text:p>
          </table:table-cell>
          <table:table-cell office:value-type="string" calcext:value-type="string">
            <text:p>Scripts</text:p>
          </table:table-cell>
          <table:table-cell office:value-type="float" office:value="0.8229999" calcext:value-type="float">
            <text:p>0.8229999</text:p>
          </table:table-cell>
          <table:table-cell office:value-type="float" office:value="0.002743333" calcext:value-type="float">
            <text:p>0.00274333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8053997" calcext:value-type="float">
            <text:p>0.8053997</text:p>
          </table:table-cell>
          <table:table-cell office:value-type="float" office:value="0.002684666" calcext:value-type="float">
            <text:p>0.00268466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string" calcext:value-type="string">
            <text:p>Graphics.Blit</text:p>
          </table:table-cell>
          <table:table-cell office:value-type="string" calcext:value-type="string">
            <text:p>Render</text:p>
          </table:table-cell>
          <table:table-cell office:value-type="float" office:value="0.8016002" calcext:value-type="float">
            <text:p>0.8016002</text:p>
          </table:table-cell>
          <table:table-cell office:value-type="float" office:value="0.002672001" calcext:value-type="float">
            <text:p>0.002672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Physics.Processing</text:p>
          </table:table-cell>
          <table:table-cell office:value-type="string" calcext:value-type="string">
            <text:p>Physics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002660667" calcext:value-type="float">
            <text:p>0.002660667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>
          <table:table-cell office:value-type="string" calcext:value-type="string">
            <text:p>UnityEngine.InputLegacyModule.dll!UnityEngine::SendMouseEvents.DoSendMouseEvents()</text:p>
          </table:table-cell>
          <table:table-cell office:value-type="string" calcext:value-type="string">
            <text:p>Scripts</text:p>
          </table:table-cell>
          <table:table-cell office:value-type="float" office:value="0.7724" calcext:value-type="float">
            <text:p>0.7724</text:p>
          </table:table-cell>
          <table:table-cell office:value-type="float" office:value="0.002574667" calcext:value-type="float">
            <text:p>0.00257466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Inl_Setup Light Constants</text:p>
          </table:table-cell>
          <table:table-cell office:value-type="string" calcext:value-type="string">
            <text:p>Scripts</text:p>
          </table:table-cell>
          <table:table-cell office:value-type="float" office:value="0.7446008" calcext:value-type="float">
            <text:p>0.7446008</text:p>
          </table:table-cell>
          <table:table-cell office:value-type="float" office:value="0.002482003" calcext:value-type="float">
            <text:p>0.002482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office:value-type="string" calcext:value-type="string">
            <text:p>Inl_Setup Camera Parameters</text:p>
          </table:table-cell>
          <table:table-cell office:value-type="string" calcext:value-type="string">
            <text:p>Scripts</text:p>
          </table:table-cell>
          <table:table-cell office:value-type="float" office:value="0.7377004" calcext:value-type="float">
            <text:p>0.7377004</text:p>
          </table:table-cell>
          <table:table-cell office:value-type="float" office:value="0.002459001" calcext:value-type="float">
            <text:p>0.002459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office:value-type="string" calcext:value-type="string">
            <text:p>AudioManager.Update</text:p>
          </table:table-cell>
          <table:table-cell office:value-type="string" calcext:value-type="string">
            <text:p>Audio</text:p>
          </table:table-cell>
          <table:table-cell office:value-type="float" office:value="0.7249996" calcext:value-type="float">
            <text:p>0.7249996</text:p>
          </table:table-cell>
          <table:table-cell office:value-type="float" office:value="0.002416665" calcext:value-type="float">
            <text:p>0.00241666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7217001" calcext:value-type="float">
            <text:p>0.7217001</text:p>
          </table:table-cell>
          <table:table-cell office:value-type="float" office:value="0.002405667" calcext:value-type="float">
            <text:p>0.002405667</text:p>
          </table:table-cell>
          <table:table-cell office:value-type="float" office:value="0" calcext:value-type="float">
            <text:p>0</text:p>
          </table:table-cell>
          <table:table-cell office:value-type="float" office:value="0.0221" calcext:value-type="float">
            <text:p>0.0221</text:p>
          </table:table-cell>
        </table:table-row>
        <table:table-row table:style-name="ro1">
          <table:table-cell office:value-type="string" calcext:value-type="string">
            <text:p>FinalBlit</text:p>
          </table:table-cell>
          <table:table-cell office:value-type="string" calcext:value-type="string">
            <text:p>Scripts</text:p>
          </table:table-cell>
          <table:table-cell office:value-type="float" office:value="0.7209994" calcext:value-type="float">
            <text:p>0.7209994</text:p>
          </table:table-cell>
          <table:table-cell office:value-type="float" office:value="0.002403331" calcext:value-type="float">
            <text:p>0.00240333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office:value-type="string" calcext:value-type="string">
            <text:p>UnityEngine.CoreModule.dll!UnityEngine.Experimental.Rendering::ScriptableRuntimeReflectionSystemWrapper.Internal_ScriptableRuntimeReflectionSystemWrapper_TickRealtimeProbes()</text:p>
          </table:table-cell>
          <table:table-cell office:value-type="string" calcext:value-type="string">
            <text:p>Scripts</text:p>
          </table:table-cell>
          <table:table-cell office:value-type="float" office:value="0.7072999" calcext:value-type="float">
            <text:p>0.7072999</text:p>
          </table:table-cell>
          <table:table-cell office:value-type="float" office:value="0.002357666" calcext:value-type="float">
            <text:p>0.00235766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Inl_DrawSkyboxPass</text:p>
          </table:table-cell>
          <table:table-cell office:value-type="string" calcext:value-type="string">
            <text:p>Scripts</text:p>
          </table:table-cell>
          <table:table-cell office:value-type="float" office:value="0.6871995" calcext:value-type="float">
            <text:p>0.6871995</text:p>
          </table:table-cell>
          <table:table-cell office:value-type="float" office:value="0.002290665" calcext:value-type="float">
            <text:p>0.00229066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string" calcext:value-type="string">
            <text:p>Inl_UniversalRenderPipeline.SetupPerFrameShaderConstants</text:p>
          </table:table-cell>
          <table:table-cell office:value-type="string" calcext:value-type="string">
            <text:p>Scripts</text:p>
          </table:table-cell>
          <table:table-cell office:value-type="float" office:value="0.6808998" calcext:value-type="float">
            <text:p>0.6808998</text:p>
          </table:table-cell>
          <table:table-cell office:value-type="float" office:value="0.002269666" calcext:value-type="float">
            <text:p>0.00226966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ostLateUpdate.PlayerSendFrameStarted</text:p>
          </table:table-cell>
          <table:table-cell office:value-type="string" calcext:value-type="string">
            <text:p>PlayerLoop</text:p>
          </table:table-cell>
          <table:table-cell office:value-type="float" office:value="0.6490002" calcext:value-type="float">
            <text:p>0.6490002</text:p>
          </table:table-cell>
          <table:table-cell office:value-type="float" office:value="0.002163334" calcext:value-type="float">
            <text:p>0.00216333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office:value-type="string" calcext:value-type="string">
            <text:p>CullPerObjectLights</text:p>
          </table:table-cell>
          <table:table-cell office:value-type="string" calcext:value-type="string">
            <text:p>Render</text:p>
          </table:table-cell>
          <table:table-cell office:value-type="float" office:value="0.6270999" calcext:value-type="float">
            <text:p>0.6270999</text:p>
          </table:table-cell>
          <table:table-cell office:value-type="float" office:value="0.002090333" calcext:value-type="float">
            <text:p>0.00209033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Inl_DrawTransparentObjects</text:p>
          </table:table-cell>
          <table:table-cell office:value-type="string" calcext:value-type="string">
            <text:p>Scripts</text:p>
          </table:table-cell>
          <table:table-cell office:value-type="float" office:value="0.6208997" calcext:value-type="float">
            <text:p>0.6208997</text:p>
          </table:table-cell>
          <table:table-cell office:value-type="float" office:value="0.002069666" calcext:value-type="float">
            <text:p>0.00206966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5931001" calcext:value-type="float">
            <text:p>0.5931001</text:p>
          </table:table-cell>
          <table:table-cell office:value-type="float" office:value="0.001977" calcext:value-type="float">
            <text:p>0.00197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Inl_CopyDepth</text:p>
          </table:table-cell>
          <table:table-cell office:value-type="string" calcext:value-type="string">
            <text:p>Scripts</text:p>
          </table:table-cell>
          <table:table-cell office:value-type="float" office:value="0.5829999" calcext:value-type="float">
            <text:p>0.5829999</text:p>
          </table:table-cell>
          <table:table-cell office:value-type="float" office:value="0.001943333" calcext:value-type="float">
            <text:p>0.00194333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string" calcext:value-type="string">
            <text:p>Profiler.CollectAudioStats</text:p>
          </table:table-cell>
          <table:table-cell office:value-type="string" calcext:value-type="string">
            <text:p>Overhead</text:p>
          </table:table-cell>
          <table:table-cell office:value-type="float" office:value="0.5695005" calcext:value-type="float">
            <text:p>0.5695005</text:p>
          </table:table-cell>
          <table:table-cell office:value-type="float" office:value="0.001898335" calcext:value-type="float">
            <text:p>0.00189833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91" calcext:value-type="float">
            <text:p>0.0091</text:p>
          </table:table-cell>
        </table:table-row>
        <table:table-row table:style-name="ro1">
          <table:table-cell office:value-type="string" calcext:value-type="string">
            <text:p>Inl_ScriptableRenderer.SetPerCameraShaderVariables</text:p>
          </table:table-cell>
          <table:table-cell office:value-type="string" calcext:value-type="string">
            <text:p>Scripts</text:p>
          </table:table-cell>
          <table:table-cell office:value-type="float" office:value="0.5343006" calcext:value-type="float">
            <text:p>0.5343006</text:p>
          </table:table-cell>
          <table:table-cell office:value-type="float" office:value="0.001781002" calcext:value-type="float">
            <text:p>0.00178100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estroyCullResults</text:p>
          </table:table-cell>
          <table:table-cell office:value-type="string" calcext:value-type="string">
            <text:p>Render</text:p>
          </table:table-cell>
          <table:table-cell office:value-type="float" office:value="0.5279003" calcext:value-type="float">
            <text:p>0.5279003</text:p>
          </table:table-cell>
          <table:table-cell office:value-type="float" office:value="0.001759668" calcext:value-type="float">
            <text:p>0.00175966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98" calcext:value-type="float">
            <text:p>0.0098</text:p>
          </table:table-cell>
        </table:table-row>
        <table:table-row table:style-name="ro1">
          <table:table-cell office:value-type="string" calcext:value-type="string">
            <text:p>PostLateUpdate.PresentAfterDraw</text:p>
          </table:table-cell>
          <table:table-cell office:value-type="string" calcext:value-type="string">
            <text:p>PlayerLoop</text:p>
          </table:table-cell>
          <table:table-cell office:value-type="float" office:value="0.5141005" calcext:value-type="float">
            <text:p>0.5141005</text:p>
          </table:table-cell>
          <table:table-cell office:value-type="float" office:value="0.001713668" calcext:value-type="float">
            <text:p>0.00171366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ReflectionProbes.Update</text:p>
          </table:table-cell>
          <table:table-cell office:value-type="string" calcext:value-type="string">
            <text:p>Render</text:p>
          </table:table-cell>
          <table:table-cell office:value-type="float" office:value="0.4968003" calcext:value-type="float">
            <text:p>0.4968003</text:p>
          </table:table-cell>
          <table:table-cell office:value-type="float" office:value="0.001656001" calcext:value-type="float">
            <text:p>0.001656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string" calcext:value-type="string">
            <text:p>Context.Submit</text:p>
          </table:table-cell>
          <table:table-cell office:value-type="string" calcext:value-type="string">
            <text:p>Scripts</text:p>
          </table:table-cell>
          <table:table-cell office:value-type="float" office:value="0.4963003" calcext:value-type="float">
            <text:p>0.4963003</text:p>
          </table:table-cell>
          <table:table-cell office:value-type="float" office:value="0.001654334" calcext:value-type="float">
            <text:p>0.00165433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string" calcext:value-type="string">
            <text:p>Graphics.Blit</text:p>
          </table:table-cell>
          <table:table-cell office:value-type="string" calcext:value-type="string">
            <text:p>Render</text:p>
          </table:table-cell>
          <table:table-cell office:value-type="float" office:value="0.4953999" calcext:value-type="float">
            <text:p>0.4953999</text:p>
          </table:table-cell>
          <table:table-cell office:value-type="float" office:value="0.001651333" calcext:value-type="float">
            <text:p>0.00165133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string" calcext:value-type="string">
            <text:p>Inl_UniversalRenderPipeline.InitializeShadowData</text:p>
          </table:table-cell>
          <table:table-cell office:value-type="string" calcext:value-type="string">
            <text:p>Scripts</text:p>
          </table:table-cell>
          <table:table-cell office:value-type="float" office:value="0.4832001" calcext:value-type="float">
            <text:p>0.4832001</text:p>
          </table:table-cell>
          <table:table-cell office:value-type="float" office:value="0.001610667" calcext:value-type="float">
            <text:p>0.00161066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string" calcext:value-type="string">
            <text:p>Graphics.PresentAndSync</text:p>
          </table:table-cell>
          <table:table-cell office:value-type="string" calcext:value-type="string">
            <text:p>Render</text:p>
          </table:table-cell>
          <table:table-cell office:value-type="float" office:value="0.4594" calcext:value-type="float">
            <text:p>0.4594</text:p>
          </table:table-cell>
          <table:table-cell office:value-type="float" office:value="0.001531333" calcext:value-type="float">
            <text:p>0.00153133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UIEvents.IMGUIRenderOverlays</text:p>
          </table:table-cell>
          <table:table-cell office:value-type="string" calcext:value-type="string">
            <text:p>PlayerLoop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001510333" calcext:value-type="float">
            <text:p>0.00151033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Inl_InvokeOnRenderObjectCallbackPass</text:p>
          </table:table-cell>
          <table:table-cell office:value-type="string" calcext:value-type="string">
            <text:p>Scripts</text:p>
          </table:table-cell>
          <table:table-cell office:value-type="float" office:value="0.4511" calcext:value-type="float">
            <text:p>0.4511</text:p>
          </table:table-cell>
          <table:table-cell office:value-type="float" office:value="0.001503667" calcext:value-type="float">
            <text:p>0.00150366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string" calcext:value-type="string">
            <text:p>PrepareSceneCullingParameters</text:p>
          </table:table-cell>
          <table:table-cell office:value-type="string" calcext:value-type="string">
            <text:p>Render</text:p>
          </table:table-cell>
          <table:table-cell office:value-type="float" office:value="0.4484003" calcext:value-type="float">
            <text:p>0.4484003</text:p>
          </table:table-cell>
          <table:table-cell office:value-type="float" office:value="0.001494667" calcext:value-type="float">
            <text:p>0.00149466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string" calcext:value-type="string">
            <text:p>Assembly-CSharp.dll!::RotationgAroundPoint.Update()</text:p>
          </table:table-cell>
          <table:table-cell office:value-type="string" calcext:value-type="string">
            <text:p>Scripts</text:p>
          </table:table-cell>
          <table:table-cell office:value-type="float" office:value="0.4393002" calcext:value-type="float">
            <text:p>0.4393002</text:p>
          </table:table-cell>
          <table:table-cell office:value-type="float" office:value="0.001464334" calcext:value-type="float">
            <text:p>0.00146433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Inl_UniversalRenderPipeline.InitializeAdditionalCameraData</text:p>
          </table:table-cell>
          <table:table-cell office:value-type="string" calcext:value-type="string">
            <text:p>Scripts</text:p>
          </table:table-cell>
          <table:table-cell office:value-type="float" office:value="0.4391004" calcext:value-type="float">
            <text:p>0.4391004</text:p>
          </table:table-cell>
          <table:table-cell office:value-type="float" office:value="0.001463668" calcext:value-type="float">
            <text:p>0.00146366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Device.Present</text:p>
          </table:table-cell>
          <table:table-cell office:value-type="string" calcext:value-type="string">
            <text:p>Render</text:p>
          </table:table-cell>
          <table:table-cell office:value-type="float" office:value="0.4370003" calcext:value-type="float">
            <text:p>0.4370003</text:p>
          </table:table-cell>
          <table:table-cell office:value-type="float" office:value="0.001456668" calcext:value-type="float">
            <text:p>0.00145666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4246999" calcext:value-type="float">
            <text:p>0.4246999</text:p>
          </table:table-cell>
          <table:table-cell office:value-type="float" office:value="0.001415666" calcext:value-type="float">
            <text:p>0.001415666</text:p>
          </table:table-cell>
          <table:table-cell office:value-type="float" office:value="0" calcext:value-type="float">
            <text:p>0</text:p>
          </table:table-cell>
          <table:table-cell office:value-type="float" office:value="0.1013" calcext:value-type="float">
            <text:p>0.1013</text:p>
          </table:table-cell>
        </table:table-row>
        <table:table-row table:style-name="ro1">
          <table:table-cell office:value-type="string" calcext:value-type="string">
            <text:p>PreUpdate.NewInputUpdate</text:p>
          </table:table-cell>
          <table:table-cell office:value-type="string" calcext:value-type="string">
            <text:p>PlayerLoop</text:p>
          </table:table-cell>
          <table:table-cell office:value-type="float" office:value="0.4201003" calcext:value-type="float">
            <text:p>0.4201003</text:p>
          </table:table-cell>
          <table:table-cell office:value-type="float" office:value="0.001400334" calcext:value-type="float">
            <text:p>0.00140033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office:value-type="string" calcext:value-type="string">
            <text:p>Inl_FinalBlit</text:p>
          </table:table-cell>
          <table:table-cell office:value-type="string" calcext:value-type="string">
            <text:p>Scripts</text:p>
          </table:table-cell>
          <table:table-cell office:value-type="float" office:value="0.4030004" calcext:value-type="float">
            <text:p>0.4030004</text:p>
          </table:table-cell>
          <table:table-cell office:value-type="float" office:value="0.001343335" calcext:value-type="float">
            <text:p>0.00134333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Inl_CopyColor</text:p>
          </table:table-cell>
          <table:table-cell office:value-type="string" calcext:value-type="string">
            <text:p>Scripts</text:p>
          </table:table-cell>
          <table:table-cell office:value-type="float" office:value="0.3879003" calcext:value-type="float">
            <text:p>0.3879003</text:p>
          </table:table-cell>
          <table:table-cell office:value-type="float" office:value="0.001293001" calcext:value-type="float">
            <text:p>0.001293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ExtractRenderNodeQueue</text:p>
          </table:table-cell>
          <table:table-cell office:value-type="string" calcext:value-type="string">
            <text:p>Render</text:p>
          </table:table-cell>
          <table:table-cell office:value-type="float" office:value="0.3780003" calcext:value-type="float">
            <text:p>0.3780003</text:p>
          </table:table-cell>
          <table:table-cell office:value-type="float" office:value="0.001260001" calcext:value-type="float">
            <text:p>0.00126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string" calcext:value-type="string">
            <text:p>GUI.Repaint</text:p>
          </table:table-cell>
          <table:table-cell office:value-type="string" calcext:value-type="string">
            <text:p>GUI</text:p>
          </table:table-cell>
          <table:table-cell office:value-type="float" office:value="0.3776001" calcext:value-type="float">
            <text:p>0.3776001</text:p>
          </table:table-cell>
          <table:table-cell office:value-type="float" office:value="0.001258667" calcext:value-type="float">
            <text:p>0.00125866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3748" calcext:value-type="float">
            <text:p>0.3748</text:p>
          </table:table-cell>
          <table:table-cell office:value-type="float" office:value="0.001249333" calcext:value-type="float">
            <text:p>0.001249333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Shadows.ExtractShaderPassContext</text:p>
          </table:table-cell>
          <table:table-cell office:value-type="string" calcext:value-type="string">
            <text:p>Render</text:p>
          </table:table-cell>
          <table:table-cell office:value-type="float" office:value="0.3736001" calcext:value-type="float">
            <text:p>0.3736001</text:p>
          </table:table-cell>
          <table:table-cell office:value-type="float" office:value="0.001245334" calcext:value-type="float">
            <text:p>0.00124533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001238" calcext:value-type="float">
            <text:p>0.00123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ScriptableRenderer.InternalStartRendering</text:p>
          </table:table-cell>
          <table:table-cell office:value-type="string" calcext:value-type="string">
            <text:p>Scripts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001214333" calcext:value-type="float">
            <text:p>0.00121433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office:value-type="string" calcext:value-type="string">
            <text:p>PreLateUpdate.ParticleSystemBeginUpdateAll</text:p>
          </table:table-cell>
          <table:table-cell office:value-type="string" calcext:value-type="string">
            <text:p>PlayerLoop</text:p>
          </table:table-cell>
          <table:table-cell office:value-type="float" office:value="0.3641999" calcext:value-type="float">
            <text:p>0.3641999</text:p>
          </table:table-cell>
          <table:table-cell office:value-type="float" office:value="0.001214" calcext:value-type="float">
            <text:p>0.0012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94" calcext:value-type="float">
            <text:p>0.0094</text:p>
          </table:table-cell>
        </table:table-row>
        <table:table-row table:style-name="ro1">
          <table:table-cell office:value-type="string" calcext:value-type="string">
            <text:p>DrawTransparentObjects</text:p>
          </table:table-cell>
          <table:table-cell office:value-type="string" calcext:value-type="string">
            <text:p>Scripts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string" calcext:value-type="string">
            <text:p>EarlyUpdate.UpdateInputManager</text:p>
          </table:table-cell>
          <table:table-cell office:value-type="string" calcext:value-type="string">
            <text:p>PlayerLoop</text:p>
          </table:table-cell>
          <table:table-cell office:value-type="float" office:value="0.3440997" calcext:value-type="float">
            <text:p>0.3440997</text:p>
          </table:table-cell>
          <table:table-cell office:value-type="float" office:value="0.001146999" calcext:value-type="float">
            <text:p>0.00114699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office:value-type="string" calcext:value-type="string">
            <text:p>Inl_ScriptableRenderer.InternalFinishRendering</text:p>
          </table:table-cell>
          <table:table-cell office:value-type="string" calcext:value-type="string">
            <text:p>Scripts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001128667" calcext:value-type="float">
            <text:p>0.00112866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3362998" calcext:value-type="float">
            <text:p>0.3362998</text:p>
          </table:table-cell>
          <table:table-cell office:value-type="float" office:value="0.001120999" calcext:value-type="float">
            <text:p>0.00112099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articleSystem.Update</text:p>
          </table:table-cell>
          <table:table-cell office:value-type="string" calcext:value-type="string">
            <text:p>Particles</text:p>
          </table:table-cell>
          <table:table-cell office:value-type="float" office:value="0.3212003" calcext:value-type="float">
            <text:p>0.3212003</text:p>
          </table:table-cell>
          <table:table-cell office:value-type="float" office:value="0.001070668" calcext:value-type="float">
            <text:p>0.00107066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PostLateUpdate.PlayerUpdateCanvases</text:p>
          </table:table-cell>
          <table:table-cell office:value-type="string" calcext:value-type="string">
            <text:p>PlayerLoop</text:p>
          </table:table-cell>
          <table:table-cell office:value-type="float" office:value="0.3170002" calcext:value-type="float">
            <text:p>0.3170002</text:p>
          </table:table-cell>
          <table:table-cell office:value-type="float" office:value="0.001056667" calcext:value-type="float">
            <text:p>0.00105666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office:value-type="string" calcext:value-type="string">
            <text:p>PostLateUpdate.UpdateCustomRenderTextures</text:p>
          </table:table-cell>
          <table:table-cell office:value-type="string" calcext:value-type="string">
            <text:p>PlayerLoop</text:p>
          </table:table-cell>
          <table:table-cell office:value-type="float" office:value="0.3095005" calcext:value-type="float">
            <text:p>0.3095005</text:p>
          </table:table-cell>
          <table:table-cell office:value-type="float" office:value="0.001031668" calcext:value-type="float">
            <text:p>0.00103166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FrameEvents.NewInputBeforeRenderUpdate</text:p>
          </table:table-cell>
          <table:table-cell office:value-type="string" calcext:value-type="string">
            <text:p>PlayerLoop</text:p>
          </table:table-cell>
          <table:table-cell office:value-type="float" office:value="0.3050006" calcext:value-type="float">
            <text:p>0.3050006</text:p>
          </table:table-cell>
          <table:table-cell office:value-type="float" office:value="0.001016669" calcext:value-type="float">
            <text:p>0.00101666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2943" calcext:value-type="float">
            <text:p>0.2943</text:p>
          </table:table-cell>
          <table:table-cell office:value-type="float" office:value="0.0009809999" calcext:value-type="float">
            <text:p>0.000980999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Inl_ForwardRenderer.CreateCameraRenderTarget</text:p>
          </table:table-cell>
          <table:table-cell office:value-type="string" calcext:value-type="string">
            <text:p>Scripts</text:p>
          </table:table-cell>
          <table:table-cell office:value-type="float" office:value="0.2878003" calcext:value-type="float">
            <text:p>0.2878003</text:p>
          </table:table-cell>
          <table:table-cell office:value-type="float" office:value="0.0009593345" calcext:value-type="float">
            <text:p>0.000959334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 office:value-type="string" calcext:value-type="string">
            <text:p>Profiler.FlushCountersWithFlushOnEndOfFrame</text:p>
          </table:table-cell>
          <table:table-cell office:value-type="string" calcext:value-type="string">
            <text:p>Overhead</text:p>
          </table:table-cell>
          <table:table-cell office:value-type="float" office:value="0.2873004" calcext:value-type="float">
            <text:p>0.2873004</text:p>
          </table:table-cell>
          <table:table-cell office:value-type="float" office:value="0.0009576679" calcext:value-type="float">
            <text:p>0.000957667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2815002" calcext:value-type="float">
            <text:p>0.2815002</text:p>
          </table:table-cell>
          <table:table-cell office:value-type="float" office:value="0.000938334" calcext:value-type="float">
            <text:p>0.00093833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Inl_ScriptableRenderer.SetupCullingParameters</text:p>
          </table:table-cell>
          <table:table-cell office:value-type="string" calcext:value-type="string">
            <text:p>Scripts</text:p>
          </table:table-cell>
          <table:table-cell office:value-type="float" office:value="0.2771002" calcext:value-type="float">
            <text:p>0.2771002</text:p>
          </table:table-cell>
          <table:table-cell office:value-type="float" office:value="0.0009236673" calcext:value-type="float">
            <text:p>0.000923667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office:value-type="string" calcext:value-type="string">
            <text:p>PostLateUpdate.PlayerSendFrameComplete</text:p>
          </table:table-cell>
          <table:table-cell office:value-type="string" calcext:value-type="string">
            <text:p>PlayerLoop</text:p>
          </table:table-cell>
          <table:table-cell office:value-type="float" office:value="0.2722001" calcext:value-type="float">
            <text:p>0.2722001</text:p>
          </table:table-cell>
          <table:table-cell office:value-type="float" office:value="0.0009073336" calcext:value-type="float">
            <text:p>0.000907333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 office:value-type="float" office:value="0.2691002" calcext:value-type="float">
            <text:p>0.2691002</text:p>
          </table:table-cell>
          <table:table-cell office:value-type="float" office:value="0.0008970005" calcext:value-type="float">
            <text:p>0.000897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2638998" calcext:value-type="float">
            <text:p>0.2638998</text:p>
          </table:table-cell>
          <table:table-cell office:value-type="float" office:value="0.0008796661" calcext:value-type="float">
            <text:p>0.000879666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2517021" calcext:value-type="float">
            <text:p>0.2517021</text:p>
          </table:table-cell>
          <table:table-cell office:value-type="float" office:value="0.0008390069" calcext:value-type="float">
            <text:p>0.0008390069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PostLateUpdate.PlayerEmitCanvasGeometry</text:p>
          </table:table-cell>
          <table:table-cell office:value-type="string" calcext:value-type="string">
            <text:p>PlayerLoop</text:p>
          </table:table-cell>
          <table:table-cell office:value-type="float" office:value="0.2494998" calcext:value-type="float">
            <text:p>0.2494998</text:p>
          </table:table-cell>
          <table:table-cell office:value-type="float" office:value="0.0008316659" calcext:value-type="float">
            <text:p>0.000831665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string" calcext:value-type="string">
            <text:p>PlayerEndOfFrame</text:p>
          </table:table-cell>
          <table:table-cell office:value-type="string" calcext:value-type="string">
            <text:p>Scripts</text:p>
          </table:table-cell>
          <table:table-cell office:value-type="float" office:value="0.2488998" calcext:value-type="float">
            <text:p>0.2488998</text:p>
          </table:table-cell>
          <table:table-cell office:value-type="float" office:value="0.000829666" calcext:value-type="float">
            <text:p>0.00082966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Inl_UniversalRenderPipeline.GetMainLightIndex</text:p>
          </table:table-cell>
          <table:table-cell office:value-type="string" calcext:value-type="string">
            <text:p>Scripts</text:p>
          </table:table-cell>
          <table:table-cell office:value-type="float" office:value="0.2457997" calcext:value-type="float">
            <text:p>0.2457997</text:p>
          </table:table-cell>
          <table:table-cell office:value-type="float" office:value="0.0008193324" calcext:value-type="float">
            <text:p>0.000819332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AudioProfiler.CaptureFrame</text:p>
          </table:table-cell>
          <table:table-cell office:value-type="string" calcext:value-type="string">
            <text:p>Audio</text:p>
          </table:table-cell>
          <table:table-cell office:value-type="float" office:value="0.2454998" calcext:value-type="float">
            <text:p>0.2454998</text:p>
          </table:table-cell>
          <table:table-cell office:value-type="float" office:value="0.0008183326" calcext:value-type="float">
            <text:p>0.000818332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Profiler.SerializeStats</text:p>
          </table:table-cell>
          <table:table-cell office:value-type="string" calcext:value-type="string">
            <text:p>Overhead</text:p>
          </table:table-cell>
          <table:table-cell office:value-type="float" office:value="0.2452997" calcext:value-type="float">
            <text:p>0.2452997</text:p>
          </table:table-cell>
          <table:table-cell office:value-type="float" office:value="0.0008176657" calcext:value-type="float">
            <text:p>0.000817665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CustomRenderTextures.Update</text:p>
          </table:table-cell>
          <table:table-cell office:value-type="string" calcext:value-type="string">
            <text:p>Render</text:p>
          </table:table-cell>
          <table:table-cell office:value-type="float" office:value="0.2440997" calcext:value-type="float">
            <text:p>0.2440997</text:p>
          </table:table-cell>
          <table:table-cell office:value-type="float" office:value="0.0008136657" calcext:value-type="float">
            <text:p>0.000813665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 office:value-type="float" office:value="0.2420997" calcext:value-type="float">
            <text:p>0.2420997</text:p>
          </table:table-cell>
          <table:table-cell office:value-type="float" office:value="0.0008069992" calcext:value-type="float">
            <text:p>0.000806999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Inl_ScriptableRenderer.InternalStartRendering</text:p>
          </table:table-cell>
          <table:table-cell office:value-type="string" calcext:value-type="string">
            <text:p>Scripts</text:p>
          </table:table-cell>
          <table:table-cell office:value-type="float" office:value="0.2387995" calcext:value-type="float">
            <text:p>0.2387995</text:p>
          </table:table-cell>
          <table:table-cell office:value-type="float" office:value="0.0007959984" calcext:value-type="float">
            <text:p>0.000795998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2379997" calcext:value-type="float">
            <text:p>0.2379997</text:p>
          </table:table-cell>
          <table:table-cell office:value-type="float" office:value="0.0007933323" calcext:value-type="float">
            <text:p>0.000793332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2311998" calcext:value-type="float">
            <text:p>0.2311998</text:p>
          </table:table-cell>
          <table:table-cell office:value-type="float" office:value="0.0007706659" calcext:value-type="float">
            <text:p>0.000770665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2300997" calcext:value-type="float">
            <text:p>0.2300997</text:p>
          </table:table-cell>
          <table:table-cell office:value-type="float" office:value="0.000766999" calcext:value-type="float">
            <text:p>0.00076699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UIEvents.WillRenderCanvases</text:p>
          </table:table-cell>
          <table:table-cell office:value-type="string" calcext:value-type="string">
            <text:p>PlayerLoop</text:p>
          </table:table-cell>
          <table:table-cell office:value-type="float" office:value="0.2274997" calcext:value-type="float">
            <text:p>0.2274997</text:p>
          </table:table-cell>
          <table:table-cell office:value-type="float" office:value="0.0007583322" calcext:value-type="float">
            <text:p>0.000758332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EarlyUpdate.PollPlayerConnection</text:p>
          </table:table-cell>
          <table:table-cell office:value-type="string" calcext:value-type="string">
            <text:p>PlayerLoop</text:p>
          </table:table-cell>
          <table:table-cell office:value-type="float" office:value="0.2257996" calcext:value-type="float">
            <text:p>0.2257996</text:p>
          </table:table-cell>
          <table:table-cell office:value-type="float" office:value="0.0007526652" calcext:value-type="float">
            <text:p>0.000752665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EarlyUpdate.PlayerCleanupCachedData</text:p>
          </table:table-cell>
          <table:table-cell office:value-type="string" calcext:value-type="string">
            <text:p>PlayerLoop</text:p>
          </table:table-cell>
          <table:table-cell office:value-type="float" office:value="0.2092997" calcext:value-type="float">
            <text:p>0.2092997</text:p>
          </table:table-cell>
          <table:table-cell office:value-type="float" office:value="0.0006976657" calcext:value-type="float">
            <text:p>0.000697665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2030997" calcext:value-type="float">
            <text:p>0.2030997</text:p>
          </table:table-cell>
          <table:table-cell office:value-type="float" office:value="0.0006769989" calcext:value-type="float">
            <text:p>0.000676998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2027021" calcext:value-type="float">
            <text:p>0.2027021</text:p>
          </table:table-cell>
          <table:table-cell office:value-type="float" office:value="0.0006756738" calcext:value-type="float">
            <text:p>0.0006756738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Update.ScriptRunDelayedTasks</text:p>
          </table:table-cell>
          <table:table-cell office:value-type="string" calcext:value-type="string">
            <text:p>PlayerLoop</text:p>
          </table:table-cell>
          <table:table-cell office:value-type="float" office:value="0.2009997" calcext:value-type="float">
            <text:p>0.2009997</text:p>
          </table:table-cell>
          <table:table-cell office:value-type="float" office:value="0.000669999" calcext:value-type="float">
            <text:p>0.00066999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UnityEngine.CoreModule.dll!UnityEngine.Rendering::SupportedRenderingFeatures.IsUIOverlayRenderedBySRP()</text:p>
          </table:table-cell>
          <table:table-cell office:value-type="string" calcext:value-type="string">
            <text:p>Scripts</text:p>
          </table:table-cell>
          <table:table-cell office:value-type="float" office:value="0.2003997" calcext:value-type="float">
            <text:p>0.2003997</text:p>
          </table:table-cell>
          <table:table-cell office:value-type="float" office:value="0.0006679989" calcext:value-type="float">
            <text:p>0.000667998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UGUI.Rendering.UpdateBatches</text:p>
          </table:table-cell>
          <table:table-cell office:value-type="string" calcext:value-type="string">
            <text:p>UI Render</text:p>
          </table:table-cell>
          <table:table-cell office:value-type="float" office:value="0.1982996" calcext:value-type="float">
            <text:p>0.1982996</text:p>
          </table:table-cell>
          <table:table-cell office:value-type="float" office:value="0.0006609987" calcext:value-type="float">
            <text:p>0.000660998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EarlyUpdate.UpdatePreloading</text:p>
          </table:table-cell>
          <table:table-cell office:value-type="string" calcext:value-type="string">
            <text:p>PlayerLoop</text:p>
          </table:table-cell>
          <table:table-cell office:value-type="float" office:value="0.1956997" calcext:value-type="float">
            <text:p>0.1956997</text:p>
          </table:table-cell>
          <table:table-cell office:value-type="float" office:value="0.0006523324" calcext:value-type="float">
            <text:p>0.000652332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1920997" calcext:value-type="float">
            <text:p>0.1920997</text:p>
          </table:table-cell>
          <table:table-cell office:value-type="float" office:value="0.0006403323" calcext:value-type="float">
            <text:p>0.000640332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string" calcext:value-type="string">
            <text:p>Cleanup Unused Cached Data</text:p>
          </table:table-cell>
          <table:table-cell office:value-type="string" calcext:value-type="string">
            <text:p>PlayerLoop</text:p>
          </table:table-cell>
          <table:table-cell office:value-type="float" office:value="0.1900997" calcext:value-type="float">
            <text:p>0.1900997</text:p>
          </table:table-cell>
          <table:table-cell office:value-type="float" office:value="0.0006336657" calcext:value-type="float">
            <text:p>0.000633665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1877997" calcext:value-type="float">
            <text:p>0.1877997</text:p>
          </table:table-cell>
          <table:table-cell office:value-type="float" office:value="0.0006259991" calcext:value-type="float">
            <text:p>0.000625999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Initialization.DirectorSampleTime</text:p>
          </table:table-cell>
          <table:table-cell office:value-type="string" calcext:value-type="string">
            <text:p>PlayerLoop</text:p>
          </table:table-cell>
          <table:table-cell office:value-type="float" office:value="0.1868998" calcext:value-type="float">
            <text:p>0.1868998</text:p>
          </table:table-cell>
          <table:table-cell office:value-type="float" office:value="0.0006229992" calcext:value-type="float">
            <text:p>0.000622999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1851997" calcext:value-type="float">
            <text:p>0.1851997</text:p>
          </table:table-cell>
          <table:table-cell office:value-type="float" office:value="0.0006173325" calcext:value-type="float">
            <text:p>0.000617332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PostLateUpdate.MemoryFrameMaintenance</text:p>
          </table:table-cell>
          <table:table-cell office:value-type="string" calcext:value-type="string">
            <text:p>PlayerLoop</text:p>
          </table:table-cell>
          <table:table-cell office:value-type="float" office:value="0.1836997" calcext:value-type="float">
            <text:p>0.1836997</text:p>
          </table:table-cell>
          <table:table-cell office:value-type="float" office:value="0.0006123324" calcext:value-type="float">
            <text:p>0.000612332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layerConnection.Poll</text:p>
          </table:table-cell>
          <table:table-cell office:value-type="string" calcext:value-type="string">
            <text:p>Overhead</text:p>
          </table:table-cell>
          <table:table-cell office:value-type="float" office:value="0.1800997" calcext:value-type="float">
            <text:p>0.1800997</text:p>
          </table:table-cell>
          <table:table-cell office:value-type="float" office:value="0.0006003324" calcext:value-type="float">
            <text:p>0.000600332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Loading.UpdatePreloading</text:p>
          </table:table-cell>
          <table:table-cell office:value-type="string" calcext:value-type="string">
            <text:p>PlayerLoop</text:p>
          </table:table-cell>
          <table:table-cell office:value-type="float" office:value="0.1722997" calcext:value-type="float">
            <text:p>0.1722997</text:p>
          </table:table-cell>
          <table:table-cell office:value-type="float" office:value="0.0005743323" calcext:value-type="float">
            <text:p>0.000574332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layerCleanupCachedData</text:p>
          </table:table-cell>
          <table:table-cell office:value-type="string" calcext:value-type="string">
            <text:p>GUI</text:p>
          </table:table-cell>
          <table:table-cell office:value-type="float" office:value="0.1713999" calcext:value-type="float">
            <text:p>0.1713999</text:p>
          </table:table-cell>
          <table:table-cell office:value-type="float" office:value="0.000571333" calcext:value-type="float">
            <text:p>0.00057133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Shadows.CullingCallbacks</text:p>
          </table:table-cell>
          <table:table-cell office:value-type="string" calcext:value-type="string">
            <text:p>Render</text:p>
          </table:table-cell>
          <table:table-cell office:value-type="float" office:value="0.1712997" calcext:value-type="float">
            <text:p>0.1712997</text:p>
          </table:table-cell>
          <table:table-cell office:value-type="float" office:value="0.0005709989" calcext:value-type="float">
            <text:p>0.000570998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Director.SampleTime</text:p>
          </table:table-cell>
          <table:table-cell office:value-type="string" calcext:value-type="string">
            <text:p>Director</text:p>
          </table:table-cell>
          <table:table-cell office:value-type="float" office:value="0.1638998" calcext:value-type="float">
            <text:p>0.1638998</text:p>
          </table:table-cell>
          <table:table-cell office:value-type="float" office:value="0.0005463328" calcext:value-type="float">
            <text:p>0.000546332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0005343333" calcext:value-type="float">
            <text:p>0.000534333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157" calcext:value-type="float">
            <text:p>0.157</text:p>
          </table:table-cell>
          <table:table-cell office:value-type="float" office:value="0.0005233334" calcext:value-type="float">
            <text:p>0.0005233334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UIEvents.CanvasManagerRenderOverlays</text:p>
          </table:table-cell>
          <table:table-cell office:value-type="string" calcext:value-type="string">
            <text:p>PlayerLoop</text:p>
          </table:table-cell>
          <table:table-cell office:value-type="float" office:value="0.1569003" calcext:value-type="float">
            <text:p>0.1569003</text:p>
          </table:table-cell>
          <table:table-cell office:value-type="float" office:value="0.0005230011" calcext:value-type="float">
            <text:p>0.000523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7900001" calcext:value-type="float">
            <text:p>0.007900001</text:p>
          </table:table-cell>
        </table:table-row>
        <table:table-row table:style-name="ro1">
          <table:table-cell office:value-type="string" calcext:value-type="string">
            <text:p>ScriptableRenderer.InternalFinishRendering</text:p>
          </table:table-cell>
          <table:table-cell office:value-type="string" calcext:value-type="string">
            <text:p>Scripts</text:p>
          </table:table-cell>
          <table:table-cell office:value-type="float" office:value="0.1567999" calcext:value-type="float">
            <text:p>0.1567999</text:p>
          </table:table-cell>
          <table:table-cell office:value-type="float" office:value="0.0005226665" calcext:value-type="float">
            <text:p>0.000522666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afterCullingOutputReady.Invoke</text:p>
          </table:table-cell>
          <table:table-cell office:value-type="string" calcext:value-type="string">
            <text:p>PlayerLoop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0005063334" calcext:value-type="float">
            <text:p>0.000506333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FrameEvents.XRBeginFrame</text:p>
          </table:table-cell>
          <table:table-cell office:value-type="string" calcext:value-type="string">
            <text:p>PlayerLoop</text:p>
          </table:table-cell>
          <table:table-cell office:value-type="float" office:value="0.1474002" calcext:value-type="float">
            <text:p>0.1474002</text:p>
          </table:table-cell>
          <table:table-cell office:value-type="float" office:value="0.0004913341" calcext:value-type="float">
            <text:p>0.000491334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office:value-type="string" calcext:value-type="string">
            <text:p>UnityEngine.CoreModule.dll!UnityEngine::UnitySynchronizationContext.ExecuteTasks()</text:p>
          </table:table-cell>
          <table:table-cell office:value-type="string" calcext:value-type="string">
            <text:p>Scripts</text:p>
          </table:table-cell>
          <table:table-cell office:value-type="float" office:value="0.1411002" calcext:value-type="float">
            <text:p>0.1411002</text:p>
          </table:table-cell>
          <table:table-cell office:value-type="float" office:value="0.0004703341" calcext:value-type="float">
            <text:p>0.000470334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PreUpdate.AIUpdate</text:p>
          </table:table-cell>
          <table:table-cell office:value-type="string" calcext:value-type="string">
            <text:p>PlayerLoop</text:p>
          </table:table-cell>
          <table:table-cell office:value-type="float" office:value="0.1403002" calcext:value-type="float">
            <text:p>0.1403002</text:p>
          </table:table-cell>
          <table:table-cell office:value-type="float" office:value="0.0004676673" calcext:value-type="float">
            <text:p>0.000467667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1395001" calcext:value-type="float">
            <text:p>0.1395001</text:p>
          </table:table-cell>
          <table:table-cell office:value-type="float" office:value="0.0004650003" calcext:value-type="float">
            <text:p>0.000465000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UpdatePreloading</text:p>
          </table:table-cell>
          <table:table-cell office:value-type="string" calcext:value-type="string">
            <text:p>Loading</text:p>
          </table:table-cell>
          <table:table-cell office:value-type="float" office:value="0.1357002" calcext:value-type="float">
            <text:p>0.1357002</text:p>
          </table:table-cell>
          <table:table-cell office:value-type="float" office:value="0.0004523338" calcext:value-type="float">
            <text:p>0.000452333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1309014" calcext:value-type="float">
            <text:p>0.1309014</text:p>
          </table:table-cell>
          <table:table-cell office:value-type="float" office:value="0.0004363381" calcext:value-type="float">
            <text:p>0.0004363381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1268004" calcext:value-type="float">
            <text:p>0.1268004</text:p>
          </table:table-cell>
          <table:table-cell office:value-type="float" office:value="0.0004226681" calcext:value-type="float">
            <text:p>0.0004226681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Update.DirectorUpdate</text:p>
          </table:table-cell>
          <table:table-cell office:value-type="string" calcext:value-type="string">
            <text:p>PlayerLoop</text:p>
          </table:table-cell>
          <table:table-cell office:value-type="float" office:value="0.1265999" calcext:value-type="float">
            <text:p>0.1265999</text:p>
          </table:table-cell>
          <table:table-cell office:value-type="float" office:value="0.0004219997" calcext:value-type="float">
            <text:p>0.000421999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string" calcext:value-type="string">
            <text:p>Camera.Render</text:p>
          </table:table-cell>
          <table:table-cell office:value-type="string" calcext:value-type="string">
            <text:p>Render</text:p>
          </table:table-cell>
          <table:table-cell office:value-type="float" office:value="0.1256001" calcext:value-type="float">
            <text:p>0.1256001</text:p>
          </table:table-cell>
          <table:table-cell office:value-type="float" office:value="0.0004186671" calcext:value-type="float">
            <text:p>0.000418667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0.1240005" calcext:value-type="float">
            <text:p>0.1240005</text:p>
          </table:table-cell>
          <table:table-cell office:value-type="float" office:value="0.0004133352" calcext:value-type="float">
            <text:p>0.000413335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FindActiveLights</text:p>
          </table:table-cell>
          <table:table-cell office:value-type="string" calcext:value-type="string">
            <text:p>Render</text:p>
          </table:table-cell>
          <table:table-cell office:value-type="float" office:value="0.1239999" calcext:value-type="float">
            <text:p>0.1239999</text:p>
          </table:table-cell>
          <table:table-cell office:value-type="float" office:value="0.0004133329" calcext:value-type="float">
            <text:p>0.000413332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 office:value-type="string" calcext:value-type="string">
            <text:p>Setup Camera Parameters</text:p>
          </table:table-cell>
          <table:table-cell office:value-type="string" calcext:value-type="string">
            <text:p>Scripts</text:p>
          </table:table-cell>
          <table:table-cell office:value-type="float" office:value="0.1210999" calcext:value-type="float">
            <text:p>0.1210999</text:p>
          </table:table-cell>
          <table:table-cell office:value-type="float" office:value="0.0004036664" calcext:value-type="float">
            <text:p>0.000403666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UIEvents.CanvasManagerEmitOffScreenGeometry</text:p>
          </table:table-cell>
          <table:table-cell office:value-type="string" calcext:value-type="string">
            <text:p>PlayerLoop</text:p>
          </table:table-cell>
          <table:table-cell office:value-type="float" office:value="0.1188999" calcext:value-type="float">
            <text:p>0.1188999</text:p>
          </table:table-cell>
          <table:table-cell office:value-type="float" office:value="0.0003963331" calcext:value-type="float">
            <text:p>0.000396333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PreUpdate.Physics2DUpdate</text:p>
          </table:table-cell>
          <table:table-cell office:value-type="string" calcext:value-type="string">
            <text:p>PlayerLoop</text:p>
          </table:table-cell>
          <table:table-cell office:value-type="float" office:value="0.1187999" calcext:value-type="float">
            <text:p>0.1187999</text:p>
          </table:table-cell>
          <table:table-cell office:value-type="float" office:value="0.0003959996" calcext:value-type="float">
            <text:p>0.000395999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FrameEvents.OnBeforeRenderCallback</text:p>
          </table:table-cell>
          <table:table-cell office:value-type="string" calcext:value-type="string">
            <text:p>PlayerLoop</text:p>
          </table:table-cell>
          <table:table-cell office:value-type="float" office:value="0.1184999" calcext:value-type="float">
            <text:p>0.1184999</text:p>
          </table:table-cell>
          <table:table-cell office:value-type="float" office:value="0.0003949997" calcext:value-type="float">
            <text:p>0.000394999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PostLateUpdate.UpdateLightProbeProxyVolumes</text:p>
          </table:table-cell>
          <table:table-cell office:value-type="string" calcext:value-type="string">
            <text:p>PlayerLoop</text:p>
          </table:table-cell>
          <table:table-cell office:value-type="float" office:value="0.1173999" calcext:value-type="float">
            <text:p>0.1173999</text:p>
          </table:table-cell>
          <table:table-cell office:value-type="float" office:value="0.000391333" calcext:value-type="float">
            <text:p>0.00039133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UnityEngine.IMGUIModule.dll!UnityEngine::Event.Internal_MakeMasterEventCurrent()</text:p>
          </table:table-cell>
          <table:table-cell office:value-type="string" calcext:value-type="string">
            <text:p>Scripts</text:p>
          </table:table-cell>
          <table:table-cell office:value-type="float" office:value="0.1160999" calcext:value-type="float">
            <text:p>0.1160999</text:p>
          </table:table-cell>
          <table:table-cell office:value-type="float" office:value="0.0003869997" calcext:value-type="float">
            <text:p>0.000386999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UGUI.Rendering.RenderOverlays</text:p>
          </table:table-cell>
          <table:table-cell office:value-type="string" calcext:value-type="string">
            <text:p>UI Render</text:p>
          </table:table-cell>
          <table:table-cell office:value-type="float" office:value="0.1156003" calcext:value-type="float">
            <text:p>0.1156003</text:p>
          </table:table-cell>
          <table:table-cell office:value-type="float" office:value="0.0003853343" calcext:value-type="float">
            <text:p>0.000385334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1155999" calcext:value-type="float">
            <text:p>0.1155999</text:p>
          </table:table-cell>
          <table:table-cell office:value-type="float" office:value="0.0003853331" calcext:value-type="float">
            <text:p>0.000385333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1150014" calcext:value-type="float">
            <text:p>0.1150014</text:p>
          </table:table-cell>
          <table:table-cell office:value-type="float" office:value="0.0003833379" calcext:value-type="float">
            <text:p>0.0003833379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GarbageCollector.CollectIncremental</text:p>
          </table:table-cell>
          <table:table-cell office:value-type="string" calcext:value-type="string">
            <text:p>GC</text:p>
          </table:table-cell>
          <table:table-cell office:value-type="float" office:value="0.1112999" calcext:value-type="float">
            <text:p>0.1112999</text:p>
          </table:table-cell>
          <table:table-cell office:value-type="float" office:value="0.0003709996" calcext:value-type="float">
            <text:p>0.000370999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9699999" calcext:value-type="float">
            <text:p>0.009699999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0003689999" calcext:value-type="float">
            <text:p>0.000368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office:value-type="string" calcext:value-type="string">
            <text:p>Profiler.CollectPhysicsStats</text:p>
          </table:table-cell>
          <table:table-cell office:value-type="string" calcext:value-type="string">
            <text:p>Overhead</text:p>
          </table:table-cell>
          <table:table-cell office:value-type="float" office:value="0.1106999" calcext:value-type="float">
            <text:p>0.1106999</text:p>
          </table:table-cell>
          <table:table-cell office:value-type="float" office:value="0.0003689996" calcext:value-type="float">
            <text:p>0.000368999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EarlyUpdate.ScriptRunDelayedStartupFrame</text:p>
          </table:table-cell>
          <table:table-cell office:value-type="string" calcext:value-type="string">
            <text:p>PlayerLoop</text:p>
          </table:table-cell>
          <table:table-cell office:value-type="float" office:value="0.1095999" calcext:value-type="float">
            <text:p>0.1095999</text:p>
          </table:table-cell>
          <table:table-cell office:value-type="float" office:value="0.000365333" calcext:value-type="float">
            <text:p>0.00036533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office:value-type="string" calcext:value-type="string">
            <text:p>Inl_Sort Render Passes</text:p>
          </table:table-cell>
          <table:table-cell office:value-type="string" calcext:value-type="string">
            <text:p>Scripts</text:p>
          </table:table-cell>
          <table:table-cell office:value-type="float" office:value="0.1078999" calcext:value-type="float">
            <text:p>0.1078999</text:p>
          </table:table-cell>
          <table:table-cell office:value-type="float" office:value="0.0003596662" calcext:value-type="float">
            <text:p>0.000359666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string" calcext:value-type="string">
            <text:p>PreLateUpdate.ConstraintManagerUpdate</text:p>
          </table:table-cell>
          <table:table-cell office:value-type="string" calcext:value-type="string">
            <text:p>PlayerLoop</text:p>
          </table:table-cell>
          <table:table-cell office:value-type="float" office:value="0.1075999" calcext:value-type="float">
            <text:p>0.1075999</text:p>
          </table:table-cell>
          <table:table-cell office:value-type="float" office:value="0.0003586663" calcext:value-type="float">
            <text:p>0.000358666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1060012" calcext:value-type="float">
            <text:p>0.1060012</text:p>
          </table:table-cell>
          <table:table-cell office:value-type="float" office:value="0.0003533372" calcext:value-type="float">
            <text:p>0.0003533372</text:p>
          </table:table-cell>
          <table:table-cell office:value-type="float" office:value="0" calcext:value-type="float">
            <text:p>0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1026006" calcext:value-type="float">
            <text:p>0.1026006</text:p>
          </table:table-cell>
          <table:table-cell office:value-type="float" office:value="0.000342002" calcext:value-type="float">
            <text:p>0.000342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Application.Integrate Assets in Background</text:p>
          </table:table-cell>
          <table:table-cell office:value-type="string" calcext:value-type="string">
            <text:p>Loading</text:p>
          </table:table-cell>
          <table:table-cell office:value-type="float" office:value="0.1011999" calcext:value-type="float">
            <text:p>0.1011999</text:p>
          </table:table-cell>
          <table:table-cell office:value-type="float" office:value="0.000337333" calcext:value-type="float">
            <text:p>0.00033733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9729991" calcext:value-type="float">
            <text:p>0.09729991</text:p>
          </table:table-cell>
          <table:table-cell office:value-type="float" office:value="0.000324333" calcext:value-type="float">
            <text:p>0.00032433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hysics.SyncColliderTransform</text:p>
          </table:table-cell>
          <table:table-cell office:value-type="string" calcext:value-type="string">
            <text:p>Physics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>
          <table:table-cell office:value-type="string" calcext:value-type="string">
            <text:p>PostLateUpdate.EnlightenRuntimeUpdate</text:p>
          </table:table-cell>
          <table:table-cell office:value-type="string" calcext:value-type="string">
            <text:p>PlayerLoop</text:p>
          </table:table-cell>
          <table:table-cell office:value-type="float" office:value="0.09519999" calcext:value-type="float">
            <text:p>0.09519999</text:p>
          </table:table-cell>
          <table:table-cell office:value-type="float" office:value="0.0003173333" calcext:value-type="float">
            <text:p>0.000317333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string" calcext:value-type="string">
            <text:p>PostLateUpdate.UpdateAllSkinnedMeshes</text:p>
          </table:table-cell>
          <table:table-cell office:value-type="string" calcext:value-type="string">
            <text:p>PlayerLoop</text:p>
          </table:table-cell>
          <table:table-cell office:value-type="float" office:value="0.09390008" calcext:value-type="float">
            <text:p>0.09390008</text:p>
          </table:table-cell>
          <table:table-cell office:value-type="float" office:value="0.0003130003" calcext:value-type="float">
            <text:p>0.000313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PhysX.FinalizeUpdateTask</text:p>
          </table:table-cell>
          <table:table-cell office:value-type="string" calcext:value-type="string">
            <text:p>Physics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0003116667" calcext:value-type="float">
            <text:p>0.0003116667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582" calcext:value-type="float">
            <text:p>0.0582</text:p>
          </table:table-cell>
        </table:table-row>
        <table:table-row table:style-name="ro1">
          <table:table-cell office:value-type="string" calcext:value-type="string">
            <text:p>UGUI.Rendering.EmitWorldScreenspaceCameraGeometry</text:p>
          </table:table-cell>
          <table:table-cell office:value-type="string" calcext:value-type="string">
            <text:p>UI Render</text:p>
          </table:table-cell>
          <table:table-cell office:value-type="float" office:value="0.09210002" calcext:value-type="float">
            <text:p>0.09210002</text:p>
          </table:table-cell>
          <table:table-cell office:value-type="float" office:value="0.0003070001" calcext:value-type="float">
            <text:p>0.000307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PostLateUpdate.DirectorRenderImage</text:p>
          </table:table-cell>
          <table:table-cell office:value-type="string" calcext:value-type="string">
            <text:p>PlayerLoop</text:p>
          </table:table-cell>
          <table:table-cell office:value-type="float" office:value="0.09180002" calcext:value-type="float">
            <text:p>0.09180002</text:p>
          </table:table-cell>
          <table:table-cell office:value-type="float" office:value="0.0003060001" calcext:value-type="float">
            <text:p>0.000306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Inl_UniversalRenderPipeline.InitializeLightData</text:p>
          </table:table-cell>
          <table:table-cell office:value-type="string" calcext:value-type="string">
            <text:p>Scripts</text:p>
          </table:table-cell>
          <table:table-cell office:value-type="float" office:value="0.0858001" calcext:value-type="float">
            <text:p>0.0858001</text:p>
          </table:table-cell>
          <table:table-cell office:value-type="float" office:value="0.0002860003" calcext:value-type="float">
            <text:p>0.000286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" calcext:value-type="float">
            <text:p>0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office:value-type="string" calcext:value-type="string">
            <text:p>LOD.ComputeLOD</text:p>
          </table:table-cell>
          <table:table-cell office:value-type="string" calcext:value-type="string">
            <text:p>Render</text:p>
          </table:table-cell>
          <table:table-cell office:value-type="float" office:value="0.08400019" calcext:value-type="float">
            <text:p>0.08400019</text:p>
          </table:table-cell>
          <table:table-cell office:value-type="float" office:value="0.0002800006" calcext:value-type="float">
            <text:p>0.000280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office:value-type="string" calcext:value-type="string">
            <text:p>AddCustomActiveLocalLights</text:p>
          </table:table-cell>
          <table:table-cell office:value-type="string" calcext:value-type="string">
            <text:p>Render</text:p>
          </table:table-cell>
          <table:table-cell office:value-type="float" office:value="0.08240005" calcext:value-type="float">
            <text:p>0.08240005</text:p>
          </table:table-cell>
          <table:table-cell office:value-type="float" office:value="0.0002746668" calcext:value-type="float">
            <text:p>0.000274666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Initialization.AsyncUploadTimeSlicedUpdate</text:p>
          </table:table-cell>
          <table:table-cell office:value-type="string" calcext:value-type="string">
            <text:p>PlayerLoop</text:p>
          </table:table-cell>
          <table:table-cell office:value-type="float" office:value="0.08130015" calcext:value-type="float">
            <text:p>0.08130015</text:p>
          </table:table-cell>
          <table:table-cell office:value-type="float" office:value="0.0002710005" calcext:value-type="float">
            <text:p>0.000271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string" calcext:value-type="string">
            <text:p>Inl_Setup Additional Shadows</text:p>
          </table:table-cell>
          <table:table-cell office:value-type="string" calcext:value-type="string">
            <text:p>Scripts</text:p>
          </table:table-cell>
          <table:table-cell office:value-type="float" office:value="0.07950009" calcext:value-type="float">
            <text:p>0.07950009</text:p>
          </table:table-cell>
          <table:table-cell office:value-type="float" office:value="0.0002650003" calcext:value-type="float">
            <text:p>0.000265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Profiler.CollectPhysics2DStats</text:p>
          </table:table-cell>
          <table:table-cell office:value-type="string" calcext:value-type="string">
            <text:p>Overhead</text:p>
          </table:table-cell>
          <table:table-cell office:value-type="float" office:value="0.07950003" calcext:value-type="float">
            <text:p>0.07950003</text:p>
          </table:table-cell>
          <table:table-cell office:value-type="float" office:value="0.0002650001" calcext:value-type="float">
            <text:p>0.000265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reUpdate.WindUpdate</text:p>
          </table:table-cell>
          <table:table-cell office:value-type="string" calcext:value-type="string">
            <text:p>PlayerLoop</text:p>
          </table:table-cell>
          <table:table-cell office:value-type="float" office:value="0.07900012" calcext:value-type="float">
            <text:p>0.07900012</text:p>
          </table:table-cell>
          <table:table-cell office:value-type="float" office:value="0.0002633338" calcext:value-type="float">
            <text:p>0.00026333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IEvents.CanvasmanagerEmitOnScreenGeometry</text:p>
          </table:table-cell>
          <table:table-cell office:value-type="string" calcext:value-type="string">
            <text:p>PlayerLoop</text:p>
          </table:table-cell>
          <table:table-cell office:value-type="float" office:value="0.07740005" calcext:value-type="float">
            <text:p>0.07740005</text:p>
          </table:table-cell>
          <table:table-cell office:value-type="float" office:value="0.0002580002" calcext:value-type="float">
            <text:p>0.000258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AddDirectionalLights</text:p>
          </table:table-cell>
          <table:table-cell office:value-type="string" calcext:value-type="string">
            <text:p>Render</text:p>
          </table:table-cell>
          <table:table-cell office:value-type="float" office:value="0.07720006" calcext:value-type="float">
            <text:p>0.07720006</text:p>
          </table:table-cell>
          <table:table-cell office:value-type="float" office:value="0.0002573335" calcext:value-type="float">
            <text:p>0.000257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CullResultsToNativeArrays</text:p>
          </table:table-cell>
          <table:table-cell office:value-type="string" calcext:value-type="string">
            <text:p>Render</text:p>
          </table:table-cell>
          <table:table-cell office:value-type="float" office:value="0.07530013" calcext:value-type="float">
            <text:p>0.07530013</text:p>
          </table:table-cell>
          <table:table-cell office:value-type="float" office:value="0.0002510005" calcext:value-type="float">
            <text:p>0.000251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PreLateUpdate.ScriptRunBehaviourLateUpdate</text:p>
          </table:table-cell>
          <table:table-cell office:value-type="string" calcext:value-type="string">
            <text:p>PlayerLoop</text:p>
          </table:table-cell>
          <table:table-cell office:value-type="float" office:value="0.07200016" calcext:value-type="float">
            <text:p>0.07200016</text:p>
          </table:table-cell>
          <table:table-cell office:value-type="float" office:value="0.0002400005" calcext:value-type="float">
            <text:p>0.000240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reUpdate.PhysicsUpdate</text:p>
          </table:table-cell>
          <table:table-cell office:value-type="string" calcext:value-type="string">
            <text:p>PlayerLoop</text:p>
          </table:table-cell>
          <table:table-cell office:value-type="float" office:value="0.07180012" calcext:value-type="float">
            <text:p>0.07180012</text:p>
          </table:table-cell>
          <table:table-cell office:value-type="float" office:value="0.0002393337" calcext:value-type="float">
            <text:p>0.00023933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ostLateUpdate.PhysicsSkinnedClothBeginUpdate</text:p>
          </table:table-cell>
          <table:table-cell office:value-type="string" calcext:value-type="string">
            <text:p>PlayerLoop</text:p>
          </table:table-cell>
          <table:table-cell office:value-type="float" office:value="0.07100015" calcext:value-type="float">
            <text:p>0.07100015</text:p>
          </table:table-cell>
          <table:table-cell office:value-type="float" office:value="0.0002366672" calcext:value-type="float">
            <text:p>0.000236667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office:value-type="string" calcext:value-type="string">
            <text:p>PostLateUpdate.DirectorLateUpdate</text:p>
          </table:table-cell>
          <table:table-cell office:value-type="string" calcext:value-type="string">
            <text:p>PlayerLoop</text:p>
          </table:table-cell>
          <table:table-cell office:value-type="float" office:value="0.07040011" calcext:value-type="float">
            <text:p>0.07040011</text:p>
          </table:table-cell>
          <table:table-cell office:value-type="float" office:value="0.000234667" calcext:value-type="float">
            <text:p>0.000234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Setup Light Constants</text:p>
          </table:table-cell>
          <table:table-cell office:value-type="string" calcext:value-type="string">
            <text:p>Scripts</text:p>
          </table:table-cell>
          <table:table-cell office:value-type="float" office:value="0.07020008" calcext:value-type="float">
            <text:p>0.07020008</text:p>
          </table:table-cell>
          <table:table-cell office:value-type="float" office:value="0.0002340003" calcext:value-type="float">
            <text:p>0.000234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reUpdate.UpdateVideo</text:p>
          </table:table-cell>
          <table:table-cell office:value-type="string" calcext:value-type="string">
            <text:p>PlayerLoop</text:p>
          </table:table-cell>
          <table:table-cell office:value-type="float" office:value="0.06920006" calcext:value-type="float">
            <text:p>0.06920006</text:p>
          </table:table-cell>
          <table:table-cell office:value-type="float" office:value="0.0002306669" calcext:value-type="float">
            <text:p>0.00023066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rofiler.CollectVideoStats</text:p>
          </table:table-cell>
          <table:table-cell office:value-type="string" calcext:value-type="string">
            <text:p>Overhead</text:p>
          </table:table-cell>
          <table:table-cell office:value-type="float" office:value="0.06870009" calcext:value-type="float">
            <text:p>0.06870009</text:p>
          </table:table-cell>
          <table:table-cell office:value-type="float" office:value="0.0002290003" calcext:value-type="float">
            <text:p>0.000229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ostLateUpdate.UpdateVideoTextures</text:p>
          </table:table-cell>
          <table:table-cell office:value-type="string" calcext:value-type="string">
            <text:p>PlayerLoop</text:p>
          </table:table-cell>
          <table:table-cell office:value-type="float" office:value="0.06730007" calcext:value-type="float">
            <text:p>0.06730007</text:p>
          </table:table-cell>
          <table:table-cell office:value-type="float" office:value="0.0002243335" calcext:value-type="float">
            <text:p>0.000224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02233333" calcext:value-type="float">
            <text:p>0.000223333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string" calcext:value-type="string">
            <text:p>UnityEngine.CoreModule.dll!UnityEngine::Application.InvokeOnBeforeRender()</text:p>
          </table:table-cell>
          <table:table-cell office:value-type="string" calcext:value-type="string">
            <text:p>Scripts</text:p>
          </table:table-cell>
          <table:table-cell office:value-type="float" office:value="0.06660008" calcext:value-type="float">
            <text:p>0.06660008</text:p>
          </table:table-cell>
          <table:table-cell office:value-type="float" office:value="0.0002220002" calcext:value-type="float">
            <text:p>0.000222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LightProbeProxyVolumeManager.Update</text:p>
          </table:table-cell>
          <table:table-cell office:value-type="string" calcext:value-type="string">
            <text:p>Render</text:p>
          </table:table-cell>
          <table:table-cell office:value-type="float" office:value="0.06660005" calcext:value-type="float">
            <text:p>0.06660005</text:p>
          </table:table-cell>
          <table:table-cell office:value-type="float" office:value="0.0002220002" calcext:value-type="float">
            <text:p>0.000222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1">
          <table:table-cell office:value-type="string" calcext:value-type="string">
            <text:p>PostLateUpdate.ScriptRunDelayedDynamicFrameRate</text:p>
          </table:table-cell>
          <table:table-cell office:value-type="string" calcext:value-type="string">
            <text:p>PlayerLoop</text:p>
          </table:table-cell>
          <table:table-cell office:value-type="float" office:value="0.06630006" calcext:value-type="float">
            <text:p>0.06630006</text:p>
          </table:table-cell>
          <table:table-cell office:value-type="float" office:value="0.0002210002" calcext:value-type="float">
            <text:p>0.000221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string" calcext:value-type="string">
            <text:p>Initialization.XREarlyUpdate</text:p>
          </table:table-cell>
          <table:table-cell office:value-type="string" calcext:value-type="string">
            <text:p>PlayerLoop</text:p>
          </table:table-cell>
          <table:table-cell office:value-type="float" office:value="0.06570005" calcext:value-type="float">
            <text:p>0.06570005</text:p>
          </table:table-cell>
          <table:table-cell office:value-type="float" office:value="0.0002190002" calcext:value-type="float">
            <text:p>0.000219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hysics.FetchResults</text:p>
          </table:table-cell>
          <table:table-cell office:value-type="string" calcext:value-type="string">
            <text:p>Physics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002186667" calcext:value-type="float">
            <text:p>0.0002186667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string" calcext:value-type="string">
            <text:p>FindBrightestDirectionalLight</text:p>
          </table:table-cell>
          <table:table-cell office:value-type="string" calcext:value-type="string">
            <text:p>Render</text:p>
          </table:table-cell>
          <table:table-cell office:value-type="float" office:value="0.06460005" calcext:value-type="float">
            <text:p>0.06460005</text:p>
          </table:table-cell>
          <table:table-cell office:value-type="float" office:value="0.0002153335" calcext:value-type="float">
            <text:p>0.000215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Initialization.UpdateCameraMotionVectors</text:p>
          </table:table-cell>
          <table:table-cell office:value-type="string" calcext:value-type="string">
            <text:p>PlayerLoop</text:p>
          </table:table-cell>
          <table:table-cell office:value-type="float" office:value="0.06290002" calcext:value-type="float">
            <text:p>0.06290002</text:p>
          </table:table-cell>
          <table:table-cell office:value-type="float" office:value="0.0002096667" calcext:value-type="float">
            <text:p>0.000209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reLateUpdate.DirectorUpdateAnimationBegin</text:p>
          </table:table-cell>
          <table:table-cell office:value-type="string" calcext:value-type="string">
            <text:p>PlayerLoop</text:p>
          </table:table-cell>
          <table:table-cell office:value-type="float" office:value="0.06189999" calcext:value-type="float">
            <text:p>0.06189999</text:p>
          </table:table-cell>
          <table:table-cell office:value-type="float" office:value="0.0002063333" calcext:value-type="float">
            <text:p>0.00020633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6170001" calcext:value-type="float">
            <text:p>0.06170001</text:p>
          </table:table-cell>
          <table:table-cell office:value-type="float" office:value="0.0002056667" calcext:value-type="float">
            <text:p>0.000205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reLateUpdate.DirectorUpdateAnimationEnd</text:p>
          </table:table-cell>
          <table:table-cell office:value-type="string" calcext:value-type="string">
            <text:p>PlayerLoop</text:p>
          </table:table-cell>
          <table:table-cell office:value-type="float" office:value="0.06099999" calcext:value-type="float">
            <text:p>0.06099999</text:p>
          </table:table-cell>
          <table:table-cell office:value-type="float" office:value="0.0002033333" calcext:value-type="float">
            <text:p>0.00020333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ConstraintManager::Update</text:p>
          </table:table-cell>
          <table:table-cell office:value-type="string" calcext:value-type="string">
            <text:p>Animation</text:p>
          </table:table-cell>
          <table:table-cell office:value-type="float" office:value="0.06020009" calcext:value-type="float">
            <text:p>0.06020009</text:p>
          </table:table-cell>
          <table:table-cell office:value-type="float" office:value="0.000200667" calcext:value-type="float">
            <text:p>0.000200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 office:value-type="float" office:value="0.05960003" calcext:value-type="float">
            <text:p>0.05960003</text:p>
          </table:table-cell>
          <table:table-cell office:value-type="float" office:value="0.0001986667" calcext:value-type="float">
            <text:p>0.000198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string" calcext:value-type="string">
            <text:p>EnlightenRuntimeManager.AddCustomLights</text:p>
          </table:table-cell>
          <table:table-cell office:value-type="string" calcext:value-type="string">
            <text:p>Gi</text:p>
          </table:table-cell>
          <table:table-cell office:value-type="float" office:value="0.05889998" calcext:value-type="float">
            <text:p>0.05889998</text:p>
          </table:table-cell>
          <table:table-cell office:value-type="float" office:value="0.0001963333" calcext:value-type="float">
            <text:p>0.00019633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0575003" calcext:value-type="float">
            <text:p>0.0575003</text:p>
          </table:table-cell>
          <table:table-cell office:value-type="float" office:value="0.0001916677" calcext:value-type="float">
            <text:p>0.0001916677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ostLateUpdate.UpdateVideo</text:p>
          </table:table-cell>
          <table:table-cell office:value-type="string" calcext:value-type="string">
            <text:p>PlayerLoop</text:p>
          </table:table-cell>
          <table:table-cell office:value-type="float" office:value="0.05749998" calcext:value-type="float">
            <text:p>0.05749998</text:p>
          </table:table-cell>
          <table:table-cell office:value-type="float" office:value="0.0001916666" calcext:value-type="float">
            <text:p>0.000191666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Update.ScriptRunDelayedDynamicFrameRate</text:p>
          </table:table-cell>
          <table:table-cell office:value-type="string" calcext:value-type="string">
            <text:p>PlayerLoop</text:p>
          </table:table-cell>
          <table:table-cell office:value-type="float" office:value="0.05730003" calcext:value-type="float">
            <text:p>0.05730003</text:p>
          </table:table-cell>
          <table:table-cell office:value-type="float" office:value="0.0001910001" calcext:value-type="float">
            <text:p>0.000191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reUpdate.IMGUISendQueuedEvents</text:p>
          </table:table-cell>
          <table:table-cell office:value-type="string" calcext:value-type="string">
            <text:p>PlayerLoop</text:p>
          </table:table-cell>
          <table:table-cell office:value-type="float" office:value="0.05659999" calcext:value-type="float">
            <text:p>0.05659999</text:p>
          </table:table-cell>
          <table:table-cell office:value-type="float" office:value="0.0001886666" calcext:value-type="float">
            <text:p>0.000188666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UGUI.Rendering.EmitWorldScreenspaceCameraGeometry</text:p>
          </table:table-cell>
          <table:table-cell office:value-type="string" calcext:value-type="string">
            <text:p>UI Render</text:p>
          </table:table-cell>
          <table:table-cell office:value-type="float" office:value="0.05650002" calcext:value-type="float">
            <text:p>0.05650002</text:p>
          </table:table-cell>
          <table:table-cell office:value-type="float" office:value="0.0001883334" calcext:value-type="float">
            <text:p>0.000188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Renderers.OncePerFrameUpdate</text:p>
          </table:table-cell>
          <table:table-cell office:value-type="string" calcext:value-type="string">
            <text:p>Render</text:p>
          </table:table-cell>
          <table:table-cell office:value-type="float" office:value="0.05619999" calcext:value-type="float">
            <text:p>0.05619999</text:p>
          </table:table-cell>
          <table:table-cell office:value-type="float" office:value="0.0001873333" calcext:value-type="float">
            <text:p>0.00018733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ostLateUpdate.UpdateRectTransform</text:p>
          </table:table-cell>
          <table:table-cell office:value-type="string" calcext:value-type="string">
            <text:p>PlayerLoop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UnityEngine.UIModule.dll!UnityEngine::Canvas.SendPreWillRenderCanvases()</text:p>
          </table:table-cell>
          <table:table-cell office:value-type="string" calcext:value-type="string">
            <text:p>Scripts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0001856667" calcext:value-type="float">
            <text:p>0.000185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EarlyUpdate.DispatchEventQueueEvents</text:p>
          </table:table-cell>
          <table:table-cell office:value-type="string" calcext:value-type="string">
            <text:p>PlayerLoop</text:p>
          </table:table-cell>
          <table:table-cell office:value-type="float" office:value="0.05570001" calcext:value-type="float">
            <text:p>0.05570001</text:p>
          </table:table-cell>
          <table:table-cell office:value-type="float" office:value="0.0001856667" calcext:value-type="float">
            <text:p>0.000185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RenderTexture.GarbageCollectTemporary</text:p>
          </table:table-cell>
          <table:table-cell office:value-type="string" calcext:value-type="string">
            <text:p>Render</text:p>
          </table:table-cell>
          <table:table-cell office:value-type="float" office:value="0.05430001" calcext:value-type="float">
            <text:p>0.05430001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ostLateUpdate.ParticleSystemEndUpdateAll</text:p>
          </table:table-cell>
          <table:table-cell office:value-type="string" calcext:value-type="string">
            <text:p>PlayerLoop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UnityEngine.AIModule.dll!UnityEngine.AI::NavMesh.Internal_CallOnNavMeshPreUpdate()</text:p>
          </table:table-cell>
          <table:table-cell office:value-type="string" calcext:value-type="string">
            <text:p>Scripts</text:p>
          </table:table-cell>
          <table:table-cell office:value-type="float" office:value="0.05290002" calcext:value-type="float">
            <text:p>0.05290002</text:p>
          </table:table-cell>
          <table:table-cell office:value-type="float" office:value="0.0001763334" calcext:value-type="float">
            <text:p>0.000176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ostLateUpdate.PhysicsSkinnedClothFinishUpdate</text:p>
          </table:table-cell>
          <table:table-cell office:value-type="string" calcext:value-type="string">
            <text:p>PlayerLoop</text:p>
          </table:table-cell>
          <table:table-cell office:value-type="float" office:value="0.05270002" calcext:value-type="float">
            <text:p>0.05270002</text:p>
          </table:table-cell>
          <table:table-cell office:value-type="float" office:value="0.0001756667" calcext:value-type="float">
            <text:p>0.000175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001743333" calcext:value-type="float">
            <text:p>0.00017433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ostLateUpdate.SortingGroupsUpdate</text:p>
          </table:table-cell>
          <table:table-cell office:value-type="string" calcext:value-type="string">
            <text:p>PlayerLoop</text:p>
          </table:table-cell>
          <table:table-cell office:value-type="float" office:value="0.05120004" calcext:value-type="float">
            <text:p>0.05120004</text:p>
          </table:table-cell>
          <table:table-cell office:value-type="float" office:value="0.0001706668" calcext:value-type="float">
            <text:p>0.000170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EarlyUpdate.RendererNotifyInvisible</text:p>
          </table:table-cell>
          <table:table-cell office:value-type="string" calcext:value-type="string">
            <text:p>PlayerLoop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001703334" calcext:value-type="float">
            <text:p>0.000170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FindBrightestDirectionalLight</text:p>
          </table:table-cell>
          <table:table-cell office:value-type="string" calcext:value-type="string">
            <text:p>Render</text:p>
          </table:table-cell>
          <table:table-cell office:value-type="float" office:value="0.04930006" calcext:value-type="float">
            <text:p>0.04930006</text:p>
          </table:table-cell>
          <table:table-cell office:value-type="float" office:value="0.0001643335" calcext:value-type="float">
            <text:p>0.000164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EarlyUpdate.UpdateTextureStreamingManager</text:p>
          </table:table-cell>
          <table:table-cell office:value-type="string" calcext:value-type="string">
            <text:p>PlayerLoop</text:p>
          </table:table-cell>
          <table:table-cell office:value-type="float" office:value="0.04930003" calcext:value-type="float">
            <text:p>0.04930003</text:p>
          </table:table-cell>
          <table:table-cell office:value-type="float" office:value="0.0001643334" calcext:value-type="float">
            <text:p>0.000164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RenderTexture.SetActive</text:p>
          </table:table-cell>
          <table:table-cell office:value-type="string" calcext:value-type="string">
            <text:p>Render</text:p>
          </table:table-cell>
          <table:table-cell office:value-type="float" office:value="0.04870025" calcext:value-type="float">
            <text:p>0.04870025</text:p>
          </table:table-cell>
          <table:table-cell office:value-type="float" office:value="0.0001623342" calcext:value-type="float">
            <text:p>0.0001623342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FindDirectionalShadowCastingLights</text:p>
          </table:table-cell>
          <table:table-cell office:value-type="string" calcext:value-type="string">
            <text:p>Render</text:p>
          </table:table-cell>
          <table:table-cell office:value-type="float" office:value="0.04840003" calcext:value-type="float">
            <text:p>0.04840003</text:p>
          </table:table-cell>
          <table:table-cell office:value-type="float" office:value="0.0001613334" calcext:value-type="float">
            <text:p>0.000161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SoundManager.Update</text:p>
          </table:table-cell>
          <table:table-cell office:value-type="string" calcext:value-type="string">
            <text:p>Audio</text:p>
          </table:table-cell>
          <table:table-cell office:value-type="float" office:value="0.04790004" calcext:value-type="float">
            <text:p>0.04790004</text:p>
          </table:table-cell>
          <table:table-cell office:value-type="float" office:value="0.0001596668" calcext:value-type="float">
            <text:p>0.000159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GUITexture.Draw</text:p>
          </table:table-cell>
          <table:table-cell office:value-type="string" calcext:value-type="string">
            <text:p>Render</text:p>
          </table:table-cell>
          <table:table-cell office:value-type="float" office:value="0.04790002" calcext:value-type="float">
            <text:p>0.04790002</text:p>
          </table:table-cell>
          <table:table-cell office:value-type="float" office:value="0.0001596667" calcext:value-type="float">
            <text:p>0.000159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 office:value-type="float" office:value="0.04560009" calcext:value-type="float">
            <text:p>0.04560009</text:p>
          </table:table-cell>
          <table:table-cell office:value-type="float" office:value="0.0001520003" calcext:value-type="float">
            <text:p>0.000152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office:value-type="string" calcext:value-type="string">
            <text:p>Physics2D.InterpolatePoses</text:p>
          </table:table-cell>
          <table:table-cell office:value-type="string" calcext:value-type="string">
            <text:p>Physics</text:p>
          </table:table-cell>
          <table:table-cell office:value-type="float" office:value="0.04480004" calcext:value-type="float">
            <text:p>0.04480004</text:p>
          </table:table-cell>
          <table:table-cell office:value-type="float" office:value="0.0001493335" calcext:value-type="float">
            <text:p>0.000149333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UnityEngine.UIModule.dll!UnityEngine::Canvas.SendWillRenderCanvases()</text:p>
          </table:table-cell>
          <table:table-cell office:value-type="string" calcext:value-type="string">
            <text:p>Scripts</text:p>
          </table:table-cell>
          <table:table-cell office:value-type="float" office:value="0.04470003" calcext:value-type="float">
            <text:p>0.04470003</text:p>
          </table:table-cell>
          <table:table-cell office:value-type="float" office:value="0.0001490001" calcext:value-type="float">
            <text:p>0.000149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4460002" calcext:value-type="float">
            <text:p>0.04460002</text:p>
          </table:table-cell>
          <table:table-cell office:value-type="float" office:value="0.0001486667" calcext:value-type="float">
            <text:p>0.000148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 office:value-type="float" office:value="0.04450008" calcext:value-type="float">
            <text:p>0.04450008</text:p>
          </table:table-cell>
          <table:table-cell office:value-type="float" office:value="0.0001483336" calcext:value-type="float">
            <text:p>0.0001483336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string" calcext:value-type="string">
            <text:p>ScriptableRenderer.SetPerCameraShaderVariables</text:p>
          </table:table-cell>
          <table:table-cell office:value-type="string" calcext:value-type="string">
            <text:p>Scripts</text:p>
          </table:table-cell>
          <table:table-cell office:value-type="float" office:value="0.04430005" calcext:value-type="float">
            <text:p>0.04430005</text:p>
          </table:table-cell>
          <table:table-cell office:value-type="float" office:value="0.0001476668" calcext:value-type="float">
            <text:p>0.000147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ComputeNeedsPerObjectLights</text:p>
          </table:table-cell>
          <table:table-cell office:value-type="string" calcext:value-type="string">
            <text:p>Render</text:p>
          </table:table-cell>
          <table:table-cell office:value-type="float" office:value="0.04430003" calcext:value-type="float">
            <text:p>0.04430003</text:p>
          </table:table-cell>
          <table:table-cell office:value-type="float" office:value="0.0001476668" calcext:value-type="float">
            <text:p>0.000147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ics.Simulate</text:p>
          </table:table-cell>
          <table:table-cell office:value-type="string" calcext:value-type="string">
            <text:p>Physics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001456667" calcext:value-type="float">
            <text:p>0.0001456667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PostLateUpdate.PlayerSendFramePostPresent</text:p>
          </table:table-cell>
          <table:table-cell office:value-type="string" calcext:value-type="string">
            <text:p>PlayerLoop</text:p>
          </table:table-cell>
          <table:table-cell office:value-type="float" office:value="0.04350007" calcext:value-type="float">
            <text:p>0.04350007</text:p>
          </table:table-cell>
          <table:table-cell office:value-type="float" office:value="0.0001450002" calcext:value-type="float">
            <text:p>0.000145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EarlyUpdate.XRUpdate</text:p>
          </table:table-cell>
          <table:table-cell office:value-type="string" calcext:value-type="string">
            <text:p>PlayerLoop</text:p>
          </table:table-cell>
          <table:table-cell office:value-type="float" office:value="0.04340005" calcext:value-type="float">
            <text:p>0.04340005</text:p>
          </table:table-cell>
          <table:table-cell office:value-type="float" office:value="0.0001446668" calcext:value-type="float">
            <text:p>0.000144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4320005" calcext:value-type="float">
            <text:p>0.04320005</text:p>
          </table:table-cell>
          <table:table-cell office:value-type="float" office:value="0.0001440002" calcext:value-type="float">
            <text:p>0.000144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 office:value-type="float" office:value="0.04320005" calcext:value-type="float">
            <text:p>0.04320005</text:p>
          </table:table-cell>
          <table:table-cell office:value-type="float" office:value="0.0001440002" calcext:value-type="float">
            <text:p>0.000144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4300003" calcext:value-type="float">
            <text:p>0.04300003</text:p>
          </table:table-cell>
          <table:table-cell office:value-type="float" office:value="0.0001433334" calcext:value-type="float">
            <text:p>0.000143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4230005" calcext:value-type="float">
            <text:p>0.04230005</text:p>
          </table:table-cell>
          <table:table-cell office:value-type="float" office:value="0.0001410002" calcext:value-type="float">
            <text:p>0.000141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Inl_RenderPipeline.BeginFrameRendering</text:p>
          </table:table-cell>
          <table:table-cell office:value-type="string" calcext:value-type="string">
            <text:p>Scripts</text:p>
          </table:table-cell>
          <table:table-cell office:value-type="float" office:value="0.04210009" calcext:value-type="float">
            <text:p>0.04210009</text:p>
          </table:table-cell>
          <table:table-cell office:value-type="float" office:value="0.0001403336" calcext:value-type="float">
            <text:p>0.0001403336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 office:value-type="float" office:value="0.04210005" calcext:value-type="float">
            <text:p>0.04210005</text:p>
          </table:table-cell>
          <table:table-cell office:value-type="float" office:value="0.0001403335" calcext:value-type="float">
            <text:p>0.000140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ostLateUpdate.VFXUpdate</text:p>
          </table:table-cell>
          <table:table-cell office:value-type="string" calcext:value-type="string">
            <text:p>PlayerLoop</text:p>
          </table:table-cell>
          <table:table-cell office:value-type="float" office:value="0.04180007" calcext:value-type="float">
            <text:p>0.04180007</text:p>
          </table:table-cell>
          <table:table-cell office:value-type="float" office:value="0.0001393336" calcext:value-type="float">
            <text:p>0.000139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4100004" calcext:value-type="float">
            <text:p>0.04100004</text:p>
          </table:table-cell>
          <table:table-cell office:value-type="float" office:value="0.0001366668" calcext:value-type="float">
            <text:p>0.000136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ndDynamicVBOFrame</text:p>
          </table:table-cell>
          <table:table-cell office:value-type="string" calcext:value-type="string">
            <text:p>Render</text:p>
          </table:table-cell>
          <table:table-cell office:value-type="float" office:value="0.04090004" calcext:value-type="float">
            <text:p>0.04090004</text:p>
          </table:table-cell>
          <table:table-cell office:value-type="float" office:value="0.0001363335" calcext:value-type="float">
            <text:p>0.000136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 office:value-type="float" office:value="0.04070004" calcext:value-type="float">
            <text:p>0.04070004</text:p>
          </table:table-cell>
          <table:table-cell office:value-type="float" office:value="0.0001356668" calcext:value-type="float">
            <text:p>0.000135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ostLateUpdate.InputEndFrame</text:p>
          </table:table-cell>
          <table:table-cell office:value-type="string" calcext:value-type="string">
            <text:p>PlayerLoop</text:p>
          </table:table-cell>
          <table:table-cell office:value-type="float" office:value="0.04050003" calcext:value-type="float">
            <text:p>0.04050003</text:p>
          </table:table-cell>
          <table:table-cell office:value-type="float" office:value="0.0001350001" calcext:value-type="float">
            <text:p>0.000135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 office:value-type="float" office:value="0.04050003" calcext:value-type="float">
            <text:p>0.04050003</text:p>
          </table:table-cell>
          <table:table-cell office:value-type="float" office:value="0.0001350001" calcext:value-type="float">
            <text:p>0.0001350001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4040005" calcext:value-type="float">
            <text:p>0.04040005</text:p>
          </table:table-cell>
          <table:table-cell office:value-type="float" office:value="0.0001346668" calcext:value-type="float">
            <text:p>0.0001346668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ScriptableRenderer.ClearRenderingState</text:p>
          </table:table-cell>
          <table:table-cell office:value-type="string" calcext:value-type="string">
            <text:p>Scripts</text:p>
          </table:table-cell>
          <table:table-cell office:value-type="float" office:value="0.03970004" calcext:value-type="float">
            <text:p>0.03970004</text:p>
          </table:table-cell>
          <table:table-cell office:value-type="float" office:value="0.0001323335" calcext:value-type="float">
            <text:p>0.000132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reLateUpdate.AIUpdatePostScript</text:p>
          </table:table-cell>
          <table:table-cell office:value-type="string" calcext:value-type="string">
            <text:p>PlayerLoop</text:p>
          </table:table-cell>
          <table:table-cell office:value-type="float" office:value="0.03970002" calcext:value-type="float">
            <text:p>0.03970002</text:p>
          </table:table-cell>
          <table:table-cell office:value-type="float" office:value="0.0001323334" calcext:value-type="float">
            <text:p>0.000132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 office:value-type="float" office:value="0.03940004" calcext:value-type="float">
            <text:p>0.03940004</text:p>
          </table:table-cell>
          <table:table-cell office:value-type="float" office:value="0.0001313335" calcext:value-type="float">
            <text:p>0.000131333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3940003" calcext:value-type="float">
            <text:p>0.03940003</text:p>
          </table:table-cell>
          <table:table-cell office:value-type="float" office:value="0.0001313334" calcext:value-type="float">
            <text:p>0.0001313334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ostLateUpdate.GUIClearEvents</text:p>
          </table:table-cell>
          <table:table-cell office:value-type="string" calcext:value-type="string">
            <text:p>PlayerLoop</text:p>
          </table:table-cell>
          <table:table-cell office:value-type="float" office:value="0.03930004" calcext:value-type="float">
            <text:p>0.03930004</text:p>
          </table:table-cell>
          <table:table-cell office:value-type="float" office:value="0.0001310001" calcext:value-type="float">
            <text:p>0.000131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EarlyUpdate.ExecuteMainThreadJobs</text:p>
          </table:table-cell>
          <table:table-cell office:value-type="string" calcext:value-type="string">
            <text:p>PlayerLoop</text:p>
          </table:table-cell>
          <table:table-cell office:value-type="float" office:value="0.03930004" calcext:value-type="float">
            <text:p>0.03930004</text:p>
          </table:table-cell>
          <table:table-cell office:value-type="float" office:value="0.0001310001" calcext:value-type="float">
            <text:p>0.000131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EarlyUpdate.UpdateStreamingManager</text:p>
          </table:table-cell>
          <table:table-cell office:value-type="string" calcext:value-type="string">
            <text:p>PlayerLoop</text:p>
          </table:table-cell>
          <table:table-cell office:value-type="float" office:value="0.03870005" calcext:value-type="float">
            <text:p>0.03870005</text:p>
          </table:table-cell>
          <table:table-cell office:value-type="float" office:value="0.0001290002" calcext:value-type="float">
            <text:p>0.000129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reLateUpdate.Physics2DLateUpdate</text:p>
          </table:table-cell>
          <table:table-cell office:value-type="string" calcext:value-type="string">
            <text:p>PlayerLoop</text:p>
          </table:table-cell>
          <table:table-cell office:value-type="float" office:value="0.03740004" calcext:value-type="float">
            <text:p>0.03740004</text:p>
          </table:table-cell>
          <table:table-cell office:value-type="float" office:value="0.0001246668" calcext:value-type="float">
            <text:p>0.0001246668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EarlyUpdate.UnityWebRequestUpdate</text:p>
          </table:table-cell>
          <table:table-cell office:value-type="string" calcext:value-type="string">
            <text:p>PlayerLoop</text:p>
          </table:table-cell>
          <table:table-cell office:value-type="float" office:value="0.03730004" calcext:value-type="float">
            <text:p>0.03730004</text:p>
          </table:table-cell>
          <table:table-cell office:value-type="float" office:value="0.0001243335" calcext:value-type="float">
            <text:p>0.000124333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LateBehaviourUpdate</text:p>
          </table:table-cell>
          <table:table-cell office:value-type="string" calcext:value-type="string">
            <text:p>PlayerLoop</text:p>
          </table:table-cell>
          <table:table-cell office:value-type="float" office:value="0.03570002" calcext:value-type="float">
            <text:p>0.03570002</text:p>
          </table:table-cell>
          <table:table-cell office:value-type="float" office:value="0.0001190001" calcext:value-type="float">
            <text:p>0.0001190001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Update Lights</text:p>
          </table:table-cell>
          <table:table-cell office:value-type="string" calcext:value-type="string">
            <text:p>Render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string" calcext:value-type="string">
            <text:p>ParticleSystem.WaitForPreviousRenderingToFinish</text:p>
          </table:table-cell>
          <table:table-cell office:value-type="string" calcext:value-type="string">
            <text:p>Particles</text:p>
          </table:table-cell>
          <table:table-cell office:value-type="float" office:value="0.03540003" calcext:value-type="float">
            <text:p>0.03540003</text:p>
          </table:table-cell>
          <table:table-cell office:value-type="float" office:value="0.0001180001" calcext:value-type="float">
            <text:p>0.0001180001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3520002" calcext:value-type="float">
            <text:p>0.03520002</text:p>
          </table:table-cell>
          <table:table-cell office:value-type="float" office:value="0.0001173334" calcext:value-type="float">
            <text:p>0.0001173334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hysics.Interpolation</text:p>
          </table:table-cell>
          <table:table-cell office:value-type="string" calcext:value-type="string">
            <text:p>Physics</text:p>
          </table:table-cell>
          <table:table-cell office:value-type="float" office:value="0.03490002" calcext:value-type="float">
            <text:p>0.03490002</text:p>
          </table:table-cell>
          <table:table-cell office:value-type="float" office:value="0.0001163334" calcext:value-type="float">
            <text:p>0.0001163334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ostLateUpdate.UpdateResolution</text:p>
          </table:table-cell>
          <table:table-cell office:value-type="string" calcext:value-type="string">
            <text:p>PlayerLoop</text:p>
          </table:table-cell>
          <table:table-cell office:value-type="float" office:value="0.03490001" calcext:value-type="float">
            <text:p>0.03490001</text:p>
          </table:table-cell>
          <table:table-cell office:value-type="float" office:value="0.0001163334" calcext:value-type="float">
            <text:p>0.0001163334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ostLateUpdate.EndGraphicsJobsAfterScriptLateUpdate</text:p>
          </table:table-cell>
          <table:table-cell office:value-type="string" calcext:value-type="string">
            <text:p>PlayerLoop</text:p>
          </table:table-cell>
          <table:table-cell office:value-type="float" office:value="0.03490001" calcext:value-type="float">
            <text:p>0.03490001</text:p>
          </table:table-cell>
          <table:table-cell office:value-type="float" office:value="0.0001163334" calcext:value-type="float">
            <text:p>0.0001163334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ostLateUpdate.ProfilerSynchronizeStats</text:p>
          </table:table-cell>
          <table:table-cell office:value-type="string" calcext:value-type="string">
            <text:p>PlayerLoop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CleanUp.TextRenderingGarbageCollect</text:p>
          </table:table-cell>
          <table:table-cell office:value-type="string" calcext:value-type="string">
            <text:p>PlayerLoop</text:p>
          </table:table-cell>
          <table:table-cell office:value-type="float" office:value="0.03470002" calcext:value-type="float">
            <text:p>0.03470002</text:p>
          </table:table-cell>
          <table:table-cell office:value-type="float" office:value="0.0001156667" calcext:value-type="float">
            <text:p>0.0001156667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addCustomLights.Invoke</text:p>
          </table:table-cell>
          <table:table-cell office:value-type="string" calcext:value-type="string">
            <text:p>PlayerLoop</text:p>
          </table:table-cell>
          <table:table-cell office:value-type="float" office:value="0.03470001" calcext:value-type="float">
            <text:p>0.03470001</text:p>
          </table:table-cell>
          <table:table-cell office:value-type="float" office:value="0.0001156667" calcext:value-type="float">
            <text:p>0.0001156667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GlobalEventQueue</text:p>
          </table:table-cell>
          <table:table-cell office:value-type="string" calcext:value-type="string">
            <text:p>PlayerLoop</text:p>
          </table:table-cell>
          <table:table-cell office:value-type="float" office:value="0.03450001" calcext:value-type="float">
            <text:p>0.0345000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rofiler.CollectGIStats</text:p>
          </table:table-cell>
          <table:table-cell office:value-type="string" calcext:value-type="string">
            <text:p>Overhead</text:p>
          </table:table-cell>
          <table:table-cell office:value-type="float" office:value="0.03389999" calcext:value-type="float">
            <text:p>0.03389999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3309999" calcext:value-type="float">
            <text:p>0.03309999</text:p>
          </table:table-cell>
          <table:table-cell office:value-type="float" office:value="0.0001103333" calcext:value-type="float">
            <text:p>0.000110333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reLateUpdate.LegacyAnimationUpdate</text:p>
          </table:table-cell>
          <table:table-cell office:value-type="string" calcext:value-type="string">
            <text:p>PlayerLoop</text:p>
          </table:table-cell>
          <table:table-cell office:value-type="float" office:value="0.03209997" calcext:value-type="float">
            <text:p>0.03209997</text:p>
          </table:table-cell>
          <table:table-cell office:value-type="float" office:value="0.0001069999" calcext:value-type="float">
            <text:p>0.0001069999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ScScene.processLostContact</text:p>
          </table:table-cell>
          <table:table-cell office:value-type="string" calcext:value-type="string">
            <text:p>Physics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001056667" calcext:value-type="float">
            <text:p>0.000105666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office:value-type="string" calcext:value-type="string">
            <text:p>Profiler.CollectUICanvasStats</text:p>
          </table:table-cell>
          <table:table-cell office:value-type="string" calcext:value-type="string">
            <text:p>Overhead</text:p>
          </table:table-cell>
          <table:table-cell office:value-type="float" office:value="0.03159997" calcext:value-type="float">
            <text:p>0.03159997</text:p>
          </table:table-cell>
          <table:table-cell office:value-type="float" office:value="0.0001053332" calcext:value-type="float">
            <text:p>0.0001053332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FrameEvents.XREndFrame</text:p>
          </table:table-cell>
          <table:table-cell office:value-type="string" calcext:value-type="string">
            <text:p>PlayerLoop</text:p>
          </table:table-cell>
          <table:table-cell office:value-type="float" office:value="0.03159996" calcext:value-type="float">
            <text:p>0.03159996</text:p>
          </table:table-cell>
          <table:table-cell office:value-type="float" office:value="0.0001053332" calcext:value-type="float">
            <text:p>0.0001053332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 office:value-type="float" office:value="0.03119996" calcext:value-type="float">
            <text:p>0.03119996</text:p>
          </table:table-cell>
          <table:table-cell office:value-type="float" office:value="0.0001039999" calcext:value-type="float">
            <text:p>0.0001039999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ostLateUpdate.BatchModeUpdate</text:p>
          </table:table-cell>
          <table:table-cell office:value-type="string" calcext:value-type="string">
            <text:p>PlayerLoop</text:p>
          </table:table-cell>
          <table:table-cell office:value-type="float" office:value="0.03059996" calcext:value-type="float">
            <text:p>0.03059996</text:p>
          </table:table-cell>
          <table:table-cell office:value-type="float" office:value="0.0001019999" calcext:value-type="float">
            <text:p>0.0001019999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 office:value-type="float" office:value="0.03039996" calcext:value-type="float">
            <text:p>0.03039996</text:p>
          </table:table-cell>
          <table:table-cell office:value-type="float" office:value="0.0001013332" calcext:value-type="float">
            <text:p>0.000101333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0009833334" calcext:value-type="float">
            <text:p>9.833334E-0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2939997" calcext:value-type="float">
            <text:p>0.02939997</text:p>
          </table:table-cell>
          <table:table-cell office:value-type="float" office:value="0.0000979999" calcext:value-type="float">
            <text:p>9.79999E-05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string" calcext:value-type="string">
            <text:p>EarlyUpdate.AnalyticsCoreStatsUpdate</text:p>
          </table:table-cell>
          <table:table-cell office:value-type="string" calcext:value-type="string">
            <text:p>PlayerLoop</text:p>
          </table:table-cell>
          <table:table-cell office:value-type="float" office:value="0.02929996" calcext:value-type="float">
            <text:p>0.02929996</text:p>
          </table:table-cell>
          <table:table-cell office:value-type="float" office:value="0.00009766654" calcext:value-type="float">
            <text:p>9.766654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ostLateUpdate.ClearImmediateRenderers</text:p>
          </table:table-cell>
          <table:table-cell office:value-type="string" calcext:value-type="string">
            <text:p>PlayerLoop</text:p>
          </table:table-cell>
          <table:table-cell office:value-type="float" office:value="0.02909996" calcext:value-type="float">
            <text:p>0.02909996</text:p>
          </table:table-cell>
          <table:table-cell office:value-type="float" office:value="0.00009699987" calcext:value-type="float">
            <text:p>9.699987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reload Single Step</text:p>
          </table:table-cell>
          <table:table-cell office:value-type="string" calcext:value-type="string">
            <text:p>Loading</text:p>
          </table:table-cell>
          <table:table-cell office:value-type="float" office:value="0.02899996" calcext:value-type="float">
            <text:p>0.02899996</text:p>
          </table:table-cell>
          <table:table-cell office:value-type="float" office:value="0.00009666654" calcext:value-type="float">
            <text:p>9.666654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reLateUpdate.DirectorDeferredEvaluate</text:p>
          </table:table-cell>
          <table:table-cell office:value-type="string" calcext:value-type="string">
            <text:p>PlayerLoop</text:p>
          </table:table-cell>
          <table:table-cell office:value-type="float" office:value="0.02889996" calcext:value-type="float">
            <text:p>0.02889996</text:p>
          </table:table-cell>
          <table:table-cell office:value-type="float" office:value="0.00009633321" calcext:value-type="float">
            <text:p>9.633321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ostLateUpdate.ShaderHandleErrors</text:p>
          </table:table-cell>
          <table:table-cell office:value-type="string" calcext:value-type="string">
            <text:p>PlayerLoop</text:p>
          </table:table-cell>
          <table:table-cell office:value-type="float" office:value="0.02879996" calcext:value-type="float">
            <text:p>0.02879996</text:p>
          </table:table-cell>
          <table:table-cell office:value-type="float" office:value="0.00009599987" calcext:value-type="float">
            <text:p>9.599987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ostLateUpdate.TriggerEndOfFrameCallbacks</text:p>
          </table:table-cell>
          <table:table-cell office:value-type="string" calcext:value-type="string">
            <text:p>PlayerLoop</text:p>
          </table:table-cell>
          <table:table-cell office:value-type="float" office:value="0.02869996" calcext:value-type="float">
            <text:p>0.02869996</text:p>
          </table:table-cell>
          <table:table-cell office:value-type="float" office:value="0.00009566654" calcext:value-type="float">
            <text:p>9.566654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AABBManager::postBroadPhaseStage3</text:p>
          </table:table-cell>
          <table:table-cell office:value-type="string" calcext:value-type="string">
            <text:p>Physics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0009433334" calcext:value-type="float">
            <text:p>9.433334E-0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233" calcext:value-type="float">
            <text:p>0.0233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2689997" calcext:value-type="float">
            <text:p>0.02689997</text:p>
          </table:table-cell>
          <table:table-cell office:value-type="float" office:value="0.00008966657" calcext:value-type="float">
            <text:p>8.966657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suspendPointHook.Invoke</text:p>
          </table:table-cell>
          <table:table-cell office:value-type="string" calcext:value-type="string">
            <text:p>PlayerLoop</text:p>
          </table:table-cell>
          <table:table-cell office:value-type="float" office:value="0.02629996" calcext:value-type="float">
            <text:p>0.02629996</text:p>
          </table:table-cell>
          <table:table-cell office:value-type="float" office:value="0.00008766655" calcext:value-type="float">
            <text:p>8.766655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ScScene.destroyManagers</text:p>
          </table:table-cell>
          <table:table-cell office:value-type="string" calcext:value-type="string">
            <text:p>Physics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 office:value-type="float" office:value="0.02599997" calcext:value-type="float">
            <text:p>0.02599997</text:p>
          </table:table-cell>
          <table:table-cell office:value-type="float" office:value="0.00008666655" calcext:value-type="float">
            <text:p>8.666655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Inl_RenderPipeline.EndCameraRendering</text:p>
          </table:table-cell>
          <table:table-cell office:value-type="string" calcext:value-type="string">
            <text:p>Scripts</text:p>
          </table:table-cell>
          <table:table-cell office:value-type="float" office:value="0.02539997" calcext:value-type="float">
            <text:p>0.02539997</text:p>
          </table:table-cell>
          <table:table-cell office:value-type="float" office:value="0.00008466656" calcext:value-type="float">
            <text:p>8.466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ScScene.postBroadPhase2</text:p>
          </table:table-cell>
          <table:table-cell office:value-type="string" calcext:value-type="string">
            <text:p>Physics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8333333" calcext:value-type="float">
            <text:p>8.333333E-05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99" calcext:value-type="float">
            <text:p>0.0099</text:p>
          </table:table-cell>
        </table:table-row>
        <table:table-row table:style-name="ro1">
          <table:table-cell office:value-type="string" calcext:value-type="string">
            <text:p>RenderTexture.SetActive</text:p>
          </table:table-cell>
          <table:table-cell office:value-type="string" calcext:value-type="string">
            <text:p>Render</text:p>
          </table:table-cell>
          <table:table-cell office:value-type="float" office:value="0.02389997" calcext:value-type="float">
            <text:p>0.02389997</text:p>
          </table:table-cell>
          <table:table-cell office:value-type="float" office:value="0.00007966658" calcext:value-type="float">
            <text:p>7.966658E-05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EarlyUpdate.SpriteAtlasManagerUpdate</text:p>
          </table:table-cell>
          <table:table-cell office:value-type="string" calcext:value-type="string">
            <text:p>PlayerLoop</text:p>
          </table:table-cell>
          <table:table-cell office:value-type="float" office:value="0.02379997" calcext:value-type="float">
            <text:p>0.02379997</text:p>
          </table:table-cell>
          <table:table-cell office:value-type="float" office:value="0.00007933323" calcext:value-type="float">
            <text:p>7.933323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ort Render Passes</text:p>
          </table:table-cell>
          <table:table-cell office:value-type="string" calcext:value-type="string">
            <text:p>Scripts</text:p>
          </table:table-cell>
          <table:table-cell office:value-type="float" office:value="0.02369997" calcext:value-type="float">
            <text:p>0.02369997</text:p>
          </table:table-cell>
          <table:table-cell office:value-type="float" office:value="0.0000789999" calcext:value-type="float">
            <text:p>7.89999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X.NpScene.execution</text:p>
          </table:table-cell>
          <table:table-cell office:value-type="string" calcext:value-type="string">
            <text:p>Physics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2249997" calcext:value-type="float">
            <text:p>0.02249997</text:p>
          </table:table-cell>
          <table:table-cell office:value-type="float" office:value="0.0000749999" calcext:value-type="float">
            <text:p>7.49999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articleSystem.EndUpdateAll</text:p>
          </table:table-cell>
          <table:table-cell office:value-type="string" calcext:value-type="string">
            <text:p>Particles</text:p>
          </table:table-cell>
          <table:table-cell office:value-type="float" office:value="0.02249997" calcext:value-type="float">
            <text:p>0.02249997</text:p>
          </table:table-cell>
          <table:table-cell office:value-type="float" office:value="0.0000749999" calcext:value-type="float">
            <text:p>7.49999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TimeManager.Update</text:p>
          </table:table-cell>
          <table:table-cell office:value-type="string" calcext:value-type="string">
            <text:p>PlayerLoop</text:p>
          </table:table-cell>
          <table:table-cell office:value-type="float" office:value="0.02229997" calcext:value-type="float">
            <text:p>0.02229997</text:p>
          </table:table-cell>
          <table:table-cell office:value-type="float" office:value="0.00007433323" calcext:value-type="float">
            <text:p>7.433323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EnlightenRuntimeManager.RemoveCustomLights</text:p>
          </table:table-cell>
          <table:table-cell office:value-type="string" calcext:value-type="string">
            <text:p>Gi</text:p>
          </table:table-cell>
          <table:table-cell office:value-type="float" office:value="0.02169997" calcext:value-type="float">
            <text:p>0.02169997</text:p>
          </table:table-cell>
          <table:table-cell office:value-type="float" office:value="0.00007233324" calcext:value-type="float">
            <text:p>7.233324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arlyUpdate.PhysicsResetInterpolatedTransformPosition</text:p>
          </table:table-cell>
          <table:table-cell office:value-type="string" calcext:value-type="string">
            <text:p>PlayerLoop</text:p>
          </table:table-cell>
          <table:table-cell office:value-type="float" office:value="0.02149998" calcext:value-type="float">
            <text:p>0.02149998</text:p>
          </table:table-cell>
          <table:table-cell office:value-type="float" office:value="0.00007166661" calcext:value-type="float">
            <text:p>7.166661E-05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1">
          <table:table-cell office:value-type="string" calcext:value-type="string">
            <text:p>Terrain.Trees.OnWillRender</text:p>
          </table:table-cell>
          <table:table-cell office:value-type="string" calcext:value-type="string">
            <text:p>Render</text:p>
          </table:table-cell>
          <table:table-cell office:value-type="float" office:value="0.02149997" calcext:value-type="float">
            <text:p>0.02149997</text:p>
          </table:table-cell>
          <table:table-cell office:value-type="float" office:value="0.00007166657" calcext:value-type="float">
            <text:p>7.166657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2099997" calcext:value-type="float">
            <text:p>0.02099997</text:p>
          </table:table-cell>
          <table:table-cell office:value-type="float" office:value="0.00006999991" calcext:value-type="float">
            <text:p>6.999991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Inl_RenderPipeline.BeginCameraRendering</text:p>
          </table:table-cell>
          <table:table-cell office:value-type="string" calcext:value-type="string">
            <text:p>Scripts</text:p>
          </table:table-cell>
          <table:table-cell office:value-type="float" office:value="0.02089997" calcext:value-type="float">
            <text:p>0.02089997</text:p>
          </table:table-cell>
          <table:table-cell office:value-type="float" office:value="0.00006966658" calcext:value-type="float">
            <text:p>6.966658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FindShadowCastingLights</text:p>
          </table:table-cell>
          <table:table-cell office:value-type="string" calcext:value-type="string">
            <text:p>Render</text:p>
          </table:table-cell>
          <table:table-cell office:value-type="float" office:value="0.02069998" calcext:value-type="float">
            <text:p>0.02069998</text:p>
          </table:table-cell>
          <table:table-cell office:value-type="float" office:value="0.00006899993" calcext:value-type="float">
            <text:p>6.899993E-05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PhysX.ScScene.rigidBodyNarrowPhase</text:p>
          </table:table-cell>
          <table:table-cell office:value-type="string" calcext:value-type="string">
            <text:p>Physics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0006866667" calcext:value-type="float">
            <text:p>6.866667E-0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1">
          <table:table-cell office:value-type="string" calcext:value-type="string">
            <text:p>PhysX.ScScene.islandGen</text:p>
          </table:table-cell>
          <table:table-cell office:value-type="string" calcext:value-type="string">
            <text:p>Physics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1989998" calcext:value-type="float">
            <text:p>0.01989998</text:p>
          </table:table-cell>
          <table:table-cell office:value-type="float" office:value="0.00006633325" calcext:value-type="float">
            <text:p>6.633325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Inl_ScriptableRenderer.AddRenderPasses</text:p>
          </table:table-cell>
          <table:table-cell office:value-type="string" calcext:value-type="string">
            <text:p>Scripts</text:p>
          </table:table-cell>
          <table:table-cell office:value-type="float" office:value="0.01969998" calcext:value-type="float">
            <text:p>0.01969998</text:p>
          </table:table-cell>
          <table:table-cell office:value-type="float" office:value="0.00006566659" calcext:value-type="float">
            <text:p>6.566659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NavMeshManager</text:p>
          </table:table-cell>
          <table:table-cell office:value-type="string" calcext:value-type="string">
            <text:p>AI</text:p>
          </table:table-cell>
          <table:table-cell office:value-type="float" office:value="0.01969998" calcext:value-type="float">
            <text:p>0.01969998</text:p>
          </table:table-cell>
          <table:table-cell office:value-type="float" office:value="0.00006566659" calcext:value-type="float">
            <text:p>6.566659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 office:value-type="float" office:value="0.01969998" calcext:value-type="float">
            <text:p>0.01969998</text:p>
          </table:table-cell>
          <table:table-cell office:value-type="float" office:value="0.00006566659" calcext:value-type="float">
            <text:p>6.566659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006433333" calcext:value-type="float">
            <text:p>6.433333E-05</text:p>
          </table:table-cell>
          <table:table-cell table:number-columns-repeated="2" office:value-type="float" office:value="0.0193" calcext:value-type="float">
            <text:p>0.0193</text:p>
          </table:table-cell>
        </table:table-row>
        <table:table-row table:style-name="ro1">
          <table:table-cell office:value-type="string" calcext:value-type="string">
            <text:p>EarlyUpdate.PerformanceAnalyticsUpdate</text:p>
          </table:table-cell>
          <table:table-cell office:value-type="string" calcext:value-type="string">
            <text:p>PlayerLoop</text:p>
          </table:table-cell>
          <table:table-cell office:value-type="float" office:value="0.01929998" calcext:value-type="float">
            <text:p>0.01929998</text:p>
          </table:table-cell>
          <table:table-cell office:value-type="float" office:value="0.00006433328" calcext:value-type="float">
            <text:p>6.433328E-05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ScriptableRenderer.SetupCullingParameters</text:p>
          </table:table-cell>
          <table:table-cell office:value-type="string" calcext:value-type="string">
            <text:p>Scripts</text:p>
          </table:table-cell>
          <table:table-cell office:value-type="float" office:value="0.01919998" calcext:value-type="float">
            <text:p>0.01919998</text:p>
          </table:table-cell>
          <table:table-cell office:value-type="float" office:value="0.00006399992" calcext:value-type="float">
            <text:p>6.399992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00063" calcext:value-type="float">
            <text:p>6.3E-05</text:p>
          </table:table-cell>
          <table:table-cell table:number-columns-repeated="2" office:value-type="float" office:value="0.0189" calcext:value-type="float">
            <text:p>0.0189</text:p>
          </table:table-cell>
        </table:table-row>
        <table:table-row table:style-name="ro1">
          <table:table-cell office:value-type="string" calcext:value-type="string">
            <text:p>EarlyUpdate.UpdateAsyncReadbackManager</text:p>
          </table:table-cell>
          <table:table-cell office:value-type="string" calcext:value-type="string">
            <text:p>PlayerLoop</text:p>
          </table:table-cell>
          <table:table-cell office:value-type="float" office:value="0.01849998" calcext:value-type="float">
            <text:p>0.01849998</text:p>
          </table:table-cell>
          <table:table-cell office:value-type="float" office:value="0.00006166659" calcext:value-type="float">
            <text:p>6.166659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Terrain.UpdateSplatProperties</text:p>
          </table:table-cell>
          <table:table-cell office:value-type="string" calcext:value-type="string">
            <text:p>Render</text:p>
          </table:table-cell>
          <table:table-cell office:value-type="float" office:value="0.01829998" calcext:value-type="float">
            <text:p>0.01829998</text:p>
          </table:table-cell>
          <table:table-cell office:value-type="float" office:value="0.00006099993" calcext:value-type="float">
            <text:p>6.099993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cheduleCullingGroups</text:p>
          </table:table-cell>
          <table:table-cell office:value-type="string" calcext:value-type="string">
            <text:p>Render</text:p>
          </table:table-cell>
          <table:table-cell office:value-type="float" office:value="0.01829998" calcext:value-type="float">
            <text:p>0.01829998</text:p>
          </table:table-cell>
          <table:table-cell office:value-type="float" office:value="0.00006099993" calcext:value-type="float">
            <text:p>6.099993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UIEvents.UIElementsRegisterRenderers</text:p>
          </table:table-cell>
          <table:table-cell office:value-type="string" calcext:value-type="string">
            <text:p>PlayerLoop</text:p>
          </table:table-cell>
          <table:table-cell office:value-type="float" office:value="0.01759999" calcext:value-type="float">
            <text:p>0.01759999</text:p>
          </table:table-cell>
          <table:table-cell office:value-type="float" office:value="0.00005866663" calcext:value-type="float">
            <text:p>5.866663E-0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arlyUpdate.PresentBeforeUpdate</text:p>
          </table:table-cell>
          <table:table-cell office:value-type="string" calcext:value-type="string">
            <text:p>PlayerLoop</text:p>
          </table:table-cell>
          <table:table-cell office:value-type="float" office:value="0.01759998" calcext:value-type="float">
            <text:p>0.01759998</text:p>
          </table:table-cell>
          <table:table-cell office:value-type="float" office:value="0.0000586666" calcext:value-type="float">
            <text:p>5.86666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Inl_RenderPipeline.EndFrameRendering</text:p>
          </table:table-cell>
          <table:table-cell office:value-type="string" calcext:value-type="string">
            <text:p>Scripts</text:p>
          </table:table-cell>
          <table:table-cell office:value-type="float" office:value="0.01749998" calcext:value-type="float">
            <text:p>0.01749998</text:p>
          </table:table-cell>
          <table:table-cell office:value-type="float" office:value="0.00005833327" calcext:value-type="float">
            <text:p>5.8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ics.UpdateCloth</text:p>
          </table:table-cell>
          <table:table-cell office:value-type="string" calcext:value-type="string">
            <text:p>Physics</text:p>
          </table:table-cell>
          <table:table-cell office:value-type="float" office:value="0.01729998" calcext:value-type="float">
            <text:p>0.01729998</text:p>
          </table:table-cell>
          <table:table-cell office:value-type="float" office:value="0.0000576666" calcext:value-type="float">
            <text:p>5.76666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 office:value-type="float" office:value="0.01699998" calcext:value-type="float">
            <text:p>0.01699998</text:p>
          </table:table-cell>
          <table:table-cell office:value-type="float" office:value="0.0000566666" calcext:value-type="float">
            <text:p>5.66666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 office:value-type="float" office:value="0.01689998" calcext:value-type="float">
            <text:p>0.01689998</text:p>
          </table:table-cell>
          <table:table-cell office:value-type="float" office:value="0.00005633327" calcext:value-type="float">
            <text:p>5.6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1669998" calcext:value-type="float">
            <text:p>0.01669998</text:p>
          </table:table-cell>
          <table:table-cell office:value-type="float" office:value="0.0000556666" calcext:value-type="float">
            <text:p>5.56666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SoundManager.UpdateChannels</text:p>
          </table:table-cell>
          <table:table-cell office:value-type="string" calcext:value-type="string">
            <text:p>Audio</text:p>
          </table:table-cell>
          <table:table-cell office:value-type="float" office:value="0.01669998" calcext:value-type="float">
            <text:p>0.01669998</text:p>
          </table:table-cell>
          <table:table-cell office:value-type="float" office:value="0.0000556666" calcext:value-type="float">
            <text:p>5.56666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Inl_UniversalRenderPipeline.GetPerObjectLightFlags</text:p>
          </table:table-cell>
          <table:table-cell office:value-type="string" calcext:value-type="string">
            <text:p>Scripts</text:p>
          </table:table-cell>
          <table:table-cell office:value-type="float" office:value="0.01649998" calcext:value-type="float">
            <text:p>0.01649998</text:p>
          </table:table-cell>
          <table:table-cell office:value-type="float" office:value="0.00005499994" calcext:value-type="float">
            <text:p>5.499994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ostLateUpdate.UpdateCaptureScreenshot</text:p>
          </table:table-cell>
          <table:table-cell office:value-type="string" calcext:value-type="string">
            <text:p>PlayerLoop</text:p>
          </table:table-cell>
          <table:table-cell office:value-type="float" office:value="0.01639999" calcext:value-type="float">
            <text:p>0.01639999</text:p>
          </table:table-cell>
          <table:table-cell office:value-type="float" office:value="0.00005466662" calcext:value-type="float">
            <text:p>5.466662E-05</text:p>
          </table:table-cell>
          <table:table-cell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RenderPassBlock.MainRenderingTransparent</text:p>
          </table:table-cell>
          <table:table-cell office:value-type="string" calcext:value-type="string">
            <text:p>Scripts</text:p>
          </table:table-cell>
          <table:table-cell office:value-type="float" office:value="0.01629998" calcext:value-type="float">
            <text:p>0.01629998</text:p>
          </table:table-cell>
          <table:table-cell office:value-type="float" office:value="0.00005433327" calcext:value-type="float">
            <text:p>5.4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nderPassBlock.MainRenderingOpaque</text:p>
          </table:table-cell>
          <table:table-cell office:value-type="string" calcext:value-type="string">
            <text:p>Scripts</text:p>
          </table:table-cell>
          <table:table-cell office:value-type="float" office:value="0.01619998" calcext:value-type="float">
            <text:p>0.01619998</text:p>
          </table:table-cell>
          <table:table-cell office:value-type="float" office:value="0.00005399994" calcext:value-type="float">
            <text:p>5.399994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rameEvents.XRPostPresent</text:p>
          </table:table-cell>
          <table:table-cell office:value-type="string" calcext:value-type="string">
            <text:p>PlayerLoop</text:p>
          </table:table-cell>
          <table:table-cell office:value-type="float" office:value="0.01609998" calcext:value-type="float">
            <text:p>0.01609998</text:p>
          </table:table-cell>
          <table:table-cell office:value-type="float" office:value="0.0000536666" calcext:value-type="float">
            <text:p>5.36666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ostLateUpdate.XRPostLateUpdate</text:p>
          </table:table-cell>
          <table:table-cell office:value-type="string" calcext:value-type="string">
            <text:p>PlayerLoop</text:p>
          </table:table-cell>
          <table:table-cell office:value-type="float" office:value="0.01599998" calcext:value-type="float">
            <text:p>0.01599998</text:p>
          </table:table-cell>
          <table:table-cell office:value-type="float" office:value="0.00005333327" calcext:value-type="float">
            <text:p>5.3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1579998" calcext:value-type="float">
            <text:p>0.01579998</text:p>
          </table:table-cell>
          <table:table-cell office:value-type="float" office:value="0.00005266661" calcext:value-type="float">
            <text:p>5.266661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UIEvents.UpdateCanvasRectTransform</text:p>
          </table:table-cell>
          <table:table-cell office:value-type="string" calcext:value-type="string">
            <text:p>PlayerLoop</text:p>
          </table:table-cell>
          <table:table-cell office:value-type="float" office:value="0.01549999" calcext:value-type="float">
            <text:p>0.01549999</text:p>
          </table:table-cell>
          <table:table-cell office:value-type="float" office:value="0.00005166662" calcext:value-type="float">
            <text:p>5.166662E-05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PostLateUpdate.XRPreEndFrame</text:p>
          </table:table-cell>
          <table:table-cell office:value-type="string" calcext:value-type="string">
            <text:p>PlayerLoop</text:p>
          </table:table-cell>
          <table:table-cell office:value-type="float" office:value="0.01549998" calcext:value-type="float">
            <text:p>0.01549998</text:p>
          </table:table-cell>
          <table:table-cell office:value-type="float" office:value="0.00005166661" calcext:value-type="float">
            <text:p>5.166661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EarlyUpdate.GpuTimestamp</text:p>
          </table:table-cell>
          <table:table-cell office:value-type="string" calcext:value-type="string">
            <text:p>PlayerLoop</text:p>
          </table:table-cell>
          <table:table-cell office:value-type="float" office:value="0.01529998" calcext:value-type="float">
            <text:p>0.01529998</text:p>
          </table:table-cell>
          <table:table-cell office:value-type="float" office:value="0.00005099994" calcext:value-type="float">
            <text:p>5.099994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 office:value-type="float" office:value="0.01519998" calcext:value-type="float">
            <text:p>0.01519998</text:p>
          </table:table-cell>
          <table:table-cell office:value-type="float" office:value="0.00005066661" calcext:value-type="float">
            <text:p>5.066661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ScriptableRenderer.SetupLights</text:p>
          </table:table-cell>
          <table:table-cell office:value-type="string" calcext:value-type="string">
            <text:p>Scripts</text:p>
          </table:table-cell>
          <table:table-cell office:value-type="float" office:value="0.01509998" calcext:value-type="float">
            <text:p>0.01509998</text:p>
          </table:table-cell>
          <table:table-cell office:value-type="float" office:value="0.00005033328" calcext:value-type="float">
            <text:p>5.033328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reUpdate.CheckTexFieldInput</text:p>
          </table:table-cell>
          <table:table-cell office:value-type="string" calcext:value-type="string">
            <text:p>PlayerLoop</text:p>
          </table:table-cell>
          <table:table-cell office:value-type="float" office:value="0.01509998" calcext:value-type="float">
            <text:p>0.01509998</text:p>
          </table:table-cell>
          <table:table-cell office:value-type="float" office:value="0.00005033327" calcext:value-type="float">
            <text:p>5.0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SortingGroupManager.Update</text:p>
          </table:table-cell>
          <table:table-cell office:value-type="string" calcext:value-type="string">
            <text:p>PlayerLoop</text:p>
          </table:table-cell>
          <table:table-cell office:value-type="float" office:value="0.01499998" calcext:value-type="float">
            <text:p>0.01499998</text:p>
          </table:table-cell>
          <table:table-cell office:value-type="float" office:value="0.00004999994" calcext:value-type="float">
            <text:p>4.999994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ostLateUpdate.ResetInputAxis</text:p>
          </table:table-cell>
          <table:table-cell office:value-type="string" calcext:value-type="string">
            <text:p>PlayerLoop</text:p>
          </table:table-cell>
          <table:table-cell office:value-type="float" office:value="0.01489998" calcext:value-type="float">
            <text:p>0.01489998</text:p>
          </table:table-cell>
          <table:table-cell office:value-type="float" office:value="0.00004966661" calcext:value-type="float">
            <text:p>4.966661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office:value-type="string" calcext:value-type="string">
            <text:p>PhysX.ScScene.postNarrowPhase</text:p>
          </table:table-cell>
          <table:table-cell office:value-type="string" calcext:value-type="string">
            <text:p>Physics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004766667" calcext:value-type="float">
            <text:p>4.766667E-0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PhysX.ScScene.preRigidBodyNarrowPhase</text:p>
          </table:table-cell>
          <table:table-cell office:value-type="string" calcext:value-type="string">
            <text:p>Physics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0004733333" calcext:value-type="float">
            <text:p>4.733333E-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SkinnedMeshOncePerFrameUpdate</text:p>
          </table:table-cell>
          <table:table-cell office:value-type="string" calcext:value-type="string">
            <text:p>Render</text:p>
          </table:table-cell>
          <table:table-cell office:value-type="float" office:value="0.01419998" calcext:value-type="float">
            <text:p>0.01419998</text:p>
          </table:table-cell>
          <table:table-cell office:value-type="float" office:value="0.00004733328" calcext:value-type="float">
            <text:p>4.733328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ScriptableRenderer.Setup</text:p>
          </table:table-cell>
          <table:table-cell office:value-type="string" calcext:value-type="string">
            <text:p>Scripts</text:p>
          </table:table-cell>
          <table:table-cell office:value-type="float" office:value="0.01369999" calcext:value-type="float">
            <text:p>0.01369999</text:p>
          </table:table-cell>
          <table:table-cell office:value-type="float" office:value="0.00004566662" calcext:value-type="float">
            <text:p>4.566662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nderPassBlock.BeforeRendering</text:p>
          </table:table-cell>
          <table:table-cell office:value-type="string" calcext:value-type="string">
            <text:p>Scripts</text:p>
          </table:table-cell>
          <table:table-cell office:value-type="float" office:value="0.01359999" calcext:value-type="float">
            <text:p>0.01359999</text:p>
          </table:table-cell>
          <table:table-cell office:value-type="float" office:value="0.00004533329" calcext:value-type="float">
            <text:p>4.533329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.UpdateCloth</text:p>
          </table:table-cell>
          <table:table-cell office:value-type="string" calcext:value-type="string">
            <text:p>Physics</text:p>
          </table:table-cell>
          <table:table-cell office:value-type="float" office:value="0.01309999" calcext:value-type="float">
            <text:p>0.01309999</text:p>
          </table:table-cell>
          <table:table-cell office:value-type="float" office:value="0.00004366662" calcext:value-type="float">
            <text:p>4.366662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EarlyUpdate.UpdateCanvasRectTransform</text:p>
          </table:table-cell>
          <table:table-cell office:value-type="string" calcext:value-type="string">
            <text:p>PlayerLoop</text:p>
          </table:table-cell>
          <table:table-cell office:value-type="float" office:value="0.01299999" calcext:value-type="float">
            <text:p>0.01299999</text:p>
          </table:table-cell>
          <table:table-cell office:value-type="float" office:value="0.00004333329" calcext:value-type="float">
            <text:p>4.333329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1299999" calcext:value-type="float">
            <text:p>0.01299999</text:p>
          </table:table-cell>
          <table:table-cell office:value-type="float" office:value="0.00004333329" calcext:value-type="float">
            <text:p>4.333329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TextureStreamingManager.Update</text:p>
          </table:table-cell>
          <table:table-cell office:value-type="string" calcext:value-type="string">
            <text:p>Loading</text:p>
          </table:table-cell>
          <table:table-cell office:value-type="float" office:value="0.01289999" calcext:value-type="float">
            <text:p>0.01289999</text:p>
          </table:table-cell>
          <table:table-cell office:value-type="float" office:value="0.00004299996" calcext:value-type="float">
            <text:p>4.299996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PostBroadPhaseStage2Task</text:p>
          </table:table-cell>
          <table:table-cell office:value-type="string" calcext:value-type="string">
            <text:p>Physics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004266667" calcext:value-type="float">
            <text:p>4.266667E-0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CullingGroupSendEvents</text:p>
          </table:table-cell>
          <table:table-cell office:value-type="string" calcext:value-type="string">
            <text:p>Render</text:p>
          </table:table-cell>
          <table:table-cell office:value-type="float" office:value="0.01279999" calcext:value-type="float">
            <text:p>0.01279999</text:p>
          </table:table-cell>
          <table:table-cell office:value-type="float" office:value="0.00004266663" calcext:value-type="float">
            <text:p>4.266663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1249999" calcext:value-type="float">
            <text:p>0.01249999</text:p>
          </table:table-cell>
          <table:table-cell office:value-type="float" office:value="0.00004166662" calcext:value-type="float">
            <text:p>4.166662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 office:value-type="float" office:value="0.01219999" calcext:value-type="float">
            <text:p>0.01219999</text:p>
          </table:table-cell>
          <table:table-cell office:value-type="float" office:value="0.00004066663" calcext:value-type="float">
            <text:p>4.066663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ExtractRenderNodeQueue</text:p>
          </table:table-cell>
          <table:table-cell office:value-type="string" calcext:value-type="string">
            <text:p>Render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0003966667" calcext:value-type="float">
            <text:p>3.966667E-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PhysX.ScScene.processLostContact3</text:p>
          </table:table-cell>
          <table:table-cell office:value-type="string" calcext:value-type="string">
            <text:p>Physics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003933334" calcext:value-type="float">
            <text:p>3.933334E-0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string" calcext:value-type="string">
            <text:p>PhysX.ScScene.afterIntegration</text:p>
          </table:table-cell>
          <table:table-cell office:value-type="string" calcext:value-type="string">
            <text:p>Physics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003933333" calcext:value-type="float">
            <text:p>3.933333E-0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1169999" calcext:value-type="float">
            <text:p>0.01169999</text:p>
          </table:table-cell>
          <table:table-cell office:value-type="float" office:value="0.00003899997" calcext:value-type="float">
            <text:p>3.899997E-05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1169999" calcext:value-type="float">
            <text:p>0.01169999</text:p>
          </table:table-cell>
          <table:table-cell office:value-type="float" office:value="0.00003899996" calcext:value-type="float">
            <text:p>3.899996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1169999" calcext:value-type="float">
            <text:p>0.01169999</text:p>
          </table:table-cell>
          <table:table-cell office:value-type="float" office:value="0.00003899996" calcext:value-type="float">
            <text:p>3.899996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UIEvents.AlignCanvasRectTransformWithCamera</text:p>
          </table:table-cell>
          <table:table-cell office:value-type="string" calcext:value-type="string">
            <text:p>PlayerLoop</text:p>
          </table:table-cell>
          <table:table-cell office:value-type="float" office:value="0.01159999" calcext:value-type="float">
            <text:p>0.01159999</text:p>
          </table:table-cell>
          <table:table-cell office:value-type="float" office:value="0.00003866663" calcext:value-type="float">
            <text:p>3.866663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articles.Sync</text:p>
          </table:table-cell>
          <table:table-cell office:value-type="string" calcext:value-type="string">
            <text:p>Particles</text:p>
          </table:table-cell>
          <table:table-cell office:value-type="float" office:value="0.01149999" calcext:value-type="float">
            <text:p>0.01149999</text:p>
          </table:table-cell>
          <table:table-cell office:value-type="float" office:value="0.0000383333" calcext:value-type="float">
            <text:p>3.83333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nderPassBlock.AfterRendering</text:p>
          </table:table-cell>
          <table:table-cell office:value-type="string" calcext:value-type="string">
            <text:p>Scripts</text:p>
          </table:table-cell>
          <table:table-cell office:value-type="float" office:value="0.01139999" calcext:value-type="float">
            <text:p>0.01139999</text:p>
          </table:table-cell>
          <table:table-cell office:value-type="float" office:value="0.00003799996" calcext:value-type="float">
            <text:p>3.799996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Transform.GetScene</text:p>
          </table:table-cell>
          <table:table-cell office:value-type="string" calcext:value-type="string">
            <text:p>Other</text:p>
          </table:table-cell>
          <table:table-cell office:value-type="float" office:value="0.01119999" calcext:value-type="float">
            <text:p>0.01119999</text:p>
          </table:table-cell>
          <table:table-cell office:value-type="float" office:value="0.0000373333" calcext:value-type="float">
            <text:p>3.73333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UIEvents.UIElementsRegisterRenderers</text:p>
          </table:table-cell>
          <table:table-cell office:value-type="string" calcext:value-type="string">
            <text:p>PlayerLoop</text:p>
          </table:table-cell>
          <table:table-cell office:value-type="float" office:value="0.01099999" calcext:value-type="float">
            <text:p>0.01099999</text:p>
          </table:table-cell>
          <table:table-cell office:value-type="float" office:value="0.00003666664" calcext:value-type="float">
            <text:p>3.666664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arlyUpdate.ProcessMouseInWindow</text:p>
          </table:table-cell>
          <table:table-cell office:value-type="string" calcext:value-type="string">
            <text:p>PlayerLoop</text:p>
          </table:table-cell>
          <table:table-cell office:value-type="float" office:value="0.01069999" calcext:value-type="float">
            <text:p>0.01069999</text:p>
          </table:table-cell>
          <table:table-cell office:value-type="float" office:value="0.00003566664" calcext:value-type="float">
            <text:p>3.566664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advanceStep</text:p>
          </table:table-cell>
          <table:table-cell office:value-type="string" calcext:value-type="string">
            <text:p>Physics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0003533333" calcext:value-type="float">
            <text:p>3.533333E-0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1059999" calcext:value-type="float">
            <text:p>0.01059999</text:p>
          </table:table-cell>
          <table:table-cell office:value-type="float" office:value="0.0000353333" calcext:value-type="float">
            <text:p>3.53333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 office:value-type="float" office:value="0.01039999" calcext:value-type="float">
            <text:p>0.01039999</text:p>
          </table:table-cell>
          <table:table-cell office:value-type="float" office:value="0.00003466663" calcext:value-type="float">
            <text:p>3.466663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processLostContact2</text:p>
          </table:table-cell>
          <table:table-cell office:value-type="string" calcext:value-type="string">
            <text:p>Physics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003433333" calcext:value-type="float">
            <text:p>3.433333E-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ConstraintManager::Update::JobSetup</text:p>
          </table:table-cell>
          <table:table-cell office:value-type="string" calcext:value-type="string">
            <text:p>Animation</text:p>
          </table:table-cell>
          <table:table-cell office:value-type="float" office:value="0.01029999" calcext:value-type="float">
            <text:p>0.01029999</text:p>
          </table:table-cell>
          <table:table-cell office:value-type="float" office:value="0.0000343333" calcext:value-type="float">
            <text:p>3.43333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postBroadPhaseCont</text:p>
          </table:table-cell>
          <table:table-cell office:value-type="string" calcext:value-type="string">
            <text:p>Physics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string" calcext:value-type="string">
            <text:p>LOD.ComputeLOD</text:p>
          </table:table-cell>
          <table:table-cell office:value-type="string" calcext:value-type="string">
            <text:p>Render</text:p>
          </table:table-cell>
          <table:table-cell office:value-type="float" office:value="0.009699995" calcext:value-type="float">
            <text:p>0.009699995</text:p>
          </table:table-cell>
          <table:table-cell office:value-type="float" office:value="0.00003233332" calcext:value-type="float">
            <text:p>3.233332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9599992" calcext:value-type="float">
            <text:p>0.009599992</text:p>
          </table:table-cell>
          <table:table-cell office:value-type="float" office:value="0.00003199997" calcext:value-type="float">
            <text:p>3.199997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broadPhase</text:p>
          </table:table-cell>
          <table:table-cell office:value-type="string" calcext:value-type="string">
            <text:p>Physics</text:p>
          </table:table-cell>
          <table:table-cell office:value-type="float" office:value="0.009500001" calcext:value-type="float">
            <text:p>0.009500001</text:p>
          </table:table-cell>
          <table:table-cell office:value-type="float" office:value="0.00003166667" calcext:value-type="float">
            <text:p>3.166667E-0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PhysX.ScScene.postBroadPhase3</text:p>
          </table:table-cell>
          <table:table-cell office:value-type="string" calcext:value-type="string">
            <text:p>Physics</text:p>
          </table:table-cell>
          <table:table-cell office:value-type="float" office:value="0.009500001" calcext:value-type="float">
            <text:p>0.009500001</text:p>
          </table:table-cell>
          <table:table-cell office:value-type="float" office:value="0.00003166667" calcext:value-type="float">
            <text:p>3.166667E-0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EarlyUpdate.ClearLines</text:p>
          </table:table-cell>
          <table:table-cell office:value-type="string" calcext:value-type="string">
            <text:p>PlayerLoop</text:p>
          </table:table-cell>
          <table:table-cell office:value-type="float" office:value="0.009299993" calcext:value-type="float">
            <text:p>0.009299993</text:p>
          </table:table-cell>
          <table:table-cell office:value-type="float" office:value="0.00003099997" calcext:value-type="float">
            <text:p>3.099997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finalizationPhase</text:p>
          </table:table-cell>
          <table:table-cell office:value-type="string" calcext:value-type="string">
            <text:p>Physics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003066667" calcext:value-type="float">
            <text:p>3.066667E-0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9099994" calcext:value-type="float">
            <text:p>0.009099994</text:p>
          </table:table-cell>
          <table:table-cell office:value-type="float" office:value="0.00003033331" calcext:value-type="float">
            <text:p>3.033331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Transform.GetScene</text:p>
          </table:table-cell>
          <table:table-cell office:value-type="string" calcext:value-type="string">
            <text:p>Other</text:p>
          </table:table-cell>
          <table:table-cell office:value-type="float" office:value="0.008899993" calcext:value-type="float">
            <text:p>0.008899993</text:p>
          </table:table-cell>
          <table:table-cell office:value-type="float" office:value="0.00002966664" calcext:value-type="float">
            <text:p>2.966664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Transform.GetScene</text:p>
          </table:table-cell>
          <table:table-cell office:value-type="string" calcext:value-type="string">
            <text:p>Other</text:p>
          </table:table-cell>
          <table:table-cell office:value-type="float" office:value="0.008699994" calcext:value-type="float">
            <text:p>0.008699994</text:p>
          </table:table-cell>
          <table:table-cell office:value-type="float" office:value="0.00002899998" calcext:value-type="float">
            <text:p>2.899998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 office:value-type="float" office:value="0.008699994" calcext:value-type="float">
            <text:p>0.008699994</text:p>
          </table:table-cell>
          <table:table-cell office:value-type="float" office:value="0.00002899998" calcext:value-type="float">
            <text:p>2.899998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updateBodiesAndShapes</text:p>
          </table:table-cell>
          <table:table-cell office:value-type="string" calcext:value-type="string">
            <text:p>Physics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002866667" calcext:value-type="float">
            <text:p>2.866667E-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PhysX.ScScene.updateCCDMultiPass</text:p>
          </table:table-cell>
          <table:table-cell office:value-type="string" calcext:value-type="string">
            <text:p>Physics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002866667" calcext:value-type="float">
            <text:p>2.866667E-0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08399994" calcext:value-type="float">
            <text:p>0.008399994</text:p>
          </table:table-cell>
          <table:table-cell office:value-type="float" office:value="0.00002799998" calcext:value-type="float">
            <text:p>2.799998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postSolver</text:p>
          </table:table-cell>
          <table:table-cell office:value-type="string" calcext:value-type="string">
            <text:p>Physics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002766667" calcext:value-type="float">
            <text:p>2.766667E-05</text:p>
          </table:table-cell>
          <table:table-cell table:number-columns-repeated="2" office:value-type="float" office:value="0.0083" calcext:value-type="float">
            <text:p>0.0083</text:p>
          </table:table-cell>
        </table:table-row>
        <table:table-row table:style-name="ro1">
          <table:table-cell office:value-type="string" calcext:value-type="string">
            <text:p>PhysX.ScScene.postIslandGen</text:p>
          </table:table-cell>
          <table:table-cell office:value-type="string" calcext:value-type="string">
            <text:p>Physics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002766667" calcext:value-type="float">
            <text:p>2.766667E-0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8199994" calcext:value-type="float">
            <text:p>0.008199994</text:p>
          </table:table-cell>
          <table:table-cell office:value-type="float" office:value="0.00002733332" calcext:value-type="float">
            <text:p>2.733332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postBroadPhase</text:p>
          </table:table-cell>
          <table:table-cell office:value-type="string" calcext:value-type="string">
            <text:p>Physics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0002566667" calcext:value-type="float">
            <text:p>2.566667E-0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FixedUpdate.Physics2DFixedUpdate</text:p>
          </table:table-cell>
          <table:table-cell office:value-type="string" calcext:value-type="string">
            <text:p>PlayerLoop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0002566667" calcext:value-type="float">
            <text:p>2.566667E-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07699995" calcext:value-type="float">
            <text:p>0.007699995</text:p>
          </table:table-cell>
          <table:table-cell office:value-type="float" office:value="0.00002566665" calcext:value-type="float">
            <text:p>2.566665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ccdBroadPhaseAABB</text:p>
          </table:table-cell>
          <table:table-cell office:value-type="string" calcext:value-type="string">
            <text:p>Physics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002466667" calcext:value-type="float">
            <text:p>2.466667E-0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repareSceneNodesCombineJob</text:p>
          </table:table-cell>
          <table:table-cell office:value-type="string" calcext:value-type="string">
            <text:p>Render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002466667" calcext:value-type="float">
            <text:p>2.466667E-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FixedUpdate.NewInputFixedUpdate</text:p>
          </table:table-cell>
          <table:table-cell office:value-type="string" calcext:value-type="string">
            <text:p>PlayerLoop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002466667" calcext:value-type="float">
            <text:p>2.466667E-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6700001" calcext:value-type="float">
            <text:p>0.006700001</text:p>
          </table:table-cell>
          <table:table-cell office:value-type="float" office:value="0.00002233334" calcext:value-type="float">
            <text:p>2.233334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X.ScScene.collideStep</text:p>
          </table:table-cell>
          <table:table-cell office:value-type="string" calcext:value-type="string">
            <text:p>Physics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PhysX.ScScene.postThirdPassIslandGenTask</text:p>
          </table:table-cell>
          <table:table-cell office:value-type="string" calcext:value-type="string">
            <text:p>Physics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002166667" calcext:value-type="float">
            <text:p>2.166667E-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string" calcext:value-type="string">
            <text:p>PhysX.ScScene.fetchPatchEventsTask</text:p>
          </table:table-cell>
          <table:table-cell office:value-type="string" calcext:value-type="string">
            <text:p>Physics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Physics.ProcessReports</text:p>
          </table:table-cell>
          <table:table-cell office:value-type="string" calcext:value-type="string">
            <text:p>Physics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001966667" calcext:value-type="float">
            <text:p>1.966667E-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PhysX.NpScene.completion</text:p>
          </table:table-cell>
          <table:table-cell office:value-type="string" calcext:value-type="string">
            <text:p>Physics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PhysX.ScScene.secondPassNarrowPhase</text:p>
          </table:table-cell>
          <table:table-cell office:value-type="string" calcext:value-type="string">
            <text:p>Physics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001533333" calcext:value-type="float">
            <text:p>1.533333E-0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PhysX.ScScene.islandInsertion</text:p>
          </table:table-cell>
          <table:table-cell office:value-type="string" calcext:value-type="string">
            <text:p>Physics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001533333" calcext:value-type="float">
            <text:p>1.533333E-0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001433333" calcext:value-type="float">
            <text:p>1.433333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X.ScScene.updateDynamics</text:p>
          </table:table-cell>
          <table:table-cell office:value-type="string" calcext:value-type="string">
            <text:p>Physics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42" calcext:value-type="float">
            <text:p>0.0042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1333333" calcext:value-type="float">
            <text:p>1.333333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TimeUpdate.WaitForLastPresentationAndUpdateTime</text:p>
          </table:table-cell>
          <table:table-cell office:value-type="string" calcext:value-type="string">
            <text:p>PlayerLoop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013" calcext:value-type="float">
            <text:p>1.3E-05</text:p>
          </table:table-cell>
          <table:table-cell table:number-columns-repeated="2" office:value-type="float" office:value="0.0039" calcext:value-type="float">
            <text:p>0.0039</text:p>
          </table:table-cell>
        </table:table-row>
        <table:table-row table:style-name="ro1">
          <table:table-cell office:value-type="string" calcext:value-type="string">
            <text:p>PhysX.ScScene.setEdgesConnectedTask</text:p>
          </table:table-cell>
          <table:table-cell office:value-type="string" calcext:value-type="string">
            <text:p>Physics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001266667" calcext:value-type="float">
            <text:p>1.266667E-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FixedUpdate.AudioFixedUpdate</text:p>
          </table:table-cell>
          <table:table-cell office:value-type="string" calcext:value-type="string">
            <text:p>PlayerLoop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hysics.UpdateBodies</text:p>
          </table:table-cell>
          <table:table-cell office:value-type="string" calcext:value-type="string">
            <text:p>Physics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001066667" calcext:value-type="float">
            <text:p>1.066667E-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Physics2D.Simulate</text:p>
          </table:table-cell>
          <table:table-cell office:value-type="string" calcext:value-type="string">
            <text:p>Physics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001066667" calcext:value-type="float">
            <text:p>1.066667E-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repareSceneNodesSetUp</text:p>
          </table:table-cell>
          <table:table-cell office:value-type="string" calcext:value-type="string">
            <text:p>Render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001033333" calcext:value-type="float">
            <text:p>1.033333E-05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PhysX.DirtyShapeUpdatesTask</text:p>
          </table:table-cell>
          <table:table-cell office:value-type="string" calcext:value-type="string">
            <text:p>Physics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hysX.ScScene.preallocateContactManagers</text:p>
          </table:table-cell>
          <table:table-cell office:value-type="string" calcext:value-type="string">
            <text:p>Physics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009333333" calcext:value-type="float">
            <text:p>9.333333E-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FixedUpdate.ScriptRunDelayedFixedFrameRate</text:p>
          </table:table-cell>
          <table:table-cell office:value-type="string" calcext:value-type="string">
            <text:p>PlayerLoop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008666667" calcext:value-type="float">
            <text:p>8.666667E-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8333333" calcext:value-type="float">
            <text:p>8.333333E-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GfxDeviceD3D11.WaitForLastPresent</text:p>
          </table:table-cell>
          <table:table-cell office:value-type="string" calcext:value-type="string">
            <text:p>Render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8333333" calcext:value-type="float">
            <text:p>8.333333E-06</text:p>
          </table:table-cell>
          <table:table-cell table:number-columns-repeated="2"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007666667" calcext:value-type="float">
            <text:p>7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007666667" calcext:value-type="float">
            <text:p>7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ixedUpdate.ScriptRunBehaviourFixedUpdate</text:p>
          </table:table-cell>
          <table:table-cell office:value-type="string" calcext:value-type="string">
            <text:p>PlayerLoop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007333333" calcext:value-type="float">
            <text:p>7.333333E-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007000001" calcext:value-type="float">
            <text:p>7.000001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AudioManager.FixedUpdate</text:p>
          </table:table-cell>
          <table:table-cell office:value-type="string" calcext:value-type="string">
            <text:p>Audio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007000001" calcext:value-type="float">
            <text:p>7.000001E-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X.ScScene.rigidBodySolver</text:p>
          </table:table-cell>
          <table:table-cell office:value-type="string" calcext:value-type="string">
            <text:p>Physics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FixedUpdate.DirectorFixedUpdate</text:p>
          </table:table-cell>
          <table:table-cell office:value-type="string" calcext:value-type="string">
            <text:p>PlayerLoop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06666667" calcext:value-type="float">
            <text:p>6.666667E-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FixedUpdate.DirectorFixedUpdatePostPhysics</text:p>
          </table:table-cell>
          <table:table-cell office:value-type="string" calcext:value-type="string">
            <text:p>PlayerLoop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006333333" calcext:value-type="float">
            <text:p>6.333333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hysics2D.SyncTransformChanges</text:p>
          </table:table-cell>
          <table:table-cell office:value-type="string" calcext:value-type="string">
            <text:p>Physics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005666667" calcext:value-type="float">
            <text:p>5.666667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ics.ExecuteDeferredTriggerErase</text:p>
          </table:table-cell>
          <table:table-cell office:value-type="string" calcext:value-type="string">
            <text:p>Physics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005333334" calcext:value-type="float">
            <text:p>5.333334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X.ScScene.ccdBroadPhase</text:p>
          </table:table-cell>
          <table:table-cell office:value-type="string" calcext:value-type="string">
            <text:p>Physics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004666666" calcext:value-type="float">
            <text:p>4.666666E-06</text:p>
          </table:table-cell>
          <table:table-cell table:number-columns-repeated="2"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FixedBehaviourUpdate</text:p>
          </table:table-cell>
          <table:table-cell office:value-type="string" calcext:value-type="string">
            <text:p>PlayerLoop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004333334" calcext:value-type="float">
            <text:p>4.333334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X.ScScene.constraintProjection</text:p>
          </table:table-cell>
          <table:table-cell office:value-type="string" calcext:value-type="string">
            <text:p>Physics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X.ScScene.processNPLostTouchEvents</text:p>
          </table:table-cell>
          <table:table-cell office:value-type="string" calcext:value-type="string">
            <text:p>Physics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003666667" calcext:value-type="float">
            <text:p>3.666667E-06</text:p>
          </table:table-cell>
          <table:table-cell table:number-columns-repeated="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XGI.WaitOnSwapChain</text:p>
          </table:table-cell>
          <table:table-cell office:value-type="string" calcext:value-type="string">
            <text:p>PlayerLoop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003666667" calcext:value-type="float">
            <text:p>3.666667E-06</text:p>
          </table:table-cell>
          <table:table-cell table:number-columns-repeated="2"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003666667" calcext:value-type="float">
            <text:p>3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ics.UpdateVehicles</text:p>
          </table:table-cell>
          <table:table-cell office:value-type="string" calcext:value-type="string">
            <text:p>Physics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3333334" calcext:value-type="float">
            <text:p>3.333334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.SyncRigidbodyTransform</text:p>
          </table:table-cell>
          <table:table-cell office:value-type="string" calcext:value-type="string">
            <text:p>Physics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3333334" calcext:value-type="float">
            <text:p>3.333334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ScScene.unregisterInteractions</text:p>
          </table:table-cell>
          <table:table-cell office:value-type="string" calcext:value-type="string">
            <text:p>Physics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hysX.ThirdPassIslandGenTask</text:p>
          </table:table-cell>
          <table:table-cell office:value-type="string" calcext:value-type="string">
            <text:p>Physics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2D.SyncRigidbodyTransformChanges</text:p>
          </table:table-cell>
          <table:table-cell office:value-type="string" calcext:value-type="string">
            <text:p>Physics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ScScene.registerContactManagers</text:p>
          </table:table-cell>
          <table:table-cell office:value-type="string" calcext:value-type="string">
            <text:p>Physics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02666667" calcext:value-type="float">
            <text:p>2.666667E-06</text:p>
          </table:table-cell>
          <table:table-cell table:number-columns-repeated="2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ics.Contacts</text:p>
          </table:table-cell>
          <table:table-cell office:value-type="string" calcext:value-type="string">
            <text:p>Physics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ixedUpdate.DirectorFixedSampleTime</text:p>
          </table:table-cell>
          <table:table-cell office:value-type="string" calcext:value-type="string">
            <text:p>PlayerLoop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ixedUpdate.XRFixedUpdate</text:p>
          </table:table-cell>
          <table:table-cell office:value-type="string" calcext:value-type="string">
            <text:p>PlayerLoop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repareSceneNodesJob</text:p>
          </table:table-cell>
          <table:table-cell office:value-type="string" calcext:value-type="string">
            <text:p>Render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arlyUpdate.PollPlayerConnection</text:p>
          </table:table-cell>
          <table:table-cell office:value-type="string" calcext:value-type="string">
            <text:p>PlayerLoop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02666667" calcext:value-type="float">
            <text:p>2.666667E-06</text:p>
          </table:table-cell>
          <table:table-cell table:number-columns-repeated="2"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Physics.TriggerEnterExits</text:p>
          </table:table-cell>
          <table:table-cell office:value-type="string" calcext:value-type="string">
            <text:p>Physics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ixedUpdate.LegacyFixedAnimationUpdate</text:p>
          </table:table-cell>
          <table:table-cell office:value-type="string" calcext:value-type="string">
            <text:p>PlayerLoop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ScScene.registerSceneInteractions</text:p>
          </table:table-cell>
          <table:table-cell office:value-type="string" calcext:value-type="string">
            <text:p>Physics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hysics.TriggerStays</text:p>
          </table:table-cell>
          <table:table-cell office:value-type="string" calcext:value-type="string">
            <text:p>Physics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Initialization.DirectorSampleTime</text:p>
          </table:table-cell>
          <table:table-cell office:value-type="string" calcext:value-type="string">
            <text:p>PlayerLoop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002333333" calcext:value-type="float">
            <text:p>2.333333E-06</text:p>
          </table:table-cell>
          <table:table-cell table:number-columns-repeated="2"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ScScene.lostTouchReports</text:p>
          </table:table-cell>
          <table:table-cell office:value-type="string" calcext:value-type="string">
            <text:p>Physics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layerConnection.Poll</text:p>
          </table:table-cell>
          <table:table-cell office:value-type="string" calcext:value-type="string">
            <text:p>Overhead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Director.SampleTime</text:p>
          </table:table-cell>
          <table:table-cell office:value-type="string" calcext:value-type="string">
            <text:p>Director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001666667" calcext:value-type="float">
            <text:p>1.666667E-06</text:p>
          </table:table-cell>
          <table:table-cell table:number-columns-repeated="2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hysX.Completion Task</text:p>
          </table:table-cell>
          <table:table-cell office:value-type="string" calcext:value-type="string">
            <text:p>Physics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001666667" calcext:value-type="float">
            <text:p>1.666667E-06</text:p>
          </table:table-cell>
          <table:table-cell table:number-columns-repeated="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ics.Interpolation</text:p>
          </table:table-cell>
          <table:table-cell office:value-type="string" calcext:value-type="string">
            <text:p>Physics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001666667" calcext:value-type="float">
            <text:p>1.666667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processLostSolverPatchesTask</text:p>
          </table:table-cell>
          <table:table-cell office:value-type="string" calcext:value-type="string">
            <text:p>Physics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001666667" calcext:value-type="float">
            <text:p>1.666667E-06</text:p>
          </table:table-cell>
          <table:table-cell table:number-columns-repeated="2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hysics.JointBreaks</text:p>
          </table:table-cell>
          <table:table-cell office:value-type="string" calcext:value-type="string">
            <text:p>Physics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001666667" calcext:value-type="float">
            <text:p>1.666667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ics2D.SyncColliderTransformChanges</text:p>
          </table:table-cell>
          <table:table-cell office:value-type="string" calcext:value-type="string">
            <text:p>Physics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001666667" calcext:value-type="float">
            <text:p>1.666667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CullSceneDynamicObjects</text:p>
          </table:table-cell>
          <table:table-cell office:value-type="string" calcext:value-type="string">
            <text:p>Render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001666667" calcext:value-type="float">
            <text:p>1.666667E-06</text:p>
          </table:table-cell>
          <table:table-cell table:number-columns-repeated="2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1333333" calcext:value-type="float">
            <text:p>1.333333E-06</text:p>
          </table:table-cell>
          <table:table-cell table:number-columns-repeated="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1333333" calcext:value-type="float">
            <text:p>1.333333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1333333" calcext:value-type="float">
            <text:p>1.333333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registerInteractions</text:p>
          </table:table-cell>
          <table:table-cell office:value-type="string" calcext:value-type="string">
            <text:p>Physics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GarbageCollector.CollectIncremental</text:p>
          </table:table-cell>
          <table:table-cell office:value-type="string" calcext:value-type="string">
            <text:p>GC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CullObjectsWithoutUmbra</text:p>
          </table:table-cell>
          <table:table-cell office:value-type="string" calcext:value-type="string">
            <text:p>Render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0006666667" calcext:value-type="float">
            <text:p>6.666667E-07</text:p>
          </table:table-cell>
          <table:table-cell table:number-columns-repeated="2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0006666667" calcext:value-type="float">
            <text:p>6.666667E-07</text:p>
          </table:table-cell>
          <table:table-cell table:number-columns-repeated="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Initialization.UpdateCameraMotionVectors</text:p>
          </table:table-cell>
          <table:table-cell office:value-type="string" calcext:value-type="string">
            <text:p>PlayerLoo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0006666667" calcext:value-type="float">
            <text:p>6.666667E-07</text:p>
          </table:table-cell>
          <table:table-cell table:number-columns-repeated="2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Initialization.XREarlyUpdate</text:p>
          </table:table-cell>
          <table:table-cell office:value-type="string" calcext:value-type="string">
            <text:p>PlayerLoo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0006666667" calcext:value-type="float">
            <text:p>6.666667E-07</text:p>
          </table:table-cell>
          <table:table-cell table:number-columns-repeated="2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Initialization.AsyncUploadTimeSlicedUpdate</text:p>
          </table:table-cell>
          <table:table-cell office:value-type="string" calcext:value-type="string">
            <text:p>PlayerLoo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0006666667" calcext:value-type="float">
            <text:p>6.666667E-07</text:p>
          </table:table-cell>
          <table:table-cell table:number-columns-repeated="2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PostThirdPassTask</text:p>
          </table:table-cell>
          <table:table-cell office:value-type="string" calcext:value-type="string">
            <text:p>Physics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0006666667" calcext:value-type="float">
            <text:p>6.666667E-07</text:p>
          </table:table-cell>
          <table:table-cell table:number-columns-repeated="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FixedUpdate.ClearLines</text:p>
          </table:table-cell>
          <table:table-cell office:value-type="string" calcext:value-type="string">
            <text:p>PlayerLoo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0006666667" calcext:value-type="float">
            <text:p>6.666667E-07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0006666667" calcext:value-type="float">
            <text:p>6.666667E-07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FixedUpdate.PhysicsClothFixedUpdate</text:p>
          </table:table-cell>
          <table:table-cell office:value-type="string" calcext:value-type="string">
            <text:p>PlayerLoo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0006666667" calcext:value-type="float">
            <text:p>6.666667E-07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SceneNodesInitJob</text:p>
          </table:table-cell>
          <table:table-cell office:value-type="string" calcext:value-type="string">
            <text:p>Render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0006666667" calcext:value-type="float">
            <text:p>6.666667E-07</text:p>
          </table:table-cell>
          <table:table-cell table:number-columns-repeated="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CullSceneDynamicObjectsCombineJob</text:p>
          </table:table-cell>
          <table:table-cell office:value-type="string" calcext:value-type="string">
            <text:p>Render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0006666667" calcext:value-type="float">
            <text:p>6.666667E-07</text:p>
          </table:table-cell>
          <table:table-cell table:number-columns-repeated="2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ScScene.unblockNarrowPhase</text:p>
          </table:table-cell>
          <table:table-cell office:value-type="string" calcext:value-type="string">
            <text:p>Physics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003333334" calcext:value-type="float">
            <text:p>3.333334E-07</text:p>
          </table:table-cell>
          <table:table-cell table:number-columns-repeated="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TimeManager.Update</text:p>
          </table:table-cell>
          <table:table-cell office:value-type="string" calcext:value-type="string">
            <text:p>PlayerLoop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003333334" calcext:value-type="float">
            <text:p>3.333334E-07</text:p>
          </table:table-cell>
          <table:table-cell table:number-columns-repeated="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003333334" calcext:value-type="float">
            <text:p>3.333334E-07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003333334" calcext:value-type="float">
            <text:p>3.333334E-07</text:p>
          </table:table-cell>
          <table:table-cell table:number-columns-repeated="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Object Count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Clip Count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Clip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 Reserved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iler Used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iler Reserved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fx Used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fx Reserved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 Used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 Reserved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 Used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 Reserved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et Count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 Used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ene Object Count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 Allocated In Frame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ure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ure Count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h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h Count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rial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rial Count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ject Count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Clip Count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Clip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me Object Count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Reserved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Used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sed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Clip Count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Clip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rial Count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rial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h Count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h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ure Count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ure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 Allocated In Frame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 Allocation In Frame Count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me Object Count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ene Object Count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et Count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Clip Memory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quired Tiles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lases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CPU Cache Size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GPU Cache Size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 Disk Data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 From Disk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Cache Mip Bias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Cache Demand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 Streaming Tiles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Clip Count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 Allocation In Frame Count</text:p>
          </table:table-cell>
          <table:table-cell office:value-type="string" calcext:value-type="string">
            <text:p>NativeMem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ToonshaderUSGProfilerData_SECOND_TEST_data_main_self.A1:ToonshaderUSGProfilerData_SECOND_TEST_data_main_self.F5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21:04:29.416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8-02T21:17:25.654000000</dc:date>
    <meta:editing-duration>PT27M5S</meta:editing-duration>
    <meta:editing-cycles>4</meta:editing-cycles>
    <meta:generator>LibreOffice/6.4.2.2$Windows_X86_64 LibreOffice_project/4e471d8c02c9c90f512f7f9ead8875b57fcb1ec3</meta:generator>
    <meta:document-statistic meta:table-count="1" meta:cell-count="3498" meta:object-count="0"/>
  </office:meta>
</office:document-meta>
</file>